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83633333333333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2.3495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032cm"/>
    </style:style>
    <style:style style:name="co6" style:family="table-column">
      <style:table-column-properties fo:break-before="auto" style:column-width="1.8415cm"/>
    </style:style>
    <style:style style:name="co7" style:family="table-column">
      <style:table-column-properties fo:break-before="auto" style:column-width="1.7145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1.88383333333333cm"/>
    </style:style>
    <style:style style:name="co10" style:family="table-column">
      <style:table-column-properties fo:break-before="auto" style:column-width="1.92616666666667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39183333333333cm"/>
    </style:style>
    <style:style style:name="co13" style:family="table-column">
      <style:table-column-properties fo:break-before="auto" style:column-width="2.4765cm"/>
    </style:style>
    <style:style style:name="co14" style:family="table-column">
      <style:table-column-properties fo:break-before="auto" style:column-width="2.20133333333333cm"/>
    </style:style>
    <style:style style:name="co15" style:family="table-column">
      <style:table-column-properties fo:break-before="auto" style:column-width="1.98966666666667cm"/>
    </style:style>
    <style:style style:name="co16" style:family="table-column">
      <style:table-column-properties fo:break-before="auto" style:column-width="2.26483333333333cm"/>
    </style:style>
    <style:style style:name="co17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verage_mu_CEM_300_40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9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63" table:default-cell-style-name="ce1"/>
        <table:table-row table:style-name="ro1">
          <table:table-cell table:style-name="ce1"/>
          <table:table-cell office:value-type="string" table:style-name="ce1">
            <text:p>Run1</text:p>
          </table:table-cell>
          <table:table-cell office:value-type="string" table:style-name="ce1">
            <text:p>Run2</text:p>
          </table:table-cell>
          <table:table-cell office:value-type="string" table:style-name="ce1">
            <text:p>Run3</text:p>
          </table:table-cell>
          <table:table-cell office:value-type="string" table:style-name="ce1">
            <text:p>Run4</text:p>
          </table:table-cell>
          <table:table-cell office:value-type="string" table:style-name="ce1">
            <text:p>Run5</text:p>
          </table:table-cell>
          <table:table-cell office:value-type="string" table:style-name="ce1">
            <text:p>Run6</text:p>
          </table:table-cell>
          <table:table-cell office:value-type="string" table:style-name="ce1">
            <text:p>Run7</text:p>
          </table:table-cell>
          <table:table-cell office:value-type="string" table:style-name="ce1">
            <text:p>Run8</text:p>
          </table:table-cell>
          <table:table-cell office:value-type="string" table:style-name="ce1">
            <text:p>Run9</text:p>
          </table:table-cell>
          <table:table-cell office:value-type="string" table:style-name="ce1">
            <text:p>Run10</text:p>
          </table:table-cell>
          <table:table-cell office:value-type="string" table:style-name="ce1">
            <text:p>Run11</text:p>
          </table:table-cell>
          <table:table-cell office:value-type="string" table:style-name="ce1">
            <text:p>Run12</text:p>
          </table:table-cell>
          <table:table-cell office:value-type="string" table:style-name="ce1">
            <text:p>Run13</text:p>
          </table:table-cell>
          <table:table-cell office:value-type="string" table:style-name="ce1">
            <text:p>Run14</text:p>
          </table:table-cell>
          <table:table-cell office:value-type="string" table:style-name="ce1">
            <text:p>Run15</text:p>
          </table:table-cell>
          <table:table-cell office:value-type="string" table:style-name="ce1">
            <text:p>Run16</text:p>
          </table:table-cell>
          <table:table-cell office:value-type="string" table:style-name="ce1">
            <text:p>Run17</text:p>
          </table:table-cell>
          <table:table-cell office:value-type="string" table:style-name="ce1">
            <text:p>Run18</text:p>
          </table:table-cell>
          <table:table-cell office:value-type="string" table:style-name="ce1">
            <text:p>Run19</text:p>
          </table:table-cell>
          <table:table-cell office:value-type="string" table:style-name="ce1">
            <text:p>Run20</text:p>
          </table:table-cell>
          <table:table-cell table:style-name="ce1"/>
          <table:table-cell office:value-type="string" table:style-name="ce1">
            <text:p>Moyenne</text:p>
          </table:table-cell>
          <table:table-cell office:value-type="string" table:style-name="ce1">
            <text:p>Mediane</text:p>
          </table:table-cell>
          <table:table-cell office:value-type="string" table:style-name="ce1">
            <text:p>3ème quartile</text:p>
          </table:table-cell>
          <table:table-cell table:number-columns-repeated="16359" table:style-name="ce1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-9.3312198938393998" table:style-name="ce1">
            <text:p>-9,331219894</text:p>
          </table:table-cell>
          <table:table-cell office:value-type="float" office:value="44.161205365909296" table:style-name="ce1">
            <text:p>44,16120537</text:p>
          </table:table-cell>
          <table:table-cell office:value-type="float" office:value="26.525593626111998" table:style-name="ce1">
            <text:p>26,52559363</text:p>
          </table:table-cell>
          <table:table-cell office:value-type="float" office:value="15.261400823548399" table:style-name="ce1">
            <text:p>15,26140082</text:p>
          </table:table-cell>
          <table:table-cell office:value-type="float" office:value="26.816444997136799" table:style-name="ce1">
            <text:p>26,816445</text:p>
          </table:table-cell>
          <table:table-cell office:value-type="float" office:value="-19.810004939125701" table:style-name="ce1">
            <text:p>-19,81000494</text:p>
          </table:table-cell>
          <table:table-cell office:value-type="float" office:value="5.8611305267106699" table:style-name="ce1">
            <text:p>5,861130527</text:p>
          </table:table-cell>
          <table:table-cell office:value-type="float" office:value="-14.8586158413632" table:style-name="ce1">
            <text:p>-14,85861584</text:p>
          </table:table-cell>
          <table:table-cell office:value-type="float" office:value="6.2373626781812602E-2" table:style-name="ce1">
            <text:p>0,062373627</text:p>
          </table:table-cell>
          <table:table-cell office:value-type="float" office:value="2.9596482936709898" table:style-name="ce1">
            <text:p>2,959648294</text:p>
          </table:table-cell>
          <table:table-cell office:value-type="float" office:value="0.31576216279958103" table:style-name="ce1">
            <text:p>0,315762163</text:p>
          </table:table-cell>
          <table:table-cell office:value-type="float" office:value="6.6092041229062" table:style-name="ce1">
            <text:p>6,609204123</text:p>
          </table:table-cell>
          <table:table-cell office:value-type="float" office:value="-14.9322427251021" table:style-name="ce1">
            <text:p>-14,93224273</text:p>
          </table:table-cell>
          <table:table-cell office:value-type="float" office:value="-0.49922975307796602" table:style-name="ce1">
            <text:p>-0,499229753</text:p>
          </table:table-cell>
          <table:table-cell office:value-type="float" office:value="22.072250840752101" table:style-name="ce1">
            <text:p>22,07225084</text:p>
          </table:table-cell>
          <table:table-cell office:value-type="float" office:value="-17.438253093111701" table:style-name="ce1">
            <text:p>-17,43825309</text:p>
          </table:table-cell>
          <table:table-cell office:value-type="float" office:value="-7.1422995567629304" table:style-name="ce1">
            <text:p>-7,142299557</text:p>
          </table:table-cell>
          <table:table-cell office:value-type="float" office:value="-16.1695551516903" table:style-name="ce1">
            <text:p>-16,16955515</text:p>
          </table:table-cell>
          <table:table-cell office:value-type="float" office:value="16.912897317986801" table:style-name="ce1">
            <text:p>16,91289732</text:p>
          </table:table-cell>
          <table:table-cell office:value-type="float" office:value="21.512922397997901" table:style-name="ce1">
            <text:p>21,5129224</text:p>
          </table:table-cell>
          <table:table-cell table:style-name="ce1"/>
          <table:table-cell office:value-type="float" office:value="4.4444706574119621" table:formula="of:=AVERAGE([.B2:.U2])" table:style-name="ce1">
            <text:p>4,444470657</text:p>
          </table:table-cell>
          <table:table-cell office:value-type="float" office:value="1.6377052282352855" table:formula="of:=MEDIAN([.B2:.U2])" table:style-name="ce1">
            <text:p>1,637705228</text:p>
          </table:table-cell>
          <table:table-cell office:value-type="float" office:value="18.062903587989574" table:formula="of:=QUARTILE([.B2:.U2];3)" table:style-name="ce1">
            <text:p>18,06290359</text:p>
          </table:table-cell>
          <table:table-cell table:number-columns-repeated="4" table:style-name="ce1"/>
          <table:table-cell office:value-type="string" table:style-name="ce1">
            <text:p>Run1</text:p>
          </table:table-cell>
          <table:table-cell office:value-type="string" table:style-name="ce1">
            <text:p>Run2</text:p>
          </table:table-cell>
          <table:table-cell office:value-type="string" table:style-name="ce1">
            <text:p>Run3</text:p>
          </table:table-cell>
          <table:table-cell office:value-type="string" table:style-name="ce1">
            <text:p>Run4</text:p>
          </table:table-cell>
          <table:table-cell office:value-type="string" table:style-name="ce1">
            <text:p>Run5</text:p>
          </table:table-cell>
          <table:table-cell office:value-type="string" table:style-name="ce1">
            <text:p>Run6</text:p>
          </table:table-cell>
          <table:table-cell office:value-type="string" table:style-name="ce1">
            <text:p>Run7</text:p>
          </table:table-cell>
          <table:table-cell office:value-type="string" table:style-name="ce1">
            <text:p>Run8</text:p>
          </table:table-cell>
          <table:table-cell office:value-type="string" table:style-name="ce1">
            <text:p>Run9</text:p>
          </table:table-cell>
          <table:table-cell office:value-type="string" table:style-name="ce1">
            <text:p>Run10</text:p>
          </table:table-cell>
          <table:table-cell office:value-type="string" table:style-name="ce1">
            <text:p>Run11</text:p>
          </table:table-cell>
          <table:table-cell office:value-type="string" table:style-name="ce1">
            <text:p>Run12</text:p>
          </table:table-cell>
          <table:table-cell office:value-type="string" table:style-name="ce1">
            <text:p>Run13</text:p>
          </table:table-cell>
          <table:table-cell office:value-type="string" table:style-name="ce1">
            <text:p>Run14</text:p>
          </table:table-cell>
          <table:table-cell office:value-type="string" table:style-name="ce1">
            <text:p>Run15</text:p>
          </table:table-cell>
          <table:table-cell office:value-type="string" table:style-name="ce1">
            <text:p>Run16</text:p>
          </table:table-cell>
          <table:table-cell office:value-type="string" table:style-name="ce1">
            <text:p>Run17</text:p>
          </table:table-cell>
          <table:table-cell office:value-type="string" table:style-name="ce1">
            <text:p>Run18</text:p>
          </table:table-cell>
          <table:table-cell office:value-type="string" table:style-name="ce1">
            <text:p>Run19</text:p>
          </table:table-cell>
          <table:table-cell office:value-type="string" table:style-name="ce1">
            <text:p>Run20</text:p>
          </table:table-cell>
          <table:table-cell table:number-columns-repeated="16335"/>
        </table:table-row>
        <table:table-row table:style-name="ro1">
          <table:table-cell office:value-type="float" office:value="20000" table:style-name="ce1">
            <text:p>20000</text:p>
          </table:table-cell>
          <table:table-cell office:value-type="float" office:value="19.269417489861599" table:style-name="ce1">
            <text:p>19,26941749</text:p>
          </table:table-cell>
          <table:table-cell office:value-type="float" office:value="-9.6967133265327501" table:style-name="ce1">
            <text:p>-9,696713327</text:p>
          </table:table-cell>
          <table:table-cell office:value-type="float" office:value="25.327729779831198" table:style-name="ce1">
            <text:p>25,32772978</text:p>
          </table:table-cell>
          <table:table-cell office:value-type="float" office:value="27.679470569404" table:style-name="ce1">
            <text:p>27,67947057</text:p>
          </table:table-cell>
          <table:table-cell office:value-type="float" office:value="26.023582937422201" table:style-name="ce1">
            <text:p>26,02358294</text:p>
          </table:table-cell>
          <table:table-cell office:value-type="float" office:value="-6.0162809882674901" table:style-name="ce1">
            <text:p>-6,016280988</text:p>
          </table:table-cell>
          <table:table-cell office:value-type="float" office:value="36.930354959210398" table:style-name="ce1">
            <text:p>36,93035496</text:p>
          </table:table-cell>
          <table:table-cell office:value-type="float" office:value="26.081891692578399" table:style-name="ce1">
            <text:p>26,08189169</text:p>
          </table:table-cell>
          <table:table-cell office:value-type="float" office:value="24.299942667888502" table:style-name="ce1">
            <text:p>24,29994267</text:p>
          </table:table-cell>
          <table:table-cell office:value-type="float" office:value="-0.32950480553183598" table:style-name="ce1">
            <text:p>-0,329504806</text:p>
          </table:table-cell>
          <table:table-cell office:value-type="float" office:value="30.249817705362499" table:style-name="ce1">
            <text:p>30,24981771</text:p>
          </table:table-cell>
          <table:table-cell office:value-type="float" office:value="49.679724891305199" table:style-name="ce1">
            <text:p>49,67972489</text:p>
          </table:table-cell>
          <table:table-cell office:value-type="float" office:value="-6.3671628702432601" table:style-name="ce1">
            <text:p>-6,36716287</text:p>
          </table:table-cell>
          <table:table-cell office:value-type="float" office:value="-10.540564733017" table:style-name="ce1">
            <text:p>-10,54056473</text:p>
          </table:table-cell>
          <table:table-cell office:value-type="float" office:value="30.8295879950381" table:style-name="ce1">
            <text:p>30,829588</text:p>
          </table:table-cell>
          <table:table-cell office:value-type="float" office:value="-12.5776649363504" table:style-name="ce1">
            <text:p>-12,57766494</text:p>
          </table:table-cell>
          <table:table-cell office:value-type="float" office:value="8.1861648628233699" table:style-name="ce1">
            <text:p>8,186164863</text:p>
          </table:table-cell>
          <table:table-cell office:value-type="float" office:value="-0.15585137456734199" table:style-name="ce1">
            <text:p>-0,155851375</text:p>
          </table:table-cell>
          <table:table-cell office:value-type="float" office:value="57.957117857484597" table:style-name="ce1">
            <text:p>57,95711786</text:p>
          </table:table-cell>
          <table:table-cell office:value-type="float" office:value="17.6449573434477" table:style-name="ce1">
            <text:p>17,64495734</text:p>
          </table:table-cell>
          <table:table-cell table:style-name="ce1"/>
          <table:table-cell office:value-type="float" office:value="16.723800885857383" table:formula="of:=AVERAGE([.B3:.U3])" table:style-name="ce1">
            <text:p>16,72380089</text:p>
          </table:table-cell>
          <table:table-cell office:value-type="float" office:value="21.784680078875049" table:formula="of:=MEDIAN([.B3:.U3])" table:style-name="ce1">
            <text:p>21,78468008</text:p>
          </table:table-cell>
          <table:table-cell office:value-type="float" office:value="28.322057353393625" table:formula="of:=QUARTILE([.B3:.U3];3)" table:style-name="ce1">
            <text:p>28,32205735</text:p>
          </table:table-cell>
          <table:table-cell table:number-columns-repeated="2" table:style-name="ce1"/>
          <table:table-cell office:value-type="string" table:style-name="ce1">
            <text:p>simplifié :</text:p>
          </table:table-cell>
          <table:table-cell office:value-type="float" office:value="100000" table:style-name="ce1">
            <text:p>100000</text:p>
          </table:table-cell>
          <table:table-cell office:value-type="float" office:value="75.783114634013799" table:style-name="ce1">
            <text:p>75,78311463</text:p>
          </table:table-cell>
          <table:table-cell office:value-type="float" office:value="270.57294361980502" table:style-name="ce1">
            <text:p>270,5729436</text:p>
          </table:table-cell>
          <table:table-cell office:value-type="float" office:value="61.442552617354998" table:style-name="ce1">
            <text:p>61,44255262</text:p>
          </table:table-cell>
          <table:table-cell office:value-type="float" office:value="85.648211026664697" table:style-name="ce1">
            <text:p>85,64821103</text:p>
          </table:table-cell>
          <table:table-cell office:value-type="float" office:value="95.818450694445602" table:style-name="ce1">
            <text:p>95,81845069</text:p>
          </table:table-cell>
          <table:table-cell office:value-type="float" office:value="29.338515785761398" table:style-name="ce1">
            <text:p>29,33851579</text:p>
          </table:table-cell>
          <table:table-cell office:value-type="float" office:value="93.702846792506904" table:style-name="ce1">
            <text:p>93,70284679</text:p>
          </table:table-cell>
          <table:table-cell office:value-type="float" office:value="-20.020101771676" table:style-name="ce1">
            <text:p>-20,02010177</text:p>
          </table:table-cell>
          <table:table-cell office:value-type="float" office:value="75.816758063591394" table:style-name="ce1">
            <text:p>75,81675806</text:p>
          </table:table-cell>
          <table:table-cell office:value-type="float" office:value="32.620608817748703" table:style-name="ce1">
            <text:p>32,62060882</text:p>
          </table:table-cell>
          <table:table-cell office:value-type="float" office:value="53.877480407155197" table:style-name="ce1">
            <text:p>53,87748041</text:p>
          </table:table-cell>
          <table:table-cell office:value-type="float" office:value="255.49407606325801" table:style-name="ce1">
            <text:p>255,4940761</text:p>
          </table:table-cell>
          <table:table-cell office:value-type="float" office:value="237.04614242903301" table:style-name="ce1">
            <text:p>237,0461424</text:p>
          </table:table-cell>
          <table:table-cell office:value-type="float" office:value="131.646266631695" table:style-name="ce1">
            <text:p>131,6462666</text:p>
          </table:table-cell>
          <table:table-cell office:value-type="float" office:value="30.788886322469601" table:style-name="ce1">
            <text:p>30,78888632</text:p>
          </table:table-cell>
          <table:table-cell office:value-type="float" office:value="229.69741218822699" table:style-name="ce1">
            <text:p>229,6974122</text:p>
          </table:table-cell>
          <table:table-cell office:value-type="float" office:value="34.943484203061203" table:style-name="ce1">
            <text:p>34,9434842</text:p>
          </table:table-cell>
          <table:table-cell office:value-type="float" office:value="161.43614386946399" table:style-name="ce1">
            <text:p>161,4361439</text:p>
          </table:table-cell>
          <table:table-cell office:value-type="float" office:value="324.34936172609298" table:style-name="ce1">
            <text:p>324,3493617</text:p>
          </table:table-cell>
          <table:table-cell office:value-type="float" office:value="37.511520749608401" table:style-name="ce1">
            <text:p>37,51152075</text:p>
          </table:table-cell>
          <table:table-cell table:number-columns-repeated="16335"/>
        </table:table-row>
        <table:table-row table:style-name="ro1">
          <table:table-cell office:value-type="float" office:value="30000" table:style-name="ce1">
            <text:p>30000</text:p>
          </table:table-cell>
          <table:table-cell office:value-type="float" office:value="29.6407467401072" table:style-name="ce1">
            <text:p>29,64074674</text:p>
          </table:table-cell>
          <table:table-cell office:value-type="float" office:value="30.143920482850501" table:style-name="ce1">
            <text:p>30,14392048</text:p>
          </table:table-cell>
          <table:table-cell office:value-type="float" office:value="22.795524302054002" table:style-name="ce1">
            <text:p>22,7955243</text:p>
          </table:table-cell>
          <table:table-cell office:value-type="float" office:value="48.963058491789702" table:style-name="ce1">
            <text:p>48,96305849</text:p>
          </table:table-cell>
          <table:table-cell office:value-type="float" office:value="28.843554917239" table:style-name="ce1">
            <text:p>28,84355492</text:p>
          </table:table-cell>
          <table:table-cell office:value-type="float" office:value="26.574955100730602" table:style-name="ce1">
            <text:p>26,5749551</text:p>
          </table:table-cell>
          <table:table-cell office:value-type="float" office:value="22.8486100207014" table:style-name="ce1">
            <text:p>22,84861002</text:p>
          </table:table-cell>
          <table:table-cell office:value-type="float" office:value="-1.96023613207967" table:style-name="ce1">
            <text:p>-1,960236132</text:p>
          </table:table-cell>
          <table:table-cell office:value-type="float" office:value="22.245741276144699" table:style-name="ce1">
            <text:p>22,24574128</text:p>
          </table:table-cell>
          <table:table-cell office:value-type="float" office:value="3.9542194851858699" table:style-name="ce1">
            <text:p>3,954219485</text:p>
          </table:table-cell>
          <table:table-cell office:value-type="float" office:value="22.093510646528301" table:style-name="ce1">
            <text:p>22,09351065</text:p>
          </table:table-cell>
          <table:table-cell office:value-type="float" office:value="36.346820376242903" table:style-name="ce1">
            <text:p>36,34682038</text:p>
          </table:table-cell>
          <table:table-cell office:value-type="float" office:value="58.7123242347879" table:style-name="ce1">
            <text:p>58,71232423</text:p>
          </table:table-cell>
          <table:table-cell office:value-type="float" office:value="-2.6416126691585098" table:style-name="ce1">
            <text:p>-2,641612669</text:p>
          </table:table-cell>
          <table:table-cell office:value-type="float" office:value="35.9567670274199" table:style-name="ce1">
            <text:p>35,95676703</text:p>
          </table:table-cell>
          <table:table-cell office:value-type="float" office:value="-14.5150058784513" table:style-name="ce1">
            <text:p>-14,51500588</text:p>
          </table:table-cell>
          <table:table-cell office:value-type="float" office:value="23.941823190860301" table:style-name="ce1">
            <text:p>23,94182319</text:p>
          </table:table-cell>
          <table:table-cell office:value-type="float" office:value="31.4454591181617" table:style-name="ce1">
            <text:p>31,44545912</text:p>
          </table:table-cell>
          <table:table-cell office:value-type="float" office:value="81.181198591678793" table:style-name="ce1">
            <text:p>81,18119859</text:p>
          </table:table-cell>
          <table:table-cell office:value-type="float" office:value="18.638319248089999" table:style-name="ce1">
            <text:p>18,63831925</text:p>
          </table:table-cell>
          <table:table-cell table:style-name="ce1"/>
          <table:table-cell office:value-type="float" office:value="26.260484928544166" table:formula="of:=AVERAGE([.B4:.U4])" table:style-name="ce1">
            <text:p>26,26048493</text:p>
          </table:table-cell>
          <table:table-cell office:value-type="float" office:value="25.258389145795451" table:formula="of:=MEDIAN([.B4:.U4])" table:style-name="ce1">
            <text:p>25,25838915</text:p>
          </table:table-cell>
          <table:table-cell office:value-type="float" office:value="32.573286095476249" table:formula="of:=QUARTILE([.B4:.U4];3)" table:style-name="ce1">
            <text:p>32,5732861</text:p>
          </table:table-cell>
          <table:table-cell table:number-columns-repeated="3" table:style-name="ce1"/>
          <table:table-cell office:value-type="float" office:value="200000" table:style-name="ce1">
            <text:p>200000</text:p>
          </table:table-cell>
          <table:table-cell office:value-type="float" office:value="316.909973959821" table:style-name="ce1">
            <text:p>316,909974</text:p>
          </table:table-cell>
          <table:table-cell office:value-type="float" office:value="335.11953391084103" table:style-name="ce1">
            <text:p>335,1195339</text:p>
          </table:table-cell>
          <table:table-cell office:value-type="float" office:value="266.02222104251501" table:style-name="ce1">
            <text:p>266,022221</text:p>
          </table:table-cell>
          <table:table-cell office:value-type="float" office:value="223.596477110091" table:style-name="ce1">
            <text:p>223,5964771</text:p>
          </table:table-cell>
          <table:table-cell office:value-type="float" office:value="263.31296409256902" table:style-name="ce1">
            <text:p>263,3129641</text:p>
          </table:table-cell>
          <table:table-cell office:value-type="float" office:value="43.318572032488902" table:style-name="ce1">
            <text:p>43,31857203</text:p>
          </table:table-cell>
          <table:table-cell office:value-type="float" office:value="291.30048154770202" table:style-name="ce1">
            <text:p>291,3004815</text:p>
          </table:table-cell>
          <table:table-cell office:value-type="float" office:value="245.668324719395" table:style-name="ce1">
            <text:p>245,6683247</text:p>
          </table:table-cell>
          <table:table-cell office:value-type="float" office:value="54.065785816764901" table:style-name="ce1">
            <text:p>54,06578582</text:p>
          </table:table-cell>
          <table:table-cell office:value-type="float" office:value="44.204824878826599" table:style-name="ce1">
            <text:p>44,20482488</text:p>
          </table:table-cell>
          <table:table-cell office:value-type="float" office:value="245.43504675990201" table:style-name="ce1">
            <text:p>245,4350468</text:p>
          </table:table-cell>
          <table:table-cell office:value-type="float" office:value="341.48845106922698" table:style-name="ce1">
            <text:p>341,4884511</text:p>
          </table:table-cell>
          <table:table-cell office:value-type="float" office:value="306.78993022646102" table:style-name="ce1">
            <text:p>306,7899302</text:p>
          </table:table-cell>
          <table:table-cell office:value-type="float" office:value="307.160907197727" table:style-name="ce1">
            <text:p>307,1609072</text:p>
          </table:table-cell>
          <table:table-cell office:value-type="float" office:value="41.951637576738797" table:style-name="ce1">
            <text:p>41,95163758</text:p>
          </table:table-cell>
          <table:table-cell office:value-type="float" office:value="315.594482511455" table:style-name="ce1">
            <text:p>315,5944825</text:p>
          </table:table-cell>
          <table:table-cell office:value-type="float" office:value="204.91432770584501" table:style-name="ce1">
            <text:p>204,9143277</text:p>
          </table:table-cell>
          <table:table-cell office:value-type="float" office:value="336.20074028741101" table:style-name="ce1">
            <text:p>336,2007403</text:p>
          </table:table-cell>
          <table:table-cell office:value-type="float" office:value="351.31919095844398" table:style-name="ce1">
            <text:p>351,319191</text:p>
          </table:table-cell>
          <table:table-cell office:value-type="float" office:value="124.603685025472" table:style-name="ce1">
            <text:p>124,603685</text:p>
          </table:table-cell>
          <table:table-cell table:number-columns-repeated="16335"/>
        </table:table-row>
        <table:table-row table:style-name="ro1">
          <table:table-cell office:value-type="float" office:value="40000" table:style-name="ce1">
            <text:p>40000</text:p>
          </table:table-cell>
          <table:table-cell office:value-type="float" office:value="45.625938091659101" table:style-name="ce1">
            <text:p>45,62593809</text:p>
          </table:table-cell>
          <table:table-cell office:value-type="float" office:value="80.989027742836598" table:style-name="ce1">
            <text:p>80,98902774</text:p>
          </table:table-cell>
          <table:table-cell office:value-type="float" office:value="81.896096242554194" table:style-name="ce1">
            <text:p>81,89609624</text:p>
          </table:table-cell>
          <table:table-cell office:value-type="float" office:value="81.008055780797804" table:style-name="ce1">
            <text:p>81,00805578</text:p>
          </table:table-cell>
          <table:table-cell office:value-type="float" office:value="25.660882246301899" table:style-name="ce1">
            <text:p>25,66088225</text:p>
          </table:table-cell>
          <table:table-cell office:value-type="float" office:value="25.391429217096899" table:style-name="ce1">
            <text:p>25,39142922</text:p>
          </table:table-cell>
          <table:table-cell office:value-type="float" office:value="24.059859914452598" table:style-name="ce1">
            <text:p>24,05985991</text:p>
          </table:table-cell>
          <table:table-cell office:value-type="float" office:value="22.161891773949598" table:style-name="ce1">
            <text:p>22,16189177</text:p>
          </table:table-cell>
          <table:table-cell office:value-type="float" office:value="23.574083718285902" table:style-name="ce1">
            <text:p>23,57408372</text:p>
          </table:table-cell>
          <table:table-cell office:value-type="float" office:value="31.159676496857699" table:style-name="ce1">
            <text:p>31,1596765</text:p>
          </table:table-cell>
          <table:table-cell office:value-type="float" office:value="30.705946013287701" table:style-name="ce1">
            <text:p>30,70594601</text:p>
          </table:table-cell>
          <table:table-cell office:value-type="float" office:value="56.031845384808101" table:style-name="ce1">
            <text:p>56,03184538</text:p>
          </table:table-cell>
          <table:table-cell office:value-type="float" office:value="82.960758554444993" table:style-name="ce1">
            <text:p>82,96075855</text:p>
          </table:table-cell>
          <table:table-cell office:value-type="float" office:value="-7.1587500981996603" table:style-name="ce1">
            <text:p>-7,158750098</text:p>
          </table:table-cell>
          <table:table-cell office:value-type="float" office:value="39.669957497554599" table:style-name="ce1">
            <text:p>39,6699575</text:p>
          </table:table-cell>
          <table:table-cell office:value-type="float" office:value="27.7715376929036" table:style-name="ce1">
            <text:p>27,77153769</text:p>
          </table:table-cell>
          <table:table-cell office:value-type="float" office:value="24.7199415007338" table:style-name="ce1">
            <text:p>24,7199415</text:p>
          </table:table-cell>
          <table:table-cell office:value-type="float" office:value="63.096462539098802" table:style-name="ce1">
            <text:p>63,09646254</text:p>
          </table:table-cell>
          <table:table-cell office:value-type="float" office:value="120.753834116943" table:style-name="ce1">
            <text:p>120,7538341</text:p>
          </table:table-cell>
          <table:table-cell office:value-type="float" office:value="24.994142106789599" table:style-name="ce1">
            <text:p>24,99414211</text:p>
          </table:table-cell>
          <table:table-cell table:style-name="ce1"/>
          <table:table-cell office:value-type="float" office:value="45.253630826657847" table:formula="of:=AVERAGE([.B5:.U5])" table:style-name="ce1">
            <text:p>45,25363083</text:p>
          </table:table-cell>
          <table:table-cell office:value-type="float" office:value="30.9328112550727" table:formula="of:=MEDIAN([.B5:.U5])" table:style-name="ce1">
            <text:p>30,93281126</text:p>
          </table:table-cell>
          <table:table-cell office:value-type="float" office:value="67.569603840033253" table:formula="of:=QUARTILE([.B5:.U5];3)" table:style-name="ce1">
            <text:p>67,56960384</text:p>
          </table:table-cell>
          <table:table-cell table:number-columns-repeated="3" table:style-name="ce1"/>
          <table:table-cell office:value-type="float" office:value="300000" table:style-name="ce1">
            <text:p>300000</text:p>
          </table:table-cell>
          <table:table-cell office:value-type="float" office:value="343.15490931563301" table:style-name="ce1">
            <text:p>343,1549093</text:p>
          </table:table-cell>
          <table:table-cell office:value-type="float" office:value="349.44566135533501" table:style-name="ce1">
            <text:p>349,4456614</text:p>
          </table:table-cell>
          <table:table-cell office:value-type="float" office:value="334.02962968624701" table:style-name="ce1">
            <text:p>334,0296297</text:p>
          </table:table-cell>
          <table:table-cell office:value-type="float" office:value="310.97105416808802" table:style-name="ce1">
            <text:p>310,9710542</text:p>
          </table:table-cell>
          <table:table-cell office:value-type="float" office:value="309.126025077181" table:style-name="ce1">
            <text:p>309,1260251</text:p>
          </table:table-cell>
          <table:table-cell office:value-type="float" office:value="43.596495128500997" table:style-name="ce1">
            <text:p>43,59649513</text:p>
          </table:table-cell>
          <table:table-cell office:value-type="float" office:value="312.33977398506198" table:style-name="ce1">
            <text:p>312,339774</text:p>
          </table:table-cell>
          <table:table-cell office:value-type="float" office:value="307.31577467629" table:style-name="ce1">
            <text:p>307,3157747</text:p>
          </table:table-cell>
          <table:table-cell office:value-type="float" office:value="88.701675950108395" table:style-name="ce1">
            <text:p>88,70167595</text:p>
          </table:table-cell>
          <table:table-cell office:value-type="float" office:value="46.777759119849897" table:style-name="ce1">
            <text:p>46,77775912</text:p>
          </table:table-cell>
          <table:table-cell office:value-type="float" office:value="334.706639988289" table:style-name="ce1">
            <text:p>334,70664</text:p>
          </table:table-cell>
          <table:table-cell office:value-type="float" office:value="359.70783349339598" table:style-name="ce1">
            <text:p>359,7078335</text:p>
          </table:table-cell>
          <table:table-cell office:value-type="float" office:value="352.45217801594998" table:style-name="ce1">
            <text:p>352,452178</text:p>
          </table:table-cell>
          <table:table-cell office:value-type="float" office:value="339.93289416473198" table:style-name="ce1">
            <text:p>339,9328942</text:p>
          </table:table-cell>
          <table:table-cell office:value-type="float" office:value="47.346000318802098" table:style-name="ce1">
            <text:p>47,34600032</text:p>
          </table:table-cell>
          <table:table-cell office:value-type="float" office:value="344.168294865441" table:style-name="ce1">
            <text:p>344,1682949</text:p>
          </table:table-cell>
          <table:table-cell office:value-type="float" office:value="322.68393342291301" table:style-name="ce1">
            <text:p>322,6839334</text:p>
          </table:table-cell>
          <table:table-cell office:value-type="float" office:value="352.01203824394798" table:style-name="ce1">
            <text:p>352,0120382</text:p>
          </table:table-cell>
          <table:table-cell office:value-type="float" office:value="358.81400925999702" table:style-name="ce1">
            <text:p>358,8140093</text:p>
          </table:table-cell>
          <table:table-cell office:value-type="float" office:value="332.22542079351501" table:style-name="ce1">
            <text:p>332,2254208</text:p>
          </table:table-cell>
          <table:table-cell table:number-columns-repeated="16335"/>
        </table:table-row>
        <table:table-row table:style-name="ro1">
          <table:table-cell office:value-type="float" office:value="50000" table:style-name="ce1">
            <text:p>50000</text:p>
          </table:table-cell>
          <table:table-cell office:value-type="float" office:value="43.910341739590102" table:style-name="ce1">
            <text:p>43,91034174</text:p>
          </table:table-cell>
          <table:table-cell office:value-type="float" office:value="36.272680271764898" table:style-name="ce1">
            <text:p>36,27268027</text:p>
          </table:table-cell>
          <table:table-cell office:value-type="float" office:value="30.924648632989001" table:style-name="ce1">
            <text:p>30,92464863</text:p>
          </table:table-cell>
          <table:table-cell office:value-type="float" office:value="97.105125257810798" table:style-name="ce1">
            <text:p>97,10512526</text:p>
          </table:table-cell>
          <table:table-cell office:value-type="float" office:value="29.084336520236999" table:style-name="ce1">
            <text:p>29,08433652</text:p>
          </table:table-cell>
          <table:table-cell office:value-type="float" office:value="24.610595134418599" table:style-name="ce1">
            <text:p>24,61059513</text:p>
          </table:table-cell>
          <table:table-cell office:value-type="float" office:value="24.874507823012699" table:style-name="ce1">
            <text:p>24,87450782</text:p>
          </table:table-cell>
          <table:table-cell office:value-type="float" office:value="21.855940381031498" table:style-name="ce1">
            <text:p>21,85594038</text:p>
          </table:table-cell>
          <table:table-cell office:value-type="float" office:value="23.9442677123157" table:style-name="ce1">
            <text:p>23,94426771</text:p>
          </table:table-cell>
          <table:table-cell office:value-type="float" office:value="31.038205827058299" table:style-name="ce1">
            <text:p>31,03820583</text:p>
          </table:table-cell>
          <table:table-cell office:value-type="float" office:value="31.465536346905399" table:style-name="ce1">
            <text:p>31,46553635</text:p>
          </table:table-cell>
          <table:table-cell office:value-type="float" office:value="22.937278615328999" table:style-name="ce1">
            <text:p>22,93727862</text:p>
          </table:table-cell>
          <table:table-cell office:value-type="float" office:value="94.868988023314699" table:style-name="ce1">
            <text:p>94,86898802</text:p>
          </table:table-cell>
          <table:table-cell office:value-type="float" office:value="0.99772694149234398" table:style-name="ce1">
            <text:p>0,997726941</text:p>
          </table:table-cell>
          <table:table-cell office:value-type="float" office:value="36.793035367147603" table:style-name="ce1">
            <text:p>36,79303537</text:p>
          </table:table-cell>
          <table:table-cell office:value-type="float" office:value="34.917773041379597" table:style-name="ce1">
            <text:p>34,91777304</text:p>
          </table:table-cell>
          <table:table-cell office:value-type="float" office:value="28.731787550216701" table:style-name="ce1">
            <text:p>28,73178755</text:p>
          </table:table-cell>
          <table:table-cell office:value-type="float" office:value="112.67287935145499" table:style-name="ce1">
            <text:p>112,6728794</text:p>
          </table:table-cell>
          <table:table-cell office:value-type="float" office:value="246.33015041215299" table:style-name="ce1">
            <text:p>246,3301504</text:p>
          </table:table-cell>
          <table:table-cell office:value-type="float" office:value="24.467211055710699" table:style-name="ce1">
            <text:p>24,46721106</text:p>
          </table:table-cell>
          <table:table-cell table:style-name="ce1"/>
          <table:table-cell office:value-type="float" office:value="49.890150800266632" table:formula="of:=AVERAGE([.B6:.U6])" table:style-name="ce1">
            <text:p>49,8901508</text:p>
          </table:table-cell>
          <table:table-cell office:value-type="float" office:value="30.981427230023648" table:formula="of:=MEDIAN([.B6:.U6])" table:style-name="ce1">
            <text:p>30,98142723</text:p>
          </table:table-cell>
          <table:table-cell office:value-type="float" office:value="38.572361960258227" table:formula="of:=QUARTILE([.B6:.U6];3)" table:style-name="ce1">
            <text:p>38,57236196</text:p>
          </table:table-cell>
          <table:table-cell table:number-columns-repeated="3" table:style-name="ce1"/>
          <table:table-cell office:value-type="float" office:value="400000" table:style-name="ce1">
            <text:p>400000</text:p>
          </table:table-cell>
          <table:table-cell office:value-type="float" office:value="354.24433793422003" table:style-name="ce1">
            <text:p>354,2443379</text:p>
          </table:table-cell>
          <table:table-cell office:value-type="float" office:value="358.58680687372299" table:style-name="ce1">
            <text:p>358,5868069</text:p>
          </table:table-cell>
          <table:table-cell office:value-type="float" office:value="349.392215044946" table:style-name="ce1">
            <text:p>349,392215</text:p>
          </table:table-cell>
          <table:table-cell office:value-type="float" office:value="354.69421512675598" table:style-name="ce1">
            <text:p>354,6942151</text:p>
          </table:table-cell>
          <table:table-cell office:value-type="float" office:value="349.26597995848101" table:style-name="ce1">
            <text:p>349,26598</text:p>
          </table:table-cell>
          <table:table-cell office:value-type="float" office:value="154.692019612276" table:style-name="ce1">
            <text:p>154,6920196</text:p>
          </table:table-cell>
          <table:table-cell office:value-type="float" office:value="341.28821866360403" table:style-name="ce1">
            <text:p>341,2882187</text:p>
          </table:table-cell>
          <table:table-cell office:value-type="float" office:value="352.692459947874" table:style-name="ce1">
            <text:p>352,6924599</text:p>
          </table:table-cell>
          <table:table-cell office:value-type="float" office:value="67.511003675154299" table:style-name="ce1">
            <text:p>67,51100368</text:p>
          </table:table-cell>
          <table:table-cell office:value-type="float" office:value="48.177674522149402" table:style-name="ce1">
            <text:p>48,17767452</text:p>
          </table:table-cell>
          <table:table-cell office:value-type="float" office:value="351.32470968919603" table:style-name="ce1">
            <text:p>351,3247097</text:p>
          </table:table-cell>
          <table:table-cell office:value-type="float" office:value="356.68832186049002" table:style-name="ce1">
            <text:p>356,6883219</text:p>
          </table:table-cell>
          <table:table-cell office:value-type="float" office:value="357.24487064291702" table:style-name="ce1">
            <text:p>357,2448706</text:p>
          </table:table-cell>
          <table:table-cell office:value-type="float" office:value="353.481064905322" table:style-name="ce1">
            <text:p>353,4810649</text:p>
          </table:table-cell>
          <table:table-cell office:value-type="float" office:value="47.794704444385502" table:style-name="ce1">
            <text:p>47,79470444</text:p>
          </table:table-cell>
          <table:table-cell office:value-type="float" office:value="352.63307877098799" table:style-name="ce1">
            <text:p>352,6330788</text:p>
          </table:table-cell>
          <table:table-cell office:value-type="float" office:value="349.22479694367001" table:style-name="ce1">
            <text:p>349,2247969</text:p>
          </table:table-cell>
          <table:table-cell office:value-type="float" office:value="354.83677560490202" table:style-name="ce1">
            <text:p>354,8367756</text:p>
          </table:table-cell>
          <table:table-cell office:value-type="float" office:value="355.37852802568199" table:style-name="ce1">
            <text:p>355,378528</text:p>
          </table:table-cell>
          <table:table-cell office:value-type="float" office:value="348.27975718119097" table:style-name="ce1">
            <text:p>348,2797572</text:p>
          </table:table-cell>
          <table:table-cell table:number-columns-repeated="16335"/>
        </table:table-row>
        <table:table-row table:style-name="ro1">
          <table:table-cell office:value-type="float" office:value="60000" table:style-name="ce1">
            <text:p>60000</text:p>
          </table:table-cell>
          <table:table-cell office:value-type="float" office:value="108.30534724908399" table:style-name="ce1">
            <text:p>108,3053472</text:p>
          </table:table-cell>
          <table:table-cell office:value-type="float" office:value="95.876774593222294" table:style-name="ce1">
            <text:p>95,87677459</text:p>
          </table:table-cell>
          <table:table-cell office:value-type="float" office:value="19.5006876467598" table:style-name="ce1">
            <text:p>19,50068765</text:p>
          </table:table-cell>
          <table:table-cell office:value-type="float" office:value="85.589094374089498" table:style-name="ce1">
            <text:p>85,58909437</text:p>
          </table:table-cell>
          <table:table-cell office:value-type="float" office:value="26.414999542198899" table:style-name="ce1">
            <text:p>26,41499954</text:p>
          </table:table-cell>
          <table:table-cell office:value-type="float" office:value="27.062900887401799" table:style-name="ce1">
            <text:p>27,06290089</text:p>
          </table:table-cell>
          <table:table-cell office:value-type="float" office:value="33.977277443048898" table:style-name="ce1">
            <text:p>33,97727744</text:p>
          </table:table-cell>
          <table:table-cell office:value-type="float" office:value="21.724970202307901" table:style-name="ce1">
            <text:p>21,7249702</text:p>
          </table:table-cell>
          <table:table-cell office:value-type="float" office:value="24.9666414408996" table:style-name="ce1">
            <text:p>24,96664144</text:p>
          </table:table-cell>
          <table:table-cell office:value-type="float" office:value="27.812363798991601" table:style-name="ce1">
            <text:p>27,8123638</text:p>
          </table:table-cell>
          <table:table-cell office:value-type="float" office:value="27.9102386921723" table:style-name="ce1">
            <text:p>27,91023869</text:p>
          </table:table-cell>
          <table:table-cell office:value-type="float" office:value="81.019858921677297" table:style-name="ce1">
            <text:p>81,01985892</text:p>
          </table:table-cell>
          <table:table-cell office:value-type="float" office:value="94.464054749319303" table:style-name="ce1">
            <text:p>94,46405475</text:p>
          </table:table-cell>
          <table:table-cell office:value-type="float" office:value="49.857625669509297" table:style-name="ce1">
            <text:p>49,85762567</text:p>
          </table:table-cell>
          <table:table-cell office:value-type="float" office:value="41.652465160540302" table:style-name="ce1">
            <text:p>41,65246516</text:p>
          </table:table-cell>
          <table:table-cell office:value-type="float" office:value="83.468533137472605" table:style-name="ce1">
            <text:p>83,46853314</text:p>
          </table:table-cell>
          <table:table-cell office:value-type="float" office:value="31.901070930312201" table:style-name="ce1">
            <text:p>31,90107093</text:p>
          </table:table-cell>
          <table:table-cell office:value-type="float" office:value="120.972528886682" table:style-name="ce1">
            <text:p>120,9725289</text:p>
          </table:table-cell>
          <table:table-cell office:value-type="float" office:value="279.97262840801699" table:style-name="ce1">
            <text:p>279,9726284</text:p>
          </table:table-cell>
          <table:table-cell office:value-type="float" office:value="24.875921143836202" table:style-name="ce1">
            <text:p>24,87592114</text:p>
          </table:table-cell>
          <table:table-cell table:style-name="ce1"/>
          <table:table-cell office:value-type="float" office:value="65.366299143877129" table:formula="of:=AVERAGE([.B7:.U7])" table:style-name="ce1">
            <text:p>65,36629914</text:p>
          </table:table-cell>
          <table:table-cell office:value-type="float" office:value="37.814871301794597" table:formula="of:=MEDIAN([.B7:.U7])" table:style-name="ce1">
            <text:p>37,8148713</text:p>
          </table:table-cell>
          <table:table-cell office:value-type="float" office:value="87.807834467896953" table:formula="of:=QUARTILE([.B7:.U7];3)" table:style-name="ce1">
            <text:p>87,80783447</text:p>
          </table:table-cell>
          <table:table-cell table:number-columns-repeated="3" table:style-name="ce1"/>
          <table:table-cell office:value-type="float" office:value="500000" table:style-name="ce1">
            <text:p>500000</text:p>
          </table:table-cell>
          <table:table-cell office:value-type="float" office:value="357.36895204469801" table:style-name="ce1">
            <text:p>357,368952</text:p>
          </table:table-cell>
          <table:table-cell office:value-type="float" office:value="363.93408063940598" table:style-name="ce1">
            <text:p>363,9340806</text:p>
          </table:table-cell>
          <table:table-cell office:value-type="float" office:value="352.45604823879899" table:style-name="ce1">
            <text:p>352,4560482</text:p>
          </table:table-cell>
          <table:table-cell office:value-type="float" office:value="357.11128321101899" table:style-name="ce1">
            <text:p>357,1112832</text:p>
          </table:table-cell>
          <table:table-cell office:value-type="float" office:value="355.39040108088898" table:style-name="ce1">
            <text:p>355,3904011</text:p>
          </table:table-cell>
          <table:table-cell office:value-type="float" office:value="194.89727321532499" table:style-name="ce1">
            <text:p>194,8972732</text:p>
          </table:table-cell>
          <table:table-cell office:value-type="float" office:value="354.103278296984" table:style-name="ce1">
            <text:p>354,1032783</text:p>
          </table:table-cell>
          <table:table-cell office:value-type="float" office:value="356.92443706189903" table:style-name="ce1">
            <text:p>356,9244371</text:p>
          </table:table-cell>
          <table:table-cell office:value-type="float" office:value="107.038280326253" table:style-name="ce1">
            <text:p>107,0382803</text:p>
          </table:table-cell>
          <table:table-cell office:value-type="float" office:value="50.189583890886098" table:style-name="ce1">
            <text:p>50,18958389</text:p>
          </table:table-cell>
          <table:table-cell office:value-type="float" office:value="360.94108120350802" table:style-name="ce1">
            <text:p>360,9410812</text:p>
          </table:table-cell>
          <table:table-cell office:value-type="float" office:value="360.50913816004601" table:style-name="ce1">
            <text:p>360,5091382</text:p>
          </table:table-cell>
          <table:table-cell office:value-type="float" office:value="360.59762483562503" table:style-name="ce1">
            <text:p>360,5976248</text:p>
          </table:table-cell>
          <table:table-cell office:value-type="float" office:value="356.60779603195698" table:style-name="ce1">
            <text:p>356,607796</text:p>
          </table:table-cell>
          <table:table-cell office:value-type="float" office:value="47.983758491820304" table:style-name="ce1">
            <text:p>47,98375849</text:p>
          </table:table-cell>
          <table:table-cell office:value-type="float" office:value="352.82049796208298" table:style-name="ce1">
            <text:p>352,820498</text:p>
          </table:table-cell>
          <table:table-cell office:value-type="float" office:value="360.74681250562998" table:style-name="ce1">
            <text:p>360,7468125</text:p>
          </table:table-cell>
          <table:table-cell office:value-type="float" office:value="358.88623286807899" table:style-name="ce1">
            <text:p>358,8862329</text:p>
          </table:table-cell>
          <table:table-cell office:value-type="float" office:value="359.74068303821701" table:style-name="ce1">
            <text:p>359,740683</text:p>
          </table:table-cell>
          <table:table-cell office:value-type="float" office:value="356.72946455729101" table:style-name="ce1">
            <text:p>356,7294646</text:p>
          </table:table-cell>
          <table:table-cell table:number-columns-repeated="16335"/>
        </table:table-row>
        <table:table-row table:style-name="ro1">
          <table:table-cell office:value-type="float" office:value="70000" table:style-name="ce1">
            <text:p>70000</text:p>
          </table:table-cell>
          <table:table-cell office:value-type="float" office:value="40.151364361696103" table:style-name="ce1">
            <text:p>40,15136436</text:p>
          </table:table-cell>
          <table:table-cell office:value-type="float" office:value="193.62403138961201" table:style-name="ce1">
            <text:p>193,6240314</text:p>
          </table:table-cell>
          <table:table-cell office:value-type="float" office:value="53.685700304650197" table:style-name="ce1">
            <text:p>53,6857003</text:p>
          </table:table-cell>
          <table:table-cell office:value-type="float" office:value="117.430640592318" table:style-name="ce1">
            <text:p>117,4306406</text:p>
          </table:table-cell>
          <table:table-cell office:value-type="float" office:value="32.844215756531703" table:style-name="ce1">
            <text:p>32,84421576</text:p>
          </table:table-cell>
          <table:table-cell office:value-type="float" office:value="28.6826242808812" table:style-name="ce1">
            <text:p>28,68262428</text:p>
          </table:table-cell>
          <table:table-cell office:value-type="float" office:value="48.073646650068298" table:style-name="ce1">
            <text:p>48,07364665</text:p>
          </table:table-cell>
          <table:table-cell office:value-type="float" office:value="22.880631357533801" table:style-name="ce1">
            <text:p>22,88063136</text:p>
          </table:table-cell>
          <table:table-cell office:value-type="float" office:value="20.866553572194999" table:style-name="ce1">
            <text:p>20,86655357</text:p>
          </table:table-cell>
          <table:table-cell office:value-type="float" office:value="28.400947804407199" table:style-name="ce1">
            <text:p>28,4009478</text:p>
          </table:table-cell>
          <table:table-cell office:value-type="float" office:value="43.128861009528897" table:style-name="ce1">
            <text:p>43,12886101</text:p>
          </table:table-cell>
          <table:table-cell office:value-type="float" office:value="129.42375619867599" table:style-name="ce1">
            <text:p>129,4237562</text:p>
          </table:table-cell>
          <table:table-cell office:value-type="float" office:value="116.898988804765" table:style-name="ce1">
            <text:p>116,8989888</text:p>
          </table:table-cell>
          <table:table-cell office:value-type="float" office:value="98.183895544558993" table:style-name="ce1">
            <text:p>98,18389554</text:p>
          </table:table-cell>
          <table:table-cell office:value-type="float" office:value="42.015647116026898" table:style-name="ce1">
            <text:p>42,01564712</text:p>
          </table:table-cell>
          <table:table-cell office:value-type="float" office:value="101.020778048664" table:style-name="ce1">
            <text:p>101,020778</text:p>
          </table:table-cell>
          <table:table-cell office:value-type="float" office:value="31.489727284627001" table:style-name="ce1">
            <text:p>31,48972728</text:p>
          </table:table-cell>
          <table:table-cell office:value-type="float" office:value="123.04959393799599" table:style-name="ce1">
            <text:p>123,0495939</text:p>
          </table:table-cell>
          <table:table-cell office:value-type="float" office:value="304.23601357574597" table:style-name="ce1">
            <text:p>304,2360136</text:p>
          </table:table-cell>
          <table:table-cell office:value-type="float" office:value="30.869808849173801" table:style-name="ce1">
            <text:p>30,86980885</text:p>
          </table:table-cell>
          <table:table-cell table:style-name="ce1"/>
          <table:table-cell office:value-type="float" office:value="80.347871321982808" table:formula="of:=AVERAGE([.B8:.U8])" table:style-name="ce1">
            <text:p>80,34787132</text:p>
          </table:table-cell>
          <table:table-cell office:value-type="float" office:value="45.601253829798594" table:formula="of:=MEDIAN([.B8:.U8])" table:style-name="ce1">
            <text:p>45,60125383</text:p>
          </table:table-cell>
          <table:table-cell office:value-type="float" office:value="117.03190175165325" table:formula="of:=QUARTILE([.B8:.U8];3)" table:style-name="ce1">
            <text:p>117,0319018</text:p>
          </table:table-cell>
          <table:table-cell table:number-columns-repeated="16359" table:style-name="ce1"/>
        </table:table-row>
        <table:table-row table:style-name="ro1">
          <table:table-cell office:value-type="float" office:value="80000" table:style-name="ce1">
            <text:p>80000</text:p>
          </table:table-cell>
          <table:table-cell office:value-type="float" office:value="34.368544764249002" table:style-name="ce1">
            <text:p>34,36854476</text:p>
          </table:table-cell>
          <table:table-cell office:value-type="float" office:value="192.16115451380401" table:style-name="ce1">
            <text:p>192,1611545</text:p>
          </table:table-cell>
          <table:table-cell office:value-type="float" office:value="56.497037395849603" table:style-name="ce1">
            <text:p>56,4970374</text:p>
          </table:table-cell>
          <table:table-cell office:value-type="float" office:value="65.010488084595593" table:style-name="ce1">
            <text:p>65,01048808</text:p>
          </table:table-cell>
          <table:table-cell office:value-type="float" office:value="78.2367470487509" table:style-name="ce1">
            <text:p>78,23674705</text:p>
          </table:table-cell>
          <table:table-cell office:value-type="float" office:value="24.490194987332501" table:style-name="ce1">
            <text:p>24,49019499</text:p>
          </table:table-cell>
          <table:table-cell office:value-type="float" office:value="40.966264321713702" table:style-name="ce1">
            <text:p>40,96626432</text:p>
          </table:table-cell>
          <table:table-cell office:value-type="float" office:value="40.478429113022798" table:style-name="ce1">
            <text:p>40,47842911</text:p>
          </table:table-cell>
          <table:table-cell office:value-type="float" office:value="26.711438271794801" table:style-name="ce1">
            <text:p>26,71143827</text:p>
          </table:table-cell>
          <table:table-cell office:value-type="float" office:value="8.0423692878749709" table:style-name="ce1">
            <text:p>8,042369288</text:p>
          </table:table-cell>
          <table:table-cell office:value-type="float" office:value="36.9492047183831" table:style-name="ce1">
            <text:p>36,94920472</text:p>
          </table:table-cell>
          <table:table-cell office:value-type="float" office:value="172.89385626954899" table:style-name="ce1">
            <text:p>172,8938563</text:p>
          </table:table-cell>
          <table:table-cell office:value-type="float" office:value="176.89709792716999" table:style-name="ce1">
            <text:p>176,8970979</text:p>
          </table:table-cell>
          <table:table-cell office:value-type="float" office:value="122.683545252451" table:style-name="ce1">
            <text:p>122,6835453</text:p>
          </table:table-cell>
          <table:table-cell office:value-type="float" office:value="37.707411606868099" table:style-name="ce1">
            <text:p>37,70741161</text:p>
          </table:table-cell>
          <table:table-cell office:value-type="float" office:value="35.357804494351697" table:style-name="ce1">
            <text:p>35,35780449</text:p>
          </table:table-cell>
          <table:table-cell office:value-type="float" office:value="38.833308344050899" table:style-name="ce1">
            <text:p>38,83330834</text:p>
          </table:table-cell>
          <table:table-cell office:value-type="float" office:value="167.39990953218299" table:style-name="ce1">
            <text:p>167,3999095</text:p>
          </table:table-cell>
          <table:table-cell office:value-type="float" office:value="289.917629896157" table:style-name="ce1">
            <text:p>289,9176299</text:p>
          </table:table-cell>
          <table:table-cell office:value-type="float" office:value="27.698210600992699" table:style-name="ce1">
            <text:p>27,6982106</text:p>
          </table:table-cell>
          <table:table-cell table:style-name="ce1"/>
          <table:table-cell office:value-type="float" office:value="83.665032321557234" table:formula="of:=AVERAGE([.B9:.U9])" table:style-name="ce1">
            <text:p>83,66503232</text:p>
          </table:table-cell>
          <table:table-cell office:value-type="float" office:value="40.722346717368254" table:formula="of:=MEDIAN([.B9:.U9])" table:style-name="ce1">
            <text:p>40,72234672</text:p>
          </table:table-cell>
          <table:table-cell office:value-type="float" office:value="133.86263632238399" table:formula="of:=QUARTILE([.B9:.U9];3)" table:style-name="ce1">
            <text:p>133,8626363</text:p>
          </table:table-cell>
          <table:table-cell table:number-columns-repeated="2" table:style-name="ce1"/>
          <table:table-cell table:style-name="ce1">
            <draw:frame draw:z-index="3" draw:id="id2" draw:style-name="a2" draw:name="Graphique 3" svg:x="0.78788in" svg:y="0.12121in" svg:width="16.42045in" svg:height="8.6079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56" table:style-name="ce1"/>
        </table:table-row>
        <table:table-row table:style-name="ro1">
          <table:table-cell office:value-type="float" office:value="90000" table:style-name="ce1">
            <text:p>90000</text:p>
          </table:table-cell>
          <table:table-cell office:value-type="float" office:value="79.381124091784997" table:style-name="ce1">
            <text:p>79,38112409</text:p>
          </table:table-cell>
          <table:table-cell office:value-type="float" office:value="208.944866889108" table:style-name="ce1">
            <text:p>208,9448669</text:p>
          </table:table-cell>
          <table:table-cell office:value-type="float" office:value="30.727895388176702" table:style-name="ce1">
            <text:p>30,72789539</text:p>
          </table:table-cell>
          <table:table-cell office:value-type="float" office:value="52.846925237034299" table:style-name="ce1">
            <text:p>52,84692524</text:p>
          </table:table-cell>
          <table:table-cell office:value-type="float" office:value="151.93385416869" table:style-name="ce1">
            <text:p>151,9338542</text:p>
          </table:table-cell>
          <table:table-cell office:value-type="float" office:value="28.225334091804001" table:style-name="ce1">
            <text:p>28,22533409</text:p>
          </table:table-cell>
          <table:table-cell office:value-type="float" office:value="87.9482841383508" table:style-name="ce1">
            <text:p>87,94828414</text:p>
          </table:table-cell>
          <table:table-cell office:value-type="float" office:value="22.913239845315601" table:style-name="ce1">
            <text:p>22,91323985</text:p>
          </table:table-cell>
          <table:table-cell office:value-type="float" office:value="31.136634215953698" table:style-name="ce1">
            <text:p>31,13663422</text:p>
          </table:table-cell>
          <table:table-cell office:value-type="float" office:value="33.001298966261899" table:style-name="ce1">
            <text:p>33,00129897</text:p>
          </table:table-cell>
          <table:table-cell office:value-type="float" office:value="65.594425999409495" table:style-name="ce1">
            <text:p>65,594426</text:p>
          </table:table-cell>
          <table:table-cell office:value-type="float" office:value="205.04670808320901" table:style-name="ce1">
            <text:p>205,0467081</text:p>
          </table:table-cell>
          <table:table-cell office:value-type="float" office:value="185.77809963677001" table:style-name="ce1">
            <text:p>185,7780996</text:p>
          </table:table-cell>
          <table:table-cell office:value-type="float" office:value="139.943521325684" table:style-name="ce1">
            <text:p>139,9435213</text:p>
          </table:table-cell>
          <table:table-cell office:value-type="float" office:value="39.080844614114" table:style-name="ce1">
            <text:p>39,08084461</text:p>
          </table:table-cell>
          <table:table-cell office:value-type="float" office:value="178.48284787610899" table:style-name="ce1">
            <text:p>178,4828479</text:p>
          </table:table-cell>
          <table:table-cell office:value-type="float" office:value="117.847518437435" table:style-name="ce1">
            <text:p>117,8475184</text:p>
          </table:table-cell>
          <table:table-cell office:value-type="float" office:value="163.81898427044899" table:style-name="ce1">
            <text:p>163,8189843</text:p>
          </table:table-cell>
          <table:table-cell office:value-type="float" office:value="292.57698180535601" table:style-name="ce1">
            <text:p>292,5769818</text:p>
          </table:table-cell>
          <table:table-cell office:value-type="float" office:value="30.039286286716099" table:style-name="ce1">
            <text:p>30,03928629</text:p>
          </table:table-cell>
          <table:table-cell table:style-name="ce1"/>
          <table:table-cell office:value-type="float" office:value="107.26343376838659" table:formula="of:=AVERAGE([.B10:.U10])" table:style-name="ce1">
            <text:p>107,2634338</text:p>
          </table:table-cell>
          <table:table-cell office:value-type="float" office:value="83.664704115067906" table:formula="of:=MEDIAN([.B10:.U10])" table:style-name="ce1">
            <text:p>83,66470412</text:p>
          </table:table-cell>
          <table:table-cell office:value-type="float" office:value="167.484950171864" table:formula="of:=QUARTILE([.B10:.U10];3)" table:style-name="ce1">
            <text:p>167,4849502</text:p>
          </table:table-cell>
          <table:table-cell table:number-columns-repeated="16359" table:style-name="ce1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75.783114634013799" table:style-name="ce1">
            <text:p>75,78311463</text:p>
          </table:table-cell>
          <table:table-cell office:value-type="float" office:value="270.57294361980502" table:style-name="ce1">
            <text:p>270,5729436</text:p>
          </table:table-cell>
          <table:table-cell office:value-type="float" office:value="61.442552617354998" table:style-name="ce1">
            <text:p>61,44255262</text:p>
          </table:table-cell>
          <table:table-cell office:value-type="float" office:value="85.648211026664697" table:style-name="ce1">
            <text:p>85,64821103</text:p>
          </table:table-cell>
          <table:table-cell office:value-type="float" office:value="95.818450694445602" table:style-name="ce1">
            <text:p>95,81845069</text:p>
          </table:table-cell>
          <table:table-cell office:value-type="float" office:value="29.338515785761398" table:style-name="ce1">
            <text:p>29,33851579</text:p>
          </table:table-cell>
          <table:table-cell office:value-type="float" office:value="93.702846792506904" table:style-name="ce1">
            <text:p>93,70284679</text:p>
          </table:table-cell>
          <table:table-cell office:value-type="float" office:value="-20.020101771676" table:style-name="ce1">
            <text:p>-20,02010177</text:p>
          </table:table-cell>
          <table:table-cell office:value-type="float" office:value="75.816758063591394" table:style-name="ce1">
            <text:p>75,81675806</text:p>
          </table:table-cell>
          <table:table-cell office:value-type="float" office:value="32.620608817748703" table:style-name="ce1">
            <text:p>32,62060882</text:p>
          </table:table-cell>
          <table:table-cell office:value-type="float" office:value="53.877480407155197" table:style-name="ce1">
            <text:p>53,87748041</text:p>
          </table:table-cell>
          <table:table-cell office:value-type="float" office:value="255.49407606325801" table:style-name="ce1">
            <text:p>255,4940761</text:p>
          </table:table-cell>
          <table:table-cell office:value-type="float" office:value="237.04614242903301" table:style-name="ce1">
            <text:p>237,0461424</text:p>
          </table:table-cell>
          <table:table-cell office:value-type="float" office:value="131.646266631695" table:style-name="ce1">
            <text:p>131,6462666</text:p>
          </table:table-cell>
          <table:table-cell office:value-type="float" office:value="30.788886322469601" table:style-name="ce1">
            <text:p>30,78888632</text:p>
          </table:table-cell>
          <table:table-cell office:value-type="float" office:value="229.69741218822699" table:style-name="ce1">
            <text:p>229,6974122</text:p>
          </table:table-cell>
          <table:table-cell office:value-type="float" office:value="34.943484203061203" table:style-name="ce1">
            <text:p>34,9434842</text:p>
          </table:table-cell>
          <table:table-cell office:value-type="float" office:value="161.43614386946399" table:style-name="ce1">
            <text:p>161,4361439</text:p>
          </table:table-cell>
          <table:table-cell office:value-type="float" office:value="324.34936172609298" table:style-name="ce1">
            <text:p>324,3493617</text:p>
          </table:table-cell>
          <table:table-cell office:value-type="float" office:value="37.511520749608401" table:style-name="ce1">
            <text:p>37,51152075</text:p>
          </table:table-cell>
          <table:table-cell table:style-name="ce1"/>
          <table:table-cell office:value-type="float" office:value="114.87573374351402" table:formula="of:=AVERAGE([.B11:.U11])" table:style-name="ce1">
            <text:p>114,8757337</text:p>
          </table:table-cell>
          <table:table-cell office:value-type="float" office:value="80.732484545128045" table:formula="of:=MEDIAN([.B11:.U11])" table:style-name="ce1">
            <text:p>80,73248455</text:p>
          </table:table-cell>
          <table:table-cell office:value-type="float" office:value="178.50146094915473" table:formula="of:=QUARTILE([.B11:.U11];3)" table:style-name="ce1">
            <text:p>178,5014609</text:p>
          </table:table-cell>
          <table:table-cell table:number-columns-repeated="16359" table:style-name="ce1"/>
        </table:table-row>
        <table:table-row table:style-name="ro1">
          <table:table-cell office:value-type="float" office:value="110000" table:style-name="ce1">
            <text:p>110000</text:p>
          </table:table-cell>
          <table:table-cell office:value-type="float" office:value="52.077580472483" table:style-name="ce1">
            <text:p>52,07758047</text:p>
          </table:table-cell>
          <table:table-cell office:value-type="float" office:value="273.52740481299401" table:style-name="ce1">
            <text:p>273,5274048</text:p>
          </table:table-cell>
          <table:table-cell office:value-type="float" office:value="77.474810043819204" table:style-name="ce1">
            <text:p>77,47481004</text:p>
          </table:table-cell>
          <table:table-cell office:value-type="float" office:value="103.545260794911" table:style-name="ce1">
            <text:p>103,5452608</text:p>
          </table:table-cell>
          <table:table-cell office:value-type="float" office:value="134.96185147523201" table:style-name="ce1">
            <text:p>134,9618515</text:p>
          </table:table-cell>
          <table:table-cell office:value-type="float" office:value="28.256721374806201" table:style-name="ce1">
            <text:p>28,25672137</text:p>
          </table:table-cell>
          <table:table-cell office:value-type="float" office:value="105.69257898531301" table:style-name="ce1">
            <text:p>105,692579</text:p>
          </table:table-cell>
          <table:table-cell office:value-type="float" office:value="36.874438004642698" table:style-name="ce1">
            <text:p>36,874438</text:p>
          </table:table-cell>
          <table:table-cell office:value-type="float" office:value="28.732704799505299" table:style-name="ce1">
            <text:p>28,7327048</text:p>
          </table:table-cell>
          <table:table-cell office:value-type="float" office:value="40.929072844922203" table:style-name="ce1">
            <text:p>40,92907284</text:p>
          </table:table-cell>
          <table:table-cell office:value-type="float" office:value="69.170884859221204" table:style-name="ce1">
            <text:p>69,17088486</text:p>
          </table:table-cell>
          <table:table-cell office:value-type="float" office:value="297.21231205503602" table:style-name="ce1">
            <text:p>297,2123121</text:p>
          </table:table-cell>
          <table:table-cell office:value-type="float" office:value="244.05507935367299" table:style-name="ce1">
            <text:p>244,0550794</text:p>
          </table:table-cell>
          <table:table-cell office:value-type="float" office:value="138.16516374145499" table:style-name="ce1">
            <text:p>138,1651637</text:p>
          </table:table-cell>
          <table:table-cell office:value-type="float" office:value="28.827663698561601" table:style-name="ce1">
            <text:p>28,8276637</text:p>
          </table:table-cell>
          <table:table-cell office:value-type="float" office:value="203.86360412782" table:style-name="ce1">
            <text:p>203,8636041</text:p>
          </table:table-cell>
          <table:table-cell office:value-type="float" office:value="125.760924905141" table:style-name="ce1">
            <text:p>125,7609249</text:p>
          </table:table-cell>
          <table:table-cell office:value-type="float" office:value="207.86675929837099" table:style-name="ce1">
            <text:p>207,8667593</text:p>
          </table:table-cell>
          <table:table-cell office:value-type="float" office:value="336.21043072508598" table:style-name="ce1">
            <text:p>336,2104307</text:p>
          </table:table-cell>
          <table:table-cell office:value-type="float" office:value="68.9217896137922" table:style-name="ce1">
            <text:p>68,92178961</text:p>
          </table:table-cell>
          <table:table-cell table:style-name="ce1"/>
          <table:table-cell office:value-type="float" office:value="130.10635179933928" table:formula="of:=AVERAGE([.B12:.U12])" table:style-name="ce1">
            <text:p>130,1063518</text:p>
          </table:table-cell>
          <table:table-cell office:value-type="float" office:value="104.61891989011201" table:formula="of:=MEDIAN([.B12:.U12])" table:style-name="ce1">
            <text:p>104,6189199</text:p>
          </table:table-cell>
          <table:table-cell office:value-type="float" office:value="204.86439292045776" table:formula="of:=QUARTILE([.B12:.U12];3)" table:style-name="ce1">
            <text:p>204,8643929</text:p>
          </table:table-cell>
          <table:table-cell table:number-columns-repeated="16359" table:style-name="ce1"/>
        </table:table-row>
        <table:table-row table:style-name="ro1">
          <table:table-cell office:value-type="float" office:value="120000" table:style-name="ce1">
            <text:p>120000</text:p>
          </table:table-cell>
          <table:table-cell office:value-type="float" office:value="196.933629668447" table:style-name="ce1">
            <text:p>196,9336297</text:p>
          </table:table-cell>
          <table:table-cell office:value-type="float" office:value="276.771535020947" table:style-name="ce1">
            <text:p>276,771535</text:p>
          </table:table-cell>
          <table:table-cell office:value-type="float" office:value="93.530647318306904" table:style-name="ce1">
            <text:p>93,53064732</text:p>
          </table:table-cell>
          <table:table-cell office:value-type="float" office:value="174.903051685039" table:style-name="ce1">
            <text:p>174,9030517</text:p>
          </table:table-cell>
          <table:table-cell office:value-type="float" office:value="188.48612235618199" table:style-name="ce1">
            <text:p>188,4861224</text:p>
          </table:table-cell>
          <table:table-cell office:value-type="float" office:value="31.475177872506599" table:style-name="ce1">
            <text:p>31,47517787</text:p>
          </table:table-cell>
          <table:table-cell office:value-type="float" office:value="200.56875608693699" table:style-name="ce1">
            <text:p>200,5687561</text:p>
          </table:table-cell>
          <table:table-cell office:value-type="float" office:value="148.54759184415201" table:style-name="ce1">
            <text:p>148,5475918</text:p>
          </table:table-cell>
          <table:table-cell office:value-type="float" office:value="35.927883094029397" table:style-name="ce1">
            <text:p>35,92788309</text:p>
          </table:table-cell>
          <table:table-cell office:value-type="float" office:value="41.122761261274" table:style-name="ce1">
            <text:p>41,12276126</text:p>
          </table:table-cell>
          <table:table-cell office:value-type="float" office:value="84.885527081451698" table:style-name="ce1">
            <text:p>84,88552708</text:p>
          </table:table-cell>
          <table:table-cell office:value-type="float" office:value="315.63681890168999" table:style-name="ce1">
            <text:p>315,6368189</text:p>
          </table:table-cell>
          <table:table-cell office:value-type="float" office:value="263.09274618198299" table:style-name="ce1">
            <text:p>263,0927462</text:p>
          </table:table-cell>
          <table:table-cell office:value-type="float" office:value="149.99945016662201" table:style-name="ce1">
            <text:p>149,9994502</text:p>
          </table:table-cell>
          <table:table-cell office:value-type="float" office:value="39.242538690867498" table:style-name="ce1">
            <text:p>39,24253869</text:p>
          </table:table-cell>
          <table:table-cell office:value-type="float" office:value="237.93943174673799" table:style-name="ce1">
            <text:p>237,9394317</text:p>
          </table:table-cell>
          <table:table-cell office:value-type="float" office:value="165.18541702244201" table:style-name="ce1">
            <text:p>165,185417</text:p>
          </table:table-cell>
          <table:table-cell office:value-type="float" office:value="198.34085736263901" table:style-name="ce1">
            <text:p>198,3408574</text:p>
          </table:table-cell>
          <table:table-cell office:value-type="float" office:value="333.46765577254399" table:style-name="ce1">
            <text:p>333,4676558</text:p>
          </table:table-cell>
          <table:table-cell office:value-type="float" office:value="60.872614958864503" table:style-name="ce1">
            <text:p>60,87261496</text:p>
          </table:table-cell>
          <table:table-cell table:style-name="ce1"/>
          <table:table-cell office:value-type="float" office:value="161.84651070468314" table:formula="of:=AVERAGE([.B13:.U13])" table:style-name="ce1">
            <text:p>161,8465107</text:p>
          </table:table-cell>
          <table:table-cell office:value-type="float" office:value="170.04423435374051" table:formula="of:=MEDIAN([.B13:.U13])" table:style-name="ce1">
            <text:p>170,0442344</text:p>
          </table:table-cell>
          <table:table-cell office:value-type="float" office:value="209.91142500188724" table:formula="of:=QUARTILE([.B13:.U13];3)" table:style-name="ce1">
            <text:p>209,911425</text:p>
          </table:table-cell>
          <table:table-cell table:number-columns-repeated="16359" table:style-name="ce1"/>
        </table:table-row>
        <table:table-row table:style-name="ro1">
          <table:table-cell office:value-type="float" office:value="130000" table:style-name="ce1">
            <text:p>130000</text:p>
          </table:table-cell>
          <table:table-cell office:value-type="float" office:value="223.38953632677999" table:style-name="ce1">
            <text:p>223,3895363</text:p>
          </table:table-cell>
          <table:table-cell office:value-type="float" office:value="284.83882190530699" table:style-name="ce1">
            <text:p>284,8388219</text:p>
          </table:table-cell>
          <table:table-cell office:value-type="float" office:value="110.583895140815" table:style-name="ce1">
            <text:p>110,5838951</text:p>
          </table:table-cell>
          <table:table-cell office:value-type="float" office:value="69.739045475264106" table:style-name="ce1">
            <text:p>69,73904548</text:p>
          </table:table-cell>
          <table:table-cell office:value-type="float" office:value="181.99041923858201" table:style-name="ce1">
            <text:p>181,9904192</text:p>
          </table:table-cell>
          <table:table-cell office:value-type="float" office:value="32.407375647785699" table:style-name="ce1">
            <text:p>32,40737565</text:p>
          </table:table-cell>
          <table:table-cell office:value-type="float" office:value="213.825882462252" table:style-name="ce1">
            <text:p>213,8258825</text:p>
          </table:table-cell>
          <table:table-cell office:value-type="float" office:value="144.350709448461" table:style-name="ce1">
            <text:p>144,3507094</text:p>
          </table:table-cell>
          <table:table-cell office:value-type="float" office:value="12.8176425071459" table:style-name="ce1">
            <text:p>12,81764251</text:p>
          </table:table-cell>
          <table:table-cell office:value-type="float" office:value="42.678727359239403" table:style-name="ce1">
            <text:p>42,67872736</text:p>
          </table:table-cell>
          <table:table-cell office:value-type="float" office:value="109.242548912798" table:style-name="ce1">
            <text:p>109,2425489</text:p>
          </table:table-cell>
          <table:table-cell office:value-type="float" office:value="332.16600242716498" table:style-name="ce1">
            <text:p>332,1660024</text:p>
          </table:table-cell>
          <table:table-cell office:value-type="float" office:value="290.96516697679402" table:style-name="ce1">
            <text:p>290,965167</text:p>
          </table:table-cell>
          <table:table-cell office:value-type="float" office:value="178.75372658161001" table:style-name="ce1">
            <text:p>178,7537266</text:p>
          </table:table-cell>
          <table:table-cell office:value-type="float" office:value="42.438424421883397" table:style-name="ce1">
            <text:p>42,43842442</text:p>
          </table:table-cell>
          <table:table-cell office:value-type="float" office:value="252.08452862783" table:style-name="ce1">
            <text:p>252,0845286</text:p>
          </table:table-cell>
          <table:table-cell office:value-type="float" office:value="121.338732089128" table:style-name="ce1">
            <text:p>121,3387321</text:p>
          </table:table-cell>
          <table:table-cell office:value-type="float" office:value="271.13979938805898" table:style-name="ce1">
            <text:p>271,1397994</text:p>
          </table:table-cell>
          <table:table-cell office:value-type="float" office:value="338.33370441232398" table:style-name="ce1">
            <text:p>338,3337044</text:p>
          </table:table-cell>
          <table:table-cell office:value-type="float" office:value="35.037879068419798" table:style-name="ce1">
            <text:p>35,03787907</text:p>
          </table:table-cell>
          <table:table-cell table:style-name="ce1"/>
          <table:table-cell office:value-type="float" office:value="164.40612842088217" table:formula="of:=AVERAGE([.B14:.U14])" table:style-name="ce1">
            <text:p>164,4061284</text:p>
          </table:table-cell>
          <table:table-cell office:value-type="float" office:value="161.55221801503552" table:formula="of:=MEDIAN([.B14:.U14])" table:style-name="ce1">
            <text:p>161,552218</text:p>
          </table:table-cell>
          <table:table-cell office:value-type="float" office:value="256.84834631788726" table:formula="of:=QUARTILE([.B14:.U14];3)" table:style-name="ce1">
            <text:p>256,8483463</text:p>
          </table:table-cell>
          <table:table-cell table:number-columns-repeated="16359" table:style-name="ce1"/>
        </table:table-row>
        <table:table-row table:style-name="ro1">
          <table:table-cell office:value-type="float" office:value="140000" table:style-name="ce1">
            <text:p>140000</text:p>
          </table:table-cell>
          <table:table-cell office:value-type="float" office:value="250.61093749487699" table:style-name="ce1">
            <text:p>250,6109375</text:p>
          </table:table-cell>
          <table:table-cell office:value-type="float" office:value="289.226684165633" table:style-name="ce1">
            <text:p>289,2266842</text:p>
          </table:table-cell>
          <table:table-cell office:value-type="float" office:value="172.66314381554" table:style-name="ce1">
            <text:p>172,6631438</text:p>
          </table:table-cell>
          <table:table-cell office:value-type="float" office:value="135.77378044445999" table:style-name="ce1">
            <text:p>135,7737804</text:p>
          </table:table-cell>
          <table:table-cell office:value-type="float" office:value="209.83340105318101" table:style-name="ce1">
            <text:p>209,8334011</text:p>
          </table:table-cell>
          <table:table-cell office:value-type="float" office:value="30.824265257729401" table:style-name="ce1">
            <text:p>30,82426526</text:p>
          </table:table-cell>
          <table:table-cell office:value-type="float" office:value="188.81381807669899" table:style-name="ce1">
            <text:p>188,8138181</text:p>
          </table:table-cell>
          <table:table-cell office:value-type="float" office:value="178.29484202175101" table:style-name="ce1">
            <text:p>178,294842</text:p>
          </table:table-cell>
          <table:table-cell office:value-type="float" office:value="57.3070607989658" table:style-name="ce1">
            <text:p>57,3070608</text:p>
          </table:table-cell>
          <table:table-cell office:value-type="float" office:value="41.982834999355703" table:style-name="ce1">
            <text:p>41,982835</text:p>
          </table:table-cell>
          <table:table-cell office:value-type="float" office:value="119.695194523583" table:style-name="ce1">
            <text:p>119,6951945</text:p>
          </table:table-cell>
          <table:table-cell office:value-type="float" office:value="329.60341866053898" table:style-name="ce1">
            <text:p>329,6034187</text:p>
          </table:table-cell>
          <table:table-cell office:value-type="float" office:value="275.690601037286" table:style-name="ce1">
            <text:p>275,690601</text:p>
          </table:table-cell>
          <table:table-cell office:value-type="float" office:value="185.26692825908401" table:style-name="ce1">
            <text:p>185,2669283</text:p>
          </table:table-cell>
          <table:table-cell office:value-type="float" office:value="44.047675013841499" table:style-name="ce1">
            <text:p>44,04767501</text:p>
          </table:table-cell>
          <table:table-cell office:value-type="float" office:value="260.25103211023401" table:style-name="ce1">
            <text:p>260,2510321</text:p>
          </table:table-cell>
          <table:table-cell office:value-type="float" office:value="125.750942597537" table:style-name="ce1">
            <text:p>125,7509426</text:p>
          </table:table-cell>
          <table:table-cell office:value-type="float" office:value="304.66305923627698" table:style-name="ce1">
            <text:p>304,6630592</text:p>
          </table:table-cell>
          <table:table-cell office:value-type="float" office:value="342.93856702004399" table:style-name="ce1">
            <text:p>342,938567</text:p>
          </table:table-cell>
          <table:table-cell office:value-type="float" office:value="22.6450169965104" table:style-name="ce1">
            <text:p>22,645017</text:p>
          </table:table-cell>
          <table:table-cell table:style-name="ce1"/>
          <table:table-cell office:value-type="float" office:value="178.29416017915642" table:formula="of:=AVERAGE([.B15:.U15])" table:style-name="ce1">
            <text:p>178,2941602</text:p>
          </table:table-cell>
          <table:table-cell office:value-type="float" office:value="181.78088514041752" table:formula="of:=MEDIAN([.B15:.U15])" table:style-name="ce1">
            <text:p>181,7808851</text:p>
          </table:table-cell>
          <table:table-cell office:value-type="float" office:value="264.11092434199702" table:formula="of:=QUARTILE([.B15:.U15];3)" table:style-name="ce1">
            <text:p>264,1109243</text:p>
          </table:table-cell>
          <table:table-cell table:number-columns-repeated="16359" table:style-name="ce1"/>
        </table:table-row>
        <table:table-row table:style-name="ro1">
          <table:table-cell office:value-type="float" office:value="150000" table:style-name="ce1">
            <text:p>150000</text:p>
          </table:table-cell>
          <table:table-cell office:value-type="float" office:value="228.020766562359" table:style-name="ce1">
            <text:p>228,0207666</text:p>
          </table:table-cell>
          <table:table-cell office:value-type="float" office:value="299.15556766402801" table:style-name="ce1">
            <text:p>299,1555677</text:p>
          </table:table-cell>
          <table:table-cell office:value-type="float" office:value="181.31169582491199" table:style-name="ce1">
            <text:p>181,3116958</text:p>
          </table:table-cell>
          <table:table-cell office:value-type="float" office:value="169.73537135638301" table:style-name="ce1">
            <text:p>169,7353714</text:p>
          </table:table-cell>
          <table:table-cell office:value-type="float" office:value="229.15924642522" table:style-name="ce1">
            <text:p>229,1592464</text:p>
          </table:table-cell>
          <table:table-cell office:value-type="float" office:value="33.514306032564697" table:style-name="ce1">
            <text:p>33,51430603</text:p>
          </table:table-cell>
          <table:table-cell office:value-type="float" office:value="227.43419886843" table:style-name="ce1">
            <text:p>227,4341989</text:p>
          </table:table-cell>
          <table:table-cell office:value-type="float" office:value="166.196874514727" table:style-name="ce1">
            <text:p>166,1968745</text:p>
          </table:table-cell>
          <table:table-cell office:value-type="float" office:value="60.400879521644299" table:style-name="ce1">
            <text:p>60,40087952</text:p>
          </table:table-cell>
          <table:table-cell office:value-type="float" office:value="41.855469264365802" table:style-name="ce1">
            <text:p>41,85546926</text:p>
          </table:table-cell>
          <table:table-cell office:value-type="float" office:value="97.298780954100394" table:style-name="ce1">
            <text:p>97,29878095</text:p>
          </table:table-cell>
          <table:table-cell office:value-type="float" office:value="314.64129548999" table:style-name="ce1">
            <text:p>314,6412955</text:p>
          </table:table-cell>
          <table:table-cell office:value-type="float" office:value="289.97589460900502" table:style-name="ce1">
            <text:p>289,9758946</text:p>
          </table:table-cell>
          <table:table-cell office:value-type="float" office:value="192.52746426107001" table:style-name="ce1">
            <text:p>192,5274643</text:p>
          </table:table-cell>
          <table:table-cell office:value-type="float" office:value="43.297922850660903" table:style-name="ce1">
            <text:p>43,29792285</text:p>
          </table:table-cell>
          <table:table-cell office:value-type="float" office:value="264.67400958622602" table:style-name="ce1">
            <text:p>264,6740096</text:p>
          </table:table-cell>
          <table:table-cell office:value-type="float" office:value="88.924596239134502" table:style-name="ce1">
            <text:p>88,92459624</text:p>
          </table:table-cell>
          <table:table-cell office:value-type="float" office:value="309.434890914562" table:style-name="ce1">
            <text:p>309,4348909</text:p>
          </table:table-cell>
          <table:table-cell office:value-type="float" office:value="347.12490849375502" table:style-name="ce1">
            <text:p>347,1249085</text:p>
          </table:table-cell>
          <table:table-cell office:value-type="float" office:value="44.736380716394898" table:style-name="ce1">
            <text:p>44,73638072</text:p>
          </table:table-cell>
          <table:table-cell table:style-name="ce1"/>
          <table:table-cell office:value-type="float" office:value="181.47102600747661" table:formula="of:=AVERAGE([.B16:.U16])" table:style-name="ce1">
            <text:p>181,471026</text:p>
          </table:table-cell>
          <table:table-cell office:value-type="float" office:value="186.91958004299102" table:formula="of:=MEDIAN([.B16:.U16])" table:style-name="ce1">
            <text:p>186,91958</text:p>
          </table:table-cell>
          <table:table-cell office:value-type="float" office:value="270.99948084192079" table:formula="of:=QUARTILE([.B16:.U16];3)" table:style-name="ce1">
            <text:p>270,9994808</text:p>
          </table:table-cell>
          <table:table-cell table:number-columns-repeated="16359" table:style-name="ce1"/>
        </table:table-row>
        <table:table-row table:style-name="ro1">
          <table:table-cell office:value-type="float" office:value="160000" table:style-name="ce1">
            <text:p>160000</text:p>
          </table:table-cell>
          <table:table-cell office:value-type="float" office:value="238.580354090464" table:style-name="ce1">
            <text:p>238,5803541</text:p>
          </table:table-cell>
          <table:table-cell office:value-type="float" office:value="300.61016965840702" table:style-name="ce1">
            <text:p>300,6101697</text:p>
          </table:table-cell>
          <table:table-cell office:value-type="float" office:value="178.71515962283999" table:style-name="ce1">
            <text:p>178,7151596</text:p>
          </table:table-cell>
          <table:table-cell office:value-type="float" office:value="232.432226481832" table:style-name="ce1">
            <text:p>232,4322265</text:p>
          </table:table-cell>
          <table:table-cell office:value-type="float" office:value="203.255357353806" table:style-name="ce1">
            <text:p>203,2553574</text:p>
          </table:table-cell>
          <table:table-cell office:value-type="float" office:value="33.712062815821099" table:style-name="ce1">
            <text:p>33,71206282</text:p>
          </table:table-cell>
          <table:table-cell office:value-type="float" office:value="253.34433057840101" table:style-name="ce1">
            <text:p>253,3443306</text:p>
          </table:table-cell>
          <table:table-cell office:value-type="float" office:value="171.38640521203101" table:style-name="ce1">
            <text:p>171,3864052</text:p>
          </table:table-cell>
          <table:table-cell office:value-type="float" office:value="49.1174790860182" table:style-name="ce1">
            <text:p>49,11747909</text:p>
          </table:table-cell>
          <table:table-cell office:value-type="float" office:value="41.910763789901402" table:style-name="ce1">
            <text:p>41,91076379</text:p>
          </table:table-cell>
          <table:table-cell office:value-type="float" office:value="100.113883460989" table:style-name="ce1">
            <text:p>100,1138835</text:p>
          </table:table-cell>
          <table:table-cell office:value-type="float" office:value="328.362841754454" table:style-name="ce1">
            <text:p>328,3628418</text:p>
          </table:table-cell>
          <table:table-cell office:value-type="float" office:value="298.82326181835498" table:style-name="ce1">
            <text:p>298,8232618</text:p>
          </table:table-cell>
          <table:table-cell office:value-type="float" office:value="196.31234181801099" table:style-name="ce1">
            <text:p>196,3123418</text:p>
          </table:table-cell>
          <table:table-cell office:value-type="float" office:value="41.655702408153502" table:style-name="ce1">
            <text:p>41,65570241</text:p>
          </table:table-cell>
          <table:table-cell office:value-type="float" office:value="249.35729442908601" table:style-name="ce1">
            <text:p>249,3572944</text:p>
          </table:table-cell>
          <table:table-cell office:value-type="float" office:value="119.282322498958" table:style-name="ce1">
            <text:p>119,2823225</text:p>
          </table:table-cell>
          <table:table-cell office:value-type="float" office:value="324.92333801704802" table:style-name="ce1">
            <text:p>324,923338</text:p>
          </table:table-cell>
          <table:table-cell office:value-type="float" office:value="347.70371936588901" table:style-name="ce1">
            <text:p>347,7037194</text:p>
          </table:table-cell>
          <table:table-cell office:value-type="float" office:value="62.103432188214903" table:style-name="ce1">
            <text:p>62,10343219</text:p>
          </table:table-cell>
          <table:table-cell table:style-name="ce1"/>
          <table:table-cell office:value-type="float" office:value="188.58512232243402" table:formula="of:=AVERAGE([.B17:.U17])" table:style-name="ce1">
            <text:p>188,5851223</text:p>
          </table:table-cell>
          <table:table-cell office:value-type="float" office:value="199.78384958590851" table:formula="of:=MEDIAN([.B17:.U17])" table:style-name="ce1">
            <text:p>199,7838496</text:p>
          </table:table-cell>
          <table:table-cell office:value-type="float" office:value="264.71406338838949" table:formula="of:=QUARTILE([.B17:.U17];3)" table:style-name="ce1">
            <text:p>264,7140634</text:p>
          </table:table-cell>
          <table:table-cell table:number-columns-repeated="16359"/>
        </table:table-row>
        <table:table-row table:style-name="ro1">
          <table:table-cell office:value-type="float" office:value="170000" table:style-name="ce1">
            <text:p>170000</text:p>
          </table:table-cell>
          <table:table-cell office:value-type="float" office:value="286.48861618145799" table:style-name="ce1">
            <text:p>286,4886162</text:p>
          </table:table-cell>
          <table:table-cell office:value-type="float" office:value="313.50541038486898" table:style-name="ce1">
            <text:p>313,5054104</text:p>
          </table:table-cell>
          <table:table-cell office:value-type="float" office:value="201.87895972873801" table:style-name="ce1">
            <text:p>201,8789597</text:p>
          </table:table-cell>
          <table:table-cell office:value-type="float" office:value="236.46891233129199" table:style-name="ce1">
            <text:p>236,4689123</text:p>
          </table:table-cell>
          <table:table-cell office:value-type="float" office:value="237.90380355056999" table:style-name="ce1">
            <text:p>237,9038036</text:p>
          </table:table-cell>
          <table:table-cell office:value-type="float" office:value="38.010017938133402" table:style-name="ce1">
            <text:p>38,01001794</text:p>
          </table:table-cell>
          <table:table-cell office:value-type="float" office:value="251.53225672313701" table:style-name="ce1">
            <text:p>251,5322567</text:p>
          </table:table-cell>
          <table:table-cell office:value-type="float" office:value="120.36146262872499" table:style-name="ce1">
            <text:p>120,3614626</text:p>
          </table:table-cell>
          <table:table-cell office:value-type="float" office:value="19.1575495497319" table:style-name="ce1">
            <text:p>19,15754955</text:p>
          </table:table-cell>
          <table:table-cell office:value-type="float" office:value="39.584129984979597" table:style-name="ce1">
            <text:p>39,58412998</text:p>
          </table:table-cell>
          <table:table-cell office:value-type="float" office:value="137.91929975035001" table:style-name="ce1">
            <text:p>137,9192998</text:p>
          </table:table-cell>
          <table:table-cell office:value-type="float" office:value="319.71938578327803" table:style-name="ce1">
            <text:p>319,7193858</text:p>
          </table:table-cell>
          <table:table-cell office:value-type="float" office:value="300.59462049585102" table:style-name="ce1">
            <text:p>300,5946205</text:p>
          </table:table-cell>
          <table:table-cell office:value-type="float" office:value="279.39677633960503" table:style-name="ce1">
            <text:p>279,3967763</text:p>
          </table:table-cell>
          <table:table-cell office:value-type="float" office:value="44.690023018163799" table:style-name="ce1">
            <text:p>44,69002302</text:p>
          </table:table-cell>
          <table:table-cell office:value-type="float" office:value="301.14870342664898" table:style-name="ce1">
            <text:p>301,1487034</text:p>
          </table:table-cell>
          <table:table-cell office:value-type="float" office:value="147.78932543859099" table:style-name="ce1">
            <text:p>147,7893254</text:p>
          </table:table-cell>
          <table:table-cell office:value-type="float" office:value="323.737000262854" table:style-name="ce1">
            <text:p>323,7370003</text:p>
          </table:table-cell>
          <table:table-cell office:value-type="float" office:value="345.83428558761398" table:style-name="ce1">
            <text:p>345,8342856</text:p>
          </table:table-cell>
          <table:table-cell office:value-type="float" office:value="116.822747711237" table:style-name="ce1">
            <text:p>116,8227477</text:p>
          </table:table-cell>
          <table:table-cell table:style-name="ce1"/>
          <table:table-cell office:value-type="float" office:value="203.12716434079127" table:formula="of:=AVERAGE([.B18:.U18])" table:style-name="ce1">
            <text:p>203,1271643</text:p>
          </table:table-cell>
          <table:table-cell office:value-type="float" office:value="237.18635794093098" table:formula="of:=MEDIAN([.B18:.U18])" table:style-name="ce1">
            <text:p>237,1863579</text:p>
          </table:table-cell>
          <table:table-cell office:value-type="float" office:value="300.73314122855049" table:formula="of:=QUARTILE([.B18:.U18];3)" table:style-name="ce1">
            <text:p>300,7331412</text:p>
          </table:table-cell>
          <table:table-cell table:number-columns-repeated="16359"/>
        </table:table-row>
        <table:table-row table:style-name="ro1">
          <table:table-cell office:value-type="float" office:value="180000" table:style-name="ce1">
            <text:p>180000</text:p>
          </table:table-cell>
          <table:table-cell office:value-type="float" office:value="312.574210878695" table:style-name="ce1">
            <text:p>312,5742109</text:p>
          </table:table-cell>
          <table:table-cell office:value-type="float" office:value="320.22669922315799" table:style-name="ce1">
            <text:p>320,2266992</text:p>
          </table:table-cell>
          <table:table-cell office:value-type="float" office:value="235.80068237705399" table:style-name="ce1">
            <text:p>235,8006824</text:p>
          </table:table-cell>
          <table:table-cell office:value-type="float" office:value="259.34921680581198" table:style-name="ce1">
            <text:p>259,3492168</text:p>
          </table:table-cell>
          <table:table-cell office:value-type="float" office:value="261.80808699170802" table:style-name="ce1">
            <text:p>261,808087</text:p>
          </table:table-cell>
          <table:table-cell office:value-type="float" office:value="37.706534518005299" table:style-name="ce1">
            <text:p>37,70653452</text:p>
          </table:table-cell>
          <table:table-cell office:value-type="float" office:value="252.910546058839" table:style-name="ce1">
            <text:p>252,9105461</text:p>
          </table:table-cell>
          <table:table-cell office:value-type="float" office:value="173.877594475466" table:style-name="ce1">
            <text:p>173,8775945</text:p>
          </table:table-cell>
          <table:table-cell office:value-type="float" office:value="69.011451798263096" table:style-name="ce1">
            <text:p>69,0114518</text:p>
          </table:table-cell>
          <table:table-cell office:value-type="float" office:value="42.311469360458503" table:style-name="ce1">
            <text:p>42,31146936</text:p>
          </table:table-cell>
          <table:table-cell office:value-type="float" office:value="153.830313053965" table:style-name="ce1">
            <text:p>153,8303131</text:p>
          </table:table-cell>
          <table:table-cell office:value-type="float" office:value="337.03432946515301" table:style-name="ce1">
            <text:p>337,0343295</text:p>
          </table:table-cell>
          <table:table-cell office:value-type="float" office:value="290.72395144183298" table:style-name="ce1">
            <text:p>290,7239514</text:p>
          </table:table-cell>
          <table:table-cell office:value-type="float" office:value="249.063752719013" table:style-name="ce1">
            <text:p>249,0637527</text:p>
          </table:table-cell>
          <table:table-cell office:value-type="float" office:value="47.1210199239313" table:style-name="ce1">
            <text:p>47,12101992</text:p>
          </table:table-cell>
          <table:table-cell office:value-type="float" office:value="311.78165553135801" table:style-name="ce1">
            <text:p>311,7816555</text:p>
          </table:table-cell>
          <table:table-cell office:value-type="float" office:value="198.19401486348201" table:style-name="ce1">
            <text:p>198,1940149</text:p>
          </table:table-cell>
          <table:table-cell office:value-type="float" office:value="330.24133696204302" table:style-name="ce1">
            <text:p>330,241337</text:p>
          </table:table-cell>
          <table:table-cell office:value-type="float" office:value="343.10524719755801" table:style-name="ce1">
            <text:p>343,1052472</text:p>
          </table:table-cell>
          <table:table-cell office:value-type="float" office:value="161.088927802992" table:style-name="ce1">
            <text:p>161,0889278</text:p>
          </table:table-cell>
          <table:table-cell table:style-name="ce1"/>
          <table:table-cell office:value-type="float" office:value="219.38805207243931" table:formula="of:=AVERAGE([.B19:.U19])" table:style-name="ce1">
            <text:p>219,3880521</text:p>
          </table:table-cell>
          <table:table-cell office:value-type="float" office:value="250.98714938892601" table:formula="of:=MEDIAN([.B19:.U19])" table:style-name="ce1">
            <text:p>250,9871494</text:p>
          </table:table-cell>
          <table:table-cell office:value-type="float" office:value="311.97979436819224" table:formula="of:=QUARTILE([.B19:.U19];3)" table:style-name="ce1">
            <text:p>311,9797944</text:p>
          </table:table-cell>
          <table:table-cell table:number-columns-repeated="16359"/>
        </table:table-row>
        <table:table-row table:style-name="ro1">
          <table:table-cell office:value-type="float" office:value="190000" table:style-name="ce1">
            <text:p>190000</text:p>
          </table:table-cell>
          <table:table-cell office:value-type="float" office:value="303.71965097505301" table:style-name="ce1">
            <text:p>303,719651</text:p>
          </table:table-cell>
          <table:table-cell office:value-type="float" office:value="334.28621476571601" table:style-name="ce1">
            <text:p>334,2862148</text:p>
          </table:table-cell>
          <table:table-cell office:value-type="float" office:value="218.13077064107699" table:style-name="ce1">
            <text:p>218,1307706</text:p>
          </table:table-cell>
          <table:table-cell office:value-type="float" office:value="243.216358124333" table:style-name="ce1">
            <text:p>243,2163581</text:p>
          </table:table-cell>
          <table:table-cell office:value-type="float" office:value="231.20299560088901" table:style-name="ce1">
            <text:p>231,2029956</text:p>
          </table:table-cell>
          <table:table-cell office:value-type="float" office:value="39.753699432391898" table:style-name="ce1">
            <text:p>39,75369943</text:p>
          </table:table-cell>
          <table:table-cell office:value-type="float" office:value="294.91844461347898" table:style-name="ce1">
            <text:p>294,9184446</text:p>
          </table:table-cell>
          <table:table-cell office:value-type="float" office:value="216.91347655487201" table:style-name="ce1">
            <text:p>216,9134766</text:p>
          </table:table-cell>
          <table:table-cell office:value-type="float" office:value="42.108436931887901" table:style-name="ce1">
            <text:p>42,10843693</text:p>
          </table:table-cell>
          <table:table-cell office:value-type="float" office:value="42.146189220417" table:style-name="ce1">
            <text:p>42,14618922</text:p>
          </table:table-cell>
          <table:table-cell office:value-type="float" office:value="180.20163176420999" table:style-name="ce1">
            <text:p>180,2016318</text:p>
          </table:table-cell>
          <table:table-cell office:value-type="float" office:value="338.804254803471" table:style-name="ce1">
            <text:p>338,8042548</text:p>
          </table:table-cell>
          <table:table-cell office:value-type="float" office:value="315.66677127539202" table:style-name="ce1">
            <text:p>315,6667713</text:p>
          </table:table-cell>
          <table:table-cell office:value-type="float" office:value="308.95731244400099" table:style-name="ce1">
            <text:p>308,9573124</text:p>
          </table:table-cell>
          <table:table-cell office:value-type="float" office:value="38.7265104143736" table:style-name="ce1">
            <text:p>38,72651041</text:p>
          </table:table-cell>
          <table:table-cell office:value-type="float" office:value="319.16207154576102" table:style-name="ce1">
            <text:p>319,1620715</text:p>
          </table:table-cell>
          <table:table-cell office:value-type="float" office:value="187.17279892742101" table:style-name="ce1">
            <text:p>187,1727989</text:p>
          </table:table-cell>
          <table:table-cell office:value-type="float" office:value="335.15597138066897" table:style-name="ce1">
            <text:p>335,1559714</text:p>
          </table:table-cell>
          <table:table-cell office:value-type="float" office:value="349.05673555918401" table:style-name="ce1">
            <text:p>349,0567356</text:p>
          </table:table-cell>
          <table:table-cell office:value-type="float" office:value="166.44128347892701" table:style-name="ce1">
            <text:p>166,4412835</text:p>
          </table:table-cell>
          <table:table-cell table:style-name="ce1"/>
          <table:table-cell office:value-type="float" office:value="225.2870789226763" table:formula="of:=AVERAGE([.B20:.U20])" table:style-name="ce1">
            <text:p>225,2870789</text:p>
          </table:table-cell>
          <table:table-cell office:value-type="float" office:value="237.20967686261099" table:formula="of:=MEDIAN([.B20:.U20])" table:style-name="ce1">
            <text:p>237,2096769</text:p>
          </table:table-cell>
          <table:table-cell office:value-type="float" office:value="316.54059634298426" table:formula="of:=QUARTILE([.B20:.U20];3)" table:style-name="ce1">
            <text:p>316,5405963</text:p>
          </table:table-cell>
          <table:table-cell table:number-columns-repeated="16359"/>
        </table:table-row>
        <table:table-row table:style-name="ro1">
          <table:table-cell office:value-type="float" office:value="200000" table:style-name="ce1">
            <text:p>200000</text:p>
          </table:table-cell>
          <table:table-cell office:value-type="float" office:value="316.909973959821" table:style-name="ce1">
            <text:p>316,909974</text:p>
          </table:table-cell>
          <table:table-cell office:value-type="float" office:value="335.11953391084103" table:style-name="ce1">
            <text:p>335,1195339</text:p>
          </table:table-cell>
          <table:table-cell office:value-type="float" office:value="266.02222104251501" table:style-name="ce1">
            <text:p>266,022221</text:p>
          </table:table-cell>
          <table:table-cell office:value-type="float" office:value="223.596477110091" table:style-name="ce1">
            <text:p>223,5964771</text:p>
          </table:table-cell>
          <table:table-cell office:value-type="float" office:value="263.31296409256902" table:style-name="ce1">
            <text:p>263,3129641</text:p>
          </table:table-cell>
          <table:table-cell office:value-type="float" office:value="43.318572032488902" table:style-name="ce1">
            <text:p>43,31857203</text:p>
          </table:table-cell>
          <table:table-cell office:value-type="float" office:value="291.30048154770202" table:style-name="ce1">
            <text:p>291,3004815</text:p>
          </table:table-cell>
          <table:table-cell office:value-type="float" office:value="245.668324719395" table:style-name="ce1">
            <text:p>245,6683247</text:p>
          </table:table-cell>
          <table:table-cell office:value-type="float" office:value="54.065785816764901" table:style-name="ce1">
            <text:p>54,06578582</text:p>
          </table:table-cell>
          <table:table-cell office:value-type="float" office:value="44.204824878826599" table:style-name="ce1">
            <text:p>44,20482488</text:p>
          </table:table-cell>
          <table:table-cell office:value-type="float" office:value="245.43504675990201" table:style-name="ce1">
            <text:p>245,4350468</text:p>
          </table:table-cell>
          <table:table-cell office:value-type="float" office:value="341.48845106922698" table:style-name="ce1">
            <text:p>341,4884511</text:p>
          </table:table-cell>
          <table:table-cell office:value-type="float" office:value="306.78993022646102" table:style-name="ce1">
            <text:p>306,7899302</text:p>
          </table:table-cell>
          <table:table-cell office:value-type="float" office:value="307.160907197727" table:style-name="ce1">
            <text:p>307,1609072</text:p>
          </table:table-cell>
          <table:table-cell office:value-type="float" office:value="41.951637576738797" table:style-name="ce1">
            <text:p>41,95163758</text:p>
          </table:table-cell>
          <table:table-cell office:value-type="float" office:value="315.594482511455" table:style-name="ce1">
            <text:p>315,5944825</text:p>
          </table:table-cell>
          <table:table-cell office:value-type="float" office:value="204.91432770584501" table:style-name="ce1">
            <text:p>204,9143277</text:p>
          </table:table-cell>
          <table:table-cell office:value-type="float" office:value="336.20074028741101" table:style-name="ce1">
            <text:p>336,2007403</text:p>
          </table:table-cell>
          <table:table-cell office:value-type="float" office:value="351.31919095844398" table:style-name="ce1">
            <text:p>351,319191</text:p>
          </table:table-cell>
          <table:table-cell office:value-type="float" office:value="124.603685025472" table:style-name="ce1">
            <text:p>124,603685</text:p>
          </table:table-cell>
          <table:table-cell table:style-name="ce1"/>
          <table:table-cell office:value-type="float" office:value="232.94887792148484" table:formula="of:=AVERAGE([.B21:.U21])" table:style-name="ce1">
            <text:p>232,9488779</text:p>
          </table:table-cell>
          <table:table-cell office:value-type="float" office:value="264.66759256754199" table:formula="of:=MEDIAN([.B21:.U21])" table:style-name="ce1">
            <text:p>264,6675926</text:p>
          </table:table-cell>
          <table:table-cell office:value-type="float" office:value="315.92335537354649" table:formula="of:=QUARTILE([.B21:.U21];3)" table:style-name="ce1">
            <text:p>315,9233554</text:p>
          </table:table-cell>
          <table:table-cell table:number-columns-repeated="16359"/>
        </table:table-row>
        <table:table-row table:style-name="ro1">
          <table:table-cell office:value-type="float" office:value="210000" table:style-name="ce1">
            <text:p>210000</text:p>
          </table:table-cell>
          <table:table-cell office:value-type="float" office:value="314.49075928316398" table:style-name="ce1">
            <text:p>314,4907593</text:p>
          </table:table-cell>
          <table:table-cell office:value-type="float" office:value="345.77294701356101" table:style-name="ce1">
            <text:p>345,772947</text:p>
          </table:table-cell>
          <table:table-cell office:value-type="float" office:value="279.02974026917099" table:style-name="ce1">
            <text:p>279,0297403</text:p>
          </table:table-cell>
          <table:table-cell office:value-type="float" office:value="262.28210664436898" table:style-name="ce1">
            <text:p>262,2821066</text:p>
          </table:table-cell>
          <table:table-cell office:value-type="float" office:value="276.985398934248" table:style-name="ce1">
            <text:p>276,9853989</text:p>
          </table:table-cell>
          <table:table-cell office:value-type="float" office:value="44.918742449359002" table:style-name="ce1">
            <text:p>44,91874245</text:p>
          </table:table-cell>
          <table:table-cell office:value-type="float" office:value="286.53913631752999" table:style-name="ce1">
            <text:p>286,5391363</text:p>
          </table:table-cell>
          <table:table-cell office:value-type="float" office:value="264.66903083570497" table:style-name="ce1">
            <text:p>264,6690308</text:p>
          </table:table-cell>
          <table:table-cell office:value-type="float" office:value="89.262032930655593" table:style-name="ce1">
            <text:p>89,26203293</text:p>
          </table:table-cell>
          <table:table-cell office:value-type="float" office:value="43.326802191959601" table:style-name="ce1">
            <text:p>43,32680219</text:p>
          </table:table-cell>
          <table:table-cell office:value-type="float" office:value="254.59476701521299" table:style-name="ce1">
            <text:p>254,594767</text:p>
          </table:table-cell>
          <table:table-cell office:value-type="float" office:value="350.10744379571702" table:style-name="ce1">
            <text:p>350,1074438</text:p>
          </table:table-cell>
          <table:table-cell office:value-type="float" office:value="314.37682326018" table:style-name="ce1">
            <text:p>314,3768233</text:p>
          </table:table-cell>
          <table:table-cell office:value-type="float" office:value="315.81407766680002" table:style-name="ce1">
            <text:p>315,8140777</text:p>
          </table:table-cell>
          <table:table-cell office:value-type="float" office:value="45.887967084623199" table:style-name="ce1">
            <text:p>45,88796708</text:p>
          </table:table-cell>
          <table:table-cell office:value-type="float" office:value="326.21026636261701" table:style-name="ce1">
            <text:p>326,2102664</text:p>
          </table:table-cell>
          <table:table-cell office:value-type="float" office:value="301.26903232215602" table:style-name="ce1">
            <text:p>301,2690323</text:p>
          </table:table-cell>
          <table:table-cell office:value-type="float" office:value="336.34555971046098" table:style-name="ce1">
            <text:p>336,3455597</text:p>
          </table:table-cell>
          <table:table-cell office:value-type="float" office:value="352.147111493267" table:style-name="ce1">
            <text:p>352,1471115</text:p>
          </table:table-cell>
          <table:table-cell office:value-type="float" office:value="249.60516030771299" table:style-name="ce1">
            <text:p>249,6051603</text:p>
          </table:table-cell>
          <table:table-cell table:style-name="ce1"/>
          <table:table-cell office:value-type="float" office:value="252.68174529442354" table:formula="of:=AVERAGE([.B22:.U22])" table:style-name="ce1">
            <text:p>252,6817453</text:p>
          </table:table-cell>
          <table:table-cell office:value-type="float" office:value="282.78443829335049" table:formula="of:=MEDIAN([.B22:.U22])" table:style-name="ce1">
            <text:p>282,7844383</text:p>
          </table:table-cell>
          <table:table-cell office:value-type="float" office:value="318.41312484075428" table:formula="of:=QUARTILE([.B22:.U22];3)" table:style-name="ce1">
            <text:p>318,4131248</text:p>
          </table:table-cell>
          <table:table-cell table:number-columns-repeated="16359"/>
        </table:table-row>
        <table:table-row table:style-name="ro1">
          <table:table-cell office:value-type="float" office:value="220000" table:style-name="ce1">
            <text:p>220000</text:p>
          </table:table-cell>
          <table:table-cell office:value-type="float" office:value="319.60005396071" table:style-name="ce1">
            <text:p>319,600054</text:p>
          </table:table-cell>
          <table:table-cell office:value-type="float" office:value="344.61777582013798" table:style-name="ce1">
            <text:p>344,6177758</text:p>
          </table:table-cell>
          <table:table-cell office:value-type="float" office:value="302.41702052608002" table:style-name="ce1">
            <text:p>302,4170205</text:p>
          </table:table-cell>
          <table:table-cell office:value-type="float" office:value="252.59441669221101" table:style-name="ce1">
            <text:p>252,5944167</text:p>
          </table:table-cell>
          <table:table-cell office:value-type="float" office:value="254.06915135770501" table:style-name="ce1">
            <text:p>254,0691514</text:p>
          </table:table-cell>
          <table:table-cell office:value-type="float" office:value="44.472941128048298" table:style-name="ce1">
            <text:p>44,47294113</text:p>
          </table:table-cell>
          <table:table-cell office:value-type="float" office:value="287.29650096172401" table:style-name="ce1">
            <text:p>287,296501</text:p>
          </table:table-cell>
          <table:table-cell office:value-type="float" office:value="269.63340431903998" table:style-name="ce1">
            <text:p>269,6334043</text:p>
          </table:table-cell>
          <table:table-cell office:value-type="float" office:value="88.147476511260095" table:style-name="ce1">
            <text:p>88,14747651</text:p>
          </table:table-cell>
          <table:table-cell office:value-type="float" office:value="45.509513357800202" table:style-name="ce1">
            <text:p>45,50951336</text:p>
          </table:table-cell>
          <table:table-cell office:value-type="float" office:value="267.451242327584" table:style-name="ce1">
            <text:p>267,4512423</text:p>
          </table:table-cell>
          <table:table-cell office:value-type="float" office:value="345.10126532906003" table:style-name="ce1">
            <text:p>345,1012653</text:p>
          </table:table-cell>
          <table:table-cell office:value-type="float" office:value="331.05807070316399" table:style-name="ce1">
            <text:p>331,0580707</text:p>
          </table:table-cell>
          <table:table-cell office:value-type="float" office:value="312.81619861216399" table:style-name="ce1">
            <text:p>312,8161986</text:p>
          </table:table-cell>
          <table:table-cell office:value-type="float" office:value="45.806330507965399" table:style-name="ce1">
            <text:p>45,80633051</text:p>
          </table:table-cell>
          <table:table-cell office:value-type="float" office:value="327.88182600315997" table:style-name="ce1">
            <text:p>327,881826</text:p>
          </table:table-cell>
          <table:table-cell office:value-type="float" office:value="300.171534482298" table:style-name="ce1">
            <text:p>300,1715345</text:p>
          </table:table-cell>
          <table:table-cell office:value-type="float" office:value="337.67882032013699" table:style-name="ce1">
            <text:p>337,6788203</text:p>
          </table:table-cell>
          <table:table-cell office:value-type="float" office:value="353.28322557869399" table:style-name="ce1">
            <text:p>353,2832256</text:p>
          </table:table-cell>
          <table:table-cell office:value-type="float" office:value="253.88639277081401" table:style-name="ce1">
            <text:p>253,8863928</text:p>
          </table:table-cell>
          <table:table-cell table:style-name="ce1"/>
          <table:table-cell office:value-type="float" office:value="254.17465806348793" table:formula="of:=AVERAGE([.B23:.U23])" table:style-name="ce1">
            <text:p>254,1746581</text:p>
          </table:table-cell>
          <table:table-cell office:value-type="float" office:value="293.734017722011" table:formula="of:=MEDIAN([.B23:.U23])" table:style-name="ce1">
            <text:p>293,7340177</text:p>
          </table:table-cell>
          <table:table-cell office:value-type="float" office:value="328.67588717816096" table:formula="of:=QUARTILE([.B23:.U23];3)" table:style-name="ce1">
            <text:p>328,6758872</text:p>
          </table:table-cell>
          <table:table-cell table:number-columns-repeated="16359"/>
        </table:table-row>
        <table:table-row table:style-name="ro1">
          <table:table-cell office:value-type="float" office:value="230000" table:style-name="ce1">
            <text:p>230000</text:p>
          </table:table-cell>
          <table:table-cell office:value-type="float" office:value="323.031810687296" table:style-name="ce1">
            <text:p>323,0318107</text:p>
          </table:table-cell>
          <table:table-cell office:value-type="float" office:value="352.04634032265699" table:style-name="ce1">
            <text:p>352,0463403</text:p>
          </table:table-cell>
          <table:table-cell office:value-type="float" office:value="310.59847128814602" table:style-name="ce1">
            <text:p>310,5984713</text:p>
          </table:table-cell>
          <table:table-cell office:value-type="float" office:value="248.66941362870901" table:style-name="ce1">
            <text:p>248,6694136</text:p>
          </table:table-cell>
          <table:table-cell office:value-type="float" office:value="251.97555397987401" table:style-name="ce1">
            <text:p>251,975554</text:p>
          </table:table-cell>
          <table:table-cell office:value-type="float" office:value="43.5724123024956" table:style-name="ce1">
            <text:p>43,5724123</text:p>
          </table:table-cell>
          <table:table-cell office:value-type="float" office:value="280.773692125423" table:style-name="ce1">
            <text:p>280,7736921</text:p>
          </table:table-cell>
          <table:table-cell office:value-type="float" office:value="266.90995410297302" table:style-name="ce1">
            <text:p>266,9099541</text:p>
          </table:table-cell>
          <table:table-cell office:value-type="float" office:value="63.020289577999101" table:style-name="ce1">
            <text:p>63,02028958</text:p>
          </table:table-cell>
          <table:table-cell office:value-type="float" office:value="46.144504382947602" table:style-name="ce1">
            <text:p>46,14450438</text:p>
          </table:table-cell>
          <table:table-cell office:value-type="float" office:value="257.83445170061901" table:style-name="ce1">
            <text:p>257,8344517</text:p>
          </table:table-cell>
          <table:table-cell office:value-type="float" office:value="347.89132798318599" table:style-name="ce1">
            <text:p>347,891328</text:p>
          </table:table-cell>
          <table:table-cell office:value-type="float" office:value="335.54613610990299" table:style-name="ce1">
            <text:p>335,5461361</text:p>
          </table:table-cell>
          <table:table-cell office:value-type="float" office:value="331.131704906474" table:style-name="ce1">
            <text:p>331,1317049</text:p>
          </table:table-cell>
          <table:table-cell office:value-type="float" office:value="46.905052630375998" table:style-name="ce1">
            <text:p>46,90505263</text:p>
          </table:table-cell>
          <table:table-cell office:value-type="float" office:value="333.13203440843603" table:style-name="ce1">
            <text:p>333,1320344</text:p>
          </table:table-cell>
          <table:table-cell office:value-type="float" office:value="246.492916024012" table:style-name="ce1">
            <text:p>246,492916</text:p>
          </table:table-cell>
          <table:table-cell office:value-type="float" office:value="339.87326932973798" table:style-name="ce1">
            <text:p>339,8732693</text:p>
          </table:table-cell>
          <table:table-cell office:value-type="float" office:value="358.21404984898498" table:style-name="ce1">
            <text:p>358,2140498</text:p>
          </table:table-cell>
          <table:table-cell office:value-type="float" office:value="267.793441904605" table:style-name="ce1">
            <text:p>267,7934419</text:p>
          </table:table-cell>
          <table:table-cell table:style-name="ce1"/>
          <table:table-cell office:value-type="float" office:value="252.57784136224274" table:formula="of:=AVERAGE([.B24:.U24])" table:style-name="ce1">
            <text:p>252,5778414</text:p>
          </table:table-cell>
          <table:table-cell office:value-type="float" office:value="274.283567015014" table:formula="of:=MEDIAN([.B24:.U24])" table:style-name="ce1">
            <text:p>274,283567</text:p>
          </table:table-cell>
          <table:table-cell office:value-type="float" office:value="333.73555983380277" table:formula="of:=QUARTILE([.B24:.U24];3)" table:style-name="ce1">
            <text:p>333,7355598</text:p>
          </table:table-cell>
          <table:table-cell table:number-columns-repeated="16359"/>
        </table:table-row>
        <table:table-row table:style-name="ro1">
          <table:table-cell office:value-type="float" office:value="240000" table:style-name="ce1">
            <text:p>240000</text:p>
          </table:table-cell>
          <table:table-cell office:value-type="float" office:value="326.83784970369101" table:style-name="ce1">
            <text:p>326,8378497</text:p>
          </table:table-cell>
          <table:table-cell office:value-type="float" office:value="347.98204827401099" table:style-name="ce1">
            <text:p>347,9820483</text:p>
          </table:table-cell>
          <table:table-cell office:value-type="float" office:value="312.96469044429801" table:style-name="ce1">
            <text:p>312,9646904</text:p>
          </table:table-cell>
          <table:table-cell office:value-type="float" office:value="255.00525793958101" table:style-name="ce1">
            <text:p>255,0052579</text:p>
          </table:table-cell>
          <table:table-cell office:value-type="float" office:value="239.022819474638" table:style-name="ce1">
            <text:p>239,0228195</text:p>
          </table:table-cell>
          <table:table-cell office:value-type="float" office:value="42.952821975493997" table:style-name="ce1">
            <text:p>42,95282198</text:p>
          </table:table-cell>
          <table:table-cell office:value-type="float" office:value="292.54190167468499" table:style-name="ce1">
            <text:p>292,5419017</text:p>
          </table:table-cell>
          <table:table-cell office:value-type="float" office:value="267.42449044834302" table:style-name="ce1">
            <text:p>267,4244904</text:p>
          </table:table-cell>
          <table:table-cell office:value-type="float" office:value="67.864617386176704" table:style-name="ce1">
            <text:p>67,86461739</text:p>
          </table:table-cell>
          <table:table-cell office:value-type="float" office:value="46.241803607612503" table:style-name="ce1">
            <text:p>46,24180361</text:p>
          </table:table-cell>
          <table:table-cell office:value-type="float" office:value="280.41925886911298" table:style-name="ce1">
            <text:p>280,4192589</text:p>
          </table:table-cell>
          <table:table-cell office:value-type="float" office:value="350.15439327781502" table:style-name="ce1">
            <text:p>350,1543933</text:p>
          </table:table-cell>
          <table:table-cell office:value-type="float" office:value="340.76318382091603" table:style-name="ce1">
            <text:p>340,7631838</text:p>
          </table:table-cell>
          <table:table-cell office:value-type="float" office:value="333.65776670425402" table:style-name="ce1">
            <text:p>333,6577667</text:p>
          </table:table-cell>
          <table:table-cell office:value-type="float" office:value="46.098268536678098" table:style-name="ce1">
            <text:p>46,09826854</text:p>
          </table:table-cell>
          <table:table-cell office:value-type="float" office:value="336.37600701788199" table:style-name="ce1">
            <text:p>336,376007</text:p>
          </table:table-cell>
          <table:table-cell office:value-type="float" office:value="305.41354874721202" table:style-name="ce1">
            <text:p>305,4135487</text:p>
          </table:table-cell>
          <table:table-cell office:value-type="float" office:value="341.89672251227603" table:style-name="ce1">
            <text:p>341,8967225</text:p>
          </table:table-cell>
          <table:table-cell office:value-type="float" office:value="353.491663194024" table:style-name="ce1">
            <text:p>353,4916632</text:p>
          </table:table-cell>
          <table:table-cell office:value-type="float" office:value="278.55558761046598" table:style-name="ce1">
            <text:p>278,5555876</text:p>
          </table:table-cell>
          <table:table-cell table:style-name="ce1"/>
          <table:table-cell office:value-type="float" office:value="258.2832350609583" table:formula="of:=AVERAGE([.B25:.U25])" table:style-name="ce1">
            <text:p>258,2832351</text:p>
          </table:table-cell>
          <table:table-cell office:value-type="float" office:value="298.97772521094851" table:formula="of:=MEDIAN([.B25:.U25])" table:style-name="ce1">
            <text:p>298,9777252</text:p>
          </table:table-cell>
          <table:table-cell office:value-type="float" office:value="337.47280121864048" table:formula="of:=QUARTILE([.B25:.U25];3)" table:style-name="ce1">
            <text:p>337,4728012</text:p>
          </table:table-cell>
          <table:table-cell table:number-columns-repeated="16359"/>
        </table:table-row>
        <table:table-row table:style-name="ro1">
          <table:table-cell office:value-type="float" office:value="250000" table:style-name="ce1">
            <text:p>250000</text:p>
          </table:table-cell>
          <table:table-cell office:value-type="float" office:value="326.34566097247199" table:style-name="ce1">
            <text:p>326,345661</text:p>
          </table:table-cell>
          <table:table-cell office:value-type="float" office:value="349.504387479716" table:style-name="ce1">
            <text:p>349,5043875</text:p>
          </table:table-cell>
          <table:table-cell office:value-type="float" office:value="328.62695913443099" table:style-name="ce1">
            <text:p>328,6269591</text:p>
          </table:table-cell>
          <table:table-cell office:value-type="float" office:value="259.10203600048999" table:style-name="ce1">
            <text:p>259,102036</text:p>
          </table:table-cell>
          <table:table-cell office:value-type="float" office:value="268.49700129884098" table:style-name="ce1">
            <text:p>268,4970013</text:p>
          </table:table-cell>
          <table:table-cell office:value-type="float" office:value="43.260139286222703" table:style-name="ce1">
            <text:p>43,26013929</text:p>
          </table:table-cell>
          <table:table-cell office:value-type="float" office:value="292.20780193974298" table:style-name="ce1">
            <text:p>292,2078019</text:p>
          </table:table-cell>
          <table:table-cell office:value-type="float" office:value="302.25647733915201" table:style-name="ce1">
            <text:p>302,2564773</text:p>
          </table:table-cell>
          <table:table-cell office:value-type="float" office:value="69.489097105294604" table:style-name="ce1">
            <text:p>69,48909711</text:p>
          </table:table-cell>
          <table:table-cell office:value-type="float" office:value="45.927652499230597" table:style-name="ce1">
            <text:p>45,9276525</text:p>
          </table:table-cell>
          <table:table-cell office:value-type="float" office:value="285.05291237001802" table:style-name="ce1">
            <text:p>285,0529124</text:p>
          </table:table-cell>
          <table:table-cell office:value-type="float" office:value="356.50848856259103" table:style-name="ce1">
            <text:p>356,5084886</text:p>
          </table:table-cell>
          <table:table-cell office:value-type="float" office:value="332.47330193405401" table:style-name="ce1">
            <text:p>332,4733019</text:p>
          </table:table-cell>
          <table:table-cell office:value-type="float" office:value="328.15263628005198" table:style-name="ce1">
            <text:p>328,1526363</text:p>
          </table:table-cell>
          <table:table-cell office:value-type="float" office:value="46.396514925762602" table:style-name="ce1">
            <text:p>46,39651493</text:p>
          </table:table-cell>
          <table:table-cell office:value-type="float" office:value="340.63123658436098" table:style-name="ce1">
            <text:p>340,6312366</text:p>
          </table:table-cell>
          <table:table-cell office:value-type="float" office:value="299.40659688115102" table:style-name="ce1">
            <text:p>299,4065969</text:p>
          </table:table-cell>
          <table:table-cell office:value-type="float" office:value="343.31577139203102" table:style-name="ce1">
            <text:p>343,3157714</text:p>
          </table:table-cell>
          <table:table-cell office:value-type="float" office:value="358.50238855140901" table:style-name="ce1">
            <text:p>358,5023886</text:p>
          </table:table-cell>
          <table:table-cell office:value-type="float" office:value="289.74429068674601" table:style-name="ce1">
            <text:p>289,7442907</text:p>
          </table:table-cell>
          <table:table-cell table:style-name="ce1"/>
          <table:table-cell office:value-type="float" office:value="263.27006756118845" table:formula="of:=AVERAGE([.B26:.U26])" table:style-name="ce1">
            <text:p>263,2700676</text:p>
          </table:table-cell>
          <table:table-cell office:value-type="float" office:value="300.83153711015154" table:formula="of:=MEDIAN([.B26:.U26])" table:style-name="ce1">
            <text:p>300,8315371</text:p>
          </table:table-cell>
          <table:table-cell office:value-type="float" office:value="334.51278559663075" table:formula="of:=QUARTILE([.B26:.U26];3)" table:style-name="ce1">
            <text:p>334,5127856</text:p>
          </table:table-cell>
          <table:table-cell table:number-columns-repeated="16359"/>
        </table:table-row>
        <table:table-row table:style-name="ro1">
          <table:table-cell office:value-type="float" office:value="260000" table:style-name="ce1">
            <text:p>260000</text:p>
          </table:table-cell>
          <table:table-cell office:value-type="float" office:value="331.779273339886" table:style-name="ce1">
            <text:p>331,7792733</text:p>
          </table:table-cell>
          <table:table-cell office:value-type="float" office:value="354.054494678899" table:style-name="ce1">
            <text:p>354,0544947</text:p>
          </table:table-cell>
          <table:table-cell office:value-type="float" office:value="326.44581436120598" table:style-name="ce1">
            <text:p>326,4458144</text:p>
          </table:table-cell>
          <table:table-cell office:value-type="float" office:value="254.62072433633301" table:style-name="ce1">
            <text:p>254,6207243</text:p>
          </table:table-cell>
          <table:table-cell office:value-type="float" office:value="280.932743555348" table:style-name="ce1">
            <text:p>280,9327436</text:p>
          </table:table-cell>
          <table:table-cell office:value-type="float" office:value="43.5648525300495" table:style-name="ce1">
            <text:p>43,56485253</text:p>
          </table:table-cell>
          <table:table-cell office:value-type="float" office:value="302.86509655454" table:style-name="ce1">
            <text:p>302,8650966</text:p>
          </table:table-cell>
          <table:table-cell office:value-type="float" office:value="302.98956781996299" table:style-name="ce1">
            <text:p>302,9895678</text:p>
          </table:table-cell>
          <table:table-cell office:value-type="float" office:value="58.926750150551001" table:style-name="ce1">
            <text:p>58,92675015</text:p>
          </table:table-cell>
          <table:table-cell office:value-type="float" office:value="47.3580539909143" table:style-name="ce1">
            <text:p>47,35805399</text:p>
          </table:table-cell>
          <table:table-cell office:value-type="float" office:value="317.36236549475802" table:style-name="ce1">
            <text:p>317,3623655</text:p>
          </table:table-cell>
          <table:table-cell office:value-type="float" office:value="355.50788481858899" table:style-name="ce1">
            <text:p>355,5078848</text:p>
          </table:table-cell>
          <table:table-cell office:value-type="float" office:value="347.640446206185" table:style-name="ce1">
            <text:p>347,6404462</text:p>
          </table:table-cell>
          <table:table-cell office:value-type="float" office:value="324.85591359400001" table:style-name="ce1">
            <text:p>324,8559136</text:p>
          </table:table-cell>
          <table:table-cell office:value-type="float" office:value="44.548569948233002" table:style-name="ce1">
            <text:p>44,54856995</text:p>
          </table:table-cell>
          <table:table-cell office:value-type="float" office:value="336.42441503323198" table:style-name="ce1">
            <text:p>336,424415</text:p>
          </table:table-cell>
          <table:table-cell office:value-type="float" office:value="298.84563747645001" table:style-name="ce1">
            <text:p>298,8456375</text:p>
          </table:table-cell>
          <table:table-cell office:value-type="float" office:value="346.43242008417002" table:style-name="ce1">
            <text:p>346,4324201</text:p>
          </table:table-cell>
          <table:table-cell office:value-type="float" office:value="357.56636875076498" table:style-name="ce1">
            <text:p>357,5663688</text:p>
          </table:table-cell>
          <table:table-cell office:value-type="float" office:value="314.91603120042203" table:style-name="ce1">
            <text:p>314,9160312</text:p>
          </table:table-cell>
          <table:table-cell table:style-name="ce1"/>
          <table:table-cell office:value-type="float" office:value="267.38187119622467" table:formula="of:=AVERAGE([.B27:.U27])" table:style-name="ce1">
            <text:p>267,3818712</text:p>
          </table:table-cell>
          <table:table-cell office:value-type="float" office:value="316.13919834759002" table:formula="of:=MEDIAN([.B27:.U27])" table:style-name="ce1">
            <text:p>316,1391983</text:p>
          </table:table-cell>
          <table:table-cell office:value-type="float" office:value="338.92641629596648" table:formula="of:=QUARTILE([.B27:.U27];3)" table:style-name="ce1">
            <text:p>338,9264163</text:p>
          </table:table-cell>
          <table:table-cell table:number-columns-repeated="16359"/>
        </table:table-row>
        <table:table-row table:style-name="ro1">
          <table:table-cell office:value-type="float" office:value="270000" table:style-name="ce1">
            <text:p>270000</text:p>
          </table:table-cell>
          <table:table-cell office:value-type="float" office:value="334.83410128208698" table:style-name="ce1">
            <text:p>334,8341013</text:p>
          </table:table-cell>
          <table:table-cell office:value-type="float" office:value="351.35563600079598" table:style-name="ce1">
            <text:p>351,355636</text:p>
          </table:table-cell>
          <table:table-cell office:value-type="float" office:value="328.18258405686601" table:style-name="ce1">
            <text:p>328,1825841</text:p>
          </table:table-cell>
          <table:table-cell office:value-type="float" office:value="262.52012833690901" table:style-name="ce1">
            <text:p>262,5201283</text:p>
          </table:table-cell>
          <table:table-cell office:value-type="float" office:value="272.739770165133" table:style-name="ce1">
            <text:p>272,7397702</text:p>
          </table:table-cell>
          <table:table-cell office:value-type="float" office:value="43.982953102342798" table:style-name="ce1">
            <text:p>43,9829531</text:p>
          </table:table-cell>
          <table:table-cell office:value-type="float" office:value="303.977465968807" table:style-name="ce1">
            <text:p>303,977466</text:p>
          </table:table-cell>
          <table:table-cell office:value-type="float" office:value="302.82072879541198" table:style-name="ce1">
            <text:p>302,8207288</text:p>
          </table:table-cell>
          <table:table-cell office:value-type="float" office:value="87.405369758781603" table:style-name="ce1">
            <text:p>87,40536976</text:p>
          </table:table-cell>
          <table:table-cell office:value-type="float" office:value="47.379659821921003" table:style-name="ce1">
            <text:p>47,37965982</text:p>
          </table:table-cell>
          <table:table-cell office:value-type="float" office:value="307.44461280255899" table:style-name="ce1">
            <text:p>307,4446128</text:p>
          </table:table-cell>
          <table:table-cell office:value-type="float" office:value="357.76013179376901" table:style-name="ce1">
            <text:p>357,7601318</text:p>
          </table:table-cell>
          <table:table-cell office:value-type="float" office:value="347.56773001401001" table:style-name="ce1">
            <text:p>347,56773</text:p>
          </table:table-cell>
          <table:table-cell office:value-type="float" office:value="339.59289631433899" table:style-name="ce1">
            <text:p>339,5928963</text:p>
          </table:table-cell>
          <table:table-cell office:value-type="float" office:value="46.897264422512997" table:style-name="ce1">
            <text:p>46,89726442</text:p>
          </table:table-cell>
          <table:table-cell office:value-type="float" office:value="340.358907669085" table:style-name="ce1">
            <text:p>340,3589077</text:p>
          </table:table-cell>
          <table:table-cell office:value-type="float" office:value="299.56332330595001" table:style-name="ce1">
            <text:p>299,5633233</text:p>
          </table:table-cell>
          <table:table-cell office:value-type="float" office:value="346.128717334096" table:style-name="ce1">
            <text:p>346,1287173</text:p>
          </table:table-cell>
          <table:table-cell office:value-type="float" office:value="357.07964753494099" table:style-name="ce1">
            <text:p>357,0796475</text:p>
          </table:table-cell>
          <table:table-cell office:value-type="float" office:value="319.14239381981099" table:style-name="ce1">
            <text:p>319,1423938</text:p>
          </table:table-cell>
          <table:table-cell table:style-name="ce1"/>
          <table:table-cell office:value-type="float" office:value="269.83670111500641" table:formula="of:=AVERAGE([.B28:.U28])" table:style-name="ce1">
            <text:p>269,8367011</text:p>
          </table:table-cell>
          <table:table-cell office:value-type="float" office:value="313.29350331118496" table:formula="of:=MEDIAN([.B28:.U28])" table:style-name="ce1">
            <text:p>313,2935033</text:p>
          </table:table-cell>
          <table:table-cell office:value-type="float" office:value="341.80136008533776" table:formula="of:=QUARTILE([.B28:.U28];3)" table:style-name="ce1">
            <text:p>341,8013601</text:p>
          </table:table-cell>
          <table:table-cell table:number-columns-repeated="16359"/>
        </table:table-row>
        <table:table-row table:style-name="ro1">
          <table:table-cell office:value-type="float" office:value="280000" table:style-name="ce1">
            <text:p>280000</text:p>
          </table:table-cell>
          <table:table-cell office:value-type="float" office:value="337.55778349284998" table:style-name="ce1">
            <text:p>337,5577835</text:p>
          </table:table-cell>
          <table:table-cell office:value-type="float" office:value="350.31621223665701" table:style-name="ce1">
            <text:p>350,3162122</text:p>
          </table:table-cell>
          <table:table-cell office:value-type="float" office:value="332.499231471955" table:style-name="ce1">
            <text:p>332,4992315</text:p>
          </table:table-cell>
          <table:table-cell office:value-type="float" office:value="273.90027514420598" table:style-name="ce1">
            <text:p>273,9002751</text:p>
          </table:table-cell>
          <table:table-cell office:value-type="float" office:value="281.49601400456601" table:style-name="ce1">
            <text:p>281,496014</text:p>
          </table:table-cell>
          <table:table-cell office:value-type="float" office:value="44.0875169580208" table:style-name="ce1">
            <text:p>44,08751696</text:p>
          </table:table-cell>
          <table:table-cell office:value-type="float" office:value="309.75281177557702" table:style-name="ce1">
            <text:p>309,7528118</text:p>
          </table:table-cell>
          <table:table-cell office:value-type="float" office:value="307.095910728494" table:style-name="ce1">
            <text:p>307,0959107</text:p>
          </table:table-cell>
          <table:table-cell office:value-type="float" office:value="87.293318439029903" table:style-name="ce1">
            <text:p>87,29331844</text:p>
          </table:table-cell>
          <table:table-cell office:value-type="float" office:value="44.930648293202701" table:style-name="ce1">
            <text:p>44,93064829</text:p>
          </table:table-cell>
          <table:table-cell office:value-type="float" office:value="323.23390580214902" table:style-name="ce1">
            <text:p>323,2339058</text:p>
          </table:table-cell>
          <table:table-cell office:value-type="float" office:value="357.97000982393399" table:style-name="ce1">
            <text:p>357,9700098</text:p>
          </table:table-cell>
          <table:table-cell office:value-type="float" office:value="350.33079721522398" table:style-name="ce1">
            <text:p>350,3307972</text:p>
          </table:table-cell>
          <table:table-cell office:value-type="float" office:value="349.16621098471899" table:style-name="ce1">
            <text:p>349,166211</text:p>
          </table:table-cell>
          <table:table-cell office:value-type="float" office:value="45.888099330251798" table:style-name="ce1">
            <text:p>45,88809933</text:p>
          </table:table-cell>
          <table:table-cell office:value-type="float" office:value="345.50035302817997" table:style-name="ce1">
            <text:p>345,500353</text:p>
          </table:table-cell>
          <table:table-cell office:value-type="float" office:value="323.588457904439" table:style-name="ce1">
            <text:p>323,5884579</text:p>
          </table:table-cell>
          <table:table-cell office:value-type="float" office:value="346.16458110793701" table:style-name="ce1">
            <text:p>346,1645811</text:p>
          </table:table-cell>
          <table:table-cell office:value-type="float" office:value="360.12261863997901" table:style-name="ce1">
            <text:p>360,1226186</text:p>
          </table:table-cell>
          <table:table-cell office:value-type="float" office:value="320.89892968870799" table:style-name="ce1">
            <text:p>320,8989297</text:p>
          </table:table-cell>
          <table:table-cell table:style-name="ce1"/>
          <table:table-cell office:value-type="float" office:value="274.58968430350399" table:formula="of:=AVERAGE([.B29:.U29])" table:style-name="ce1">
            <text:p>274,5896843</text:p>
          </table:table-cell>
          <table:table-cell office:value-type="float" office:value="323.41118185329401" table:formula="of:=MEDIAN([.B29:.U29])" table:style-name="ce1">
            <text:p>323,4111819</text:p>
          </table:table-cell>
          <table:table-cell office:value-type="float" office:value="346.91498857713248" table:formula="of:=QUARTILE([.B29:.U29];3)" table:style-name="ce1">
            <text:p>346,9149886</text:p>
          </table:table-cell>
          <table:table-cell table:number-columns-repeated="16359"/>
        </table:table-row>
        <table:table-row table:style-name="ro1">
          <table:table-cell office:value-type="float" office:value="290000" table:style-name="ce1">
            <text:p>290000</text:p>
          </table:table-cell>
          <table:table-cell office:value-type="float" office:value="338.19368854714099" table:style-name="ce1">
            <text:p>338,1936885</text:p>
          </table:table-cell>
          <table:table-cell office:value-type="float" office:value="355.269742377706" table:style-name="ce1">
            <text:p>355,2697424</text:p>
          </table:table-cell>
          <table:table-cell office:value-type="float" office:value="335.43705979143601" table:style-name="ce1">
            <text:p>335,4370598</text:p>
          </table:table-cell>
          <table:table-cell office:value-type="float" office:value="282.64590369916198" table:style-name="ce1">
            <text:p>282,6459037</text:p>
          </table:table-cell>
          <table:table-cell office:value-type="float" office:value="289.12064999052598" table:style-name="ce1">
            <text:p>289,12065</text:p>
          </table:table-cell>
          <table:table-cell office:value-type="float" office:value="44.025061396398698" table:style-name="ce1">
            <text:p>44,0250614</text:p>
          </table:table-cell>
          <table:table-cell office:value-type="float" office:value="306.62566868289503" table:style-name="ce1">
            <text:p>306,6256687</text:p>
          </table:table-cell>
          <table:table-cell office:value-type="float" office:value="324.60172221032798" table:style-name="ce1">
            <text:p>324,6017222</text:p>
          </table:table-cell>
          <table:table-cell office:value-type="float" office:value="88.148017534189606" table:style-name="ce1">
            <text:p>88,14801753</text:p>
          </table:table-cell>
          <table:table-cell office:value-type="float" office:value="47.114620280437201" table:style-name="ce1">
            <text:p>47,11462028</text:p>
          </table:table-cell>
          <table:table-cell office:value-type="float" office:value="331.61903846482102" table:style-name="ce1">
            <text:p>331,6190385</text:p>
          </table:table-cell>
          <table:table-cell office:value-type="float" office:value="357.47290140683702" table:style-name="ce1">
            <text:p>357,4729014</text:p>
          </table:table-cell>
          <table:table-cell office:value-type="float" office:value="352.13178364204299" table:style-name="ce1">
            <text:p>352,1317836</text:p>
          </table:table-cell>
          <table:table-cell office:value-type="float" office:value="348.88821034493202" table:style-name="ce1">
            <text:p>348,8882103</text:p>
          </table:table-cell>
          <table:table-cell office:value-type="float" office:value="47.834745939351301" table:style-name="ce1">
            <text:p>47,83474594</text:p>
          </table:table-cell>
          <table:table-cell office:value-type="float" office:value="344.83137845019399" table:style-name="ce1">
            <text:p>344,8313785</text:p>
          </table:table-cell>
          <table:table-cell office:value-type="float" office:value="325.94581581284098" table:style-name="ce1">
            <text:p>325,9458158</text:p>
          </table:table-cell>
          <table:table-cell office:value-type="float" office:value="348.61076491740801" table:style-name="ce1">
            <text:p>348,6107649</text:p>
          </table:table-cell>
          <table:table-cell office:value-type="float" office:value="355.52791019829101" table:style-name="ce1">
            <text:p>355,5279102</text:p>
          </table:table-cell>
          <table:table-cell office:value-type="float" office:value="331.57013379748702" table:style-name="ce1">
            <text:p>331,5701338</text:p>
          </table:table-cell>
          <table:table-cell table:style-name="ce1"/>
          <table:table-cell office:value-type="float" office:value="277.78074087422124" table:formula="of:=AVERAGE([.B30:.U30])" table:style-name="ce1">
            <text:p>277,7807409</text:p>
          </table:table-cell>
          <table:table-cell office:value-type="float" office:value="331.59458613115402" table:formula="of:=MEDIAN([.B30:.U30])" table:style-name="ce1">
            <text:p>331,5945861</text:p>
          </table:table-cell>
          <table:table-cell office:value-type="float" office:value="348.68012627428902" table:formula="of:=QUARTILE([.B30:.U30];3)" table:style-name="ce1">
            <text:p>348,6801263</text:p>
          </table:table-cell>
          <table:table-cell table:number-columns-repeated="16359"/>
        </table:table-row>
        <table:table-row table:style-name="ro1">
          <table:table-cell office:value-type="float" office:value="300000" table:style-name="ce1">
            <text:p>300000</text:p>
          </table:table-cell>
          <table:table-cell office:value-type="float" office:value="343.15490931563301" table:style-name="ce1">
            <text:p>343,1549093</text:p>
          </table:table-cell>
          <table:table-cell office:value-type="float" office:value="349.44566135533501" table:style-name="ce1">
            <text:p>349,4456614</text:p>
          </table:table-cell>
          <table:table-cell office:value-type="float" office:value="334.02962968624701" table:style-name="ce1">
            <text:p>334,0296297</text:p>
          </table:table-cell>
          <table:table-cell office:value-type="float" office:value="310.97105416808802" table:style-name="ce1">
            <text:p>310,9710542</text:p>
          </table:table-cell>
          <table:table-cell office:value-type="float" office:value="309.126025077181" table:style-name="ce1">
            <text:p>309,1260251</text:p>
          </table:table-cell>
          <table:table-cell office:value-type="float" office:value="43.596495128500997" table:style-name="ce1">
            <text:p>43,59649513</text:p>
          </table:table-cell>
          <table:table-cell office:value-type="float" office:value="312.33977398506198" table:style-name="ce1">
            <text:p>312,339774</text:p>
          </table:table-cell>
          <table:table-cell office:value-type="float" office:value="307.31577467629" table:style-name="ce1">
            <text:p>307,3157747</text:p>
          </table:table-cell>
          <table:table-cell office:value-type="float" office:value="88.701675950108395" table:style-name="ce1">
            <text:p>88,70167595</text:p>
          </table:table-cell>
          <table:table-cell office:value-type="float" office:value="46.777759119849897" table:style-name="ce1">
            <text:p>46,77775912</text:p>
          </table:table-cell>
          <table:table-cell office:value-type="float" office:value="334.706639988289" table:style-name="ce1">
            <text:p>334,70664</text:p>
          </table:table-cell>
          <table:table-cell office:value-type="float" office:value="359.70783349339598" table:style-name="ce1">
            <text:p>359,7078335</text:p>
          </table:table-cell>
          <table:table-cell office:value-type="float" office:value="352.45217801594998" table:style-name="ce1">
            <text:p>352,452178</text:p>
          </table:table-cell>
          <table:table-cell office:value-type="float" office:value="339.93289416473198" table:style-name="ce1">
            <text:p>339,9328942</text:p>
          </table:table-cell>
          <table:table-cell office:value-type="float" office:value="47.346000318802098" table:style-name="ce1">
            <text:p>47,34600032</text:p>
          </table:table-cell>
          <table:table-cell office:value-type="float" office:value="344.168294865441" table:style-name="ce1">
            <text:p>344,1682949</text:p>
          </table:table-cell>
          <table:table-cell office:value-type="float" office:value="322.68393342291301" table:style-name="ce1">
            <text:p>322,6839334</text:p>
          </table:table-cell>
          <table:table-cell office:value-type="float" office:value="352.01203824394798" table:style-name="ce1">
            <text:p>352,0120382</text:p>
          </table:table-cell>
          <table:table-cell office:value-type="float" office:value="358.81400925999702" table:style-name="ce1">
            <text:p>358,8140093</text:p>
          </table:table-cell>
          <table:table-cell office:value-type="float" office:value="332.22542079351501" table:style-name="ce1">
            <text:p>332,2254208</text:p>
          </table:table-cell>
          <table:table-cell table:style-name="ce1"/>
          <table:table-cell office:value-type="float" office:value="279.47540005146391" table:formula="of:=AVERAGE([.B31:.U31])" table:style-name="ce1">
            <text:p>279,4754001</text:p>
          </table:table-cell>
          <table:table-cell office:value-type="float" office:value="333.12752523988104" table:formula="of:=MEDIAN([.B31:.U31])" table:style-name="ce1">
            <text:p>333,1275252</text:p>
          </table:table-cell>
          <table:table-cell office:value-type="float" office:value="345.48763648791453" table:formula="of:=QUARTILE([.B31:.U31];3)" table:style-name="ce1">
            <text:p>345,4876365</text:p>
          </table:table-cell>
          <table:table-cell table:number-columns-repeated="16359"/>
        </table:table-row>
        <table:table-row table:style-name="ro1">
          <table:table-cell office:value-type="float" office:value="310000" table:style-name="ce1">
            <text:p>310000</text:p>
          </table:table-cell>
          <table:table-cell office:value-type="float" office:value="344.491578521024" table:style-name="ce1">
            <text:p>344,4915785</text:p>
          </table:table-cell>
          <table:table-cell office:value-type="float" office:value="354.34581002720802" table:style-name="ce1">
            <text:p>354,34581</text:p>
          </table:table-cell>
          <table:table-cell office:value-type="float" office:value="333.85236627196502" table:style-name="ce1">
            <text:p>333,8523663</text:p>
          </table:table-cell>
          <table:table-cell office:value-type="float" office:value="325.82824878971297" table:style-name="ce1">
            <text:p>325,8282488</text:p>
          </table:table-cell>
          <table:table-cell office:value-type="float" office:value="320.95530960067498" table:style-name="ce1">
            <text:p>320,9553096</text:p>
          </table:table-cell>
          <table:table-cell office:value-type="float" office:value="42.832974411009197" table:style-name="ce1">
            <text:p>42,83297441</text:p>
          </table:table-cell>
          <table:table-cell office:value-type="float" office:value="323.94662434119198" table:style-name="ce1">
            <text:p>323,9466243</text:p>
          </table:table-cell>
          <table:table-cell office:value-type="float" office:value="318.006303267845" table:style-name="ce1">
            <text:p>318,0063033</text:p>
          </table:table-cell>
          <table:table-cell office:value-type="float" office:value="101.82421788735699" table:style-name="ce1">
            <text:p>101,8242179</text:p>
          </table:table-cell>
          <table:table-cell office:value-type="float" office:value="46.497387083023298" table:style-name="ce1">
            <text:p>46,49738708</text:p>
          </table:table-cell>
          <table:table-cell office:value-type="float" office:value="336.73144998621001" table:style-name="ce1">
            <text:p>336,73145</text:p>
          </table:table-cell>
          <table:table-cell office:value-type="float" office:value="358.83239873544198" table:style-name="ce1">
            <text:p>358,8323987</text:p>
          </table:table-cell>
          <table:table-cell office:value-type="float" office:value="342.699074055209" table:style-name="ce1">
            <text:p>342,6990741</text:p>
          </table:table-cell>
          <table:table-cell office:value-type="float" office:value="345.985405685952" table:style-name="ce1">
            <text:p>345,9854057</text:p>
          </table:table-cell>
          <table:table-cell office:value-type="float" office:value="45.867760369134899" table:style-name="ce1">
            <text:p>45,86776037</text:p>
          </table:table-cell>
          <table:table-cell office:value-type="float" office:value="343.48740620443903" table:style-name="ce1">
            <text:p>343,4874062</text:p>
          </table:table-cell>
          <table:table-cell office:value-type="float" office:value="329.64039543130599" table:style-name="ce1">
            <text:p>329,6403954</text:p>
          </table:table-cell>
          <table:table-cell office:value-type="float" office:value="351.014581895373" table:style-name="ce1">
            <text:p>351,0145819</text:p>
          </table:table-cell>
          <table:table-cell office:value-type="float" office:value="356.07737035548001" table:style-name="ce1">
            <text:p>356,0773704</text:p>
          </table:table-cell>
          <table:table-cell office:value-type="float" office:value="333.71861417453601" table:style-name="ce1">
            <text:p>333,7186142</text:p>
          </table:table-cell>
          <table:table-cell table:style-name="ce1"/>
          <table:table-cell office:value-type="float" office:value="282.83176385470472" table:formula="of:=AVERAGE([.B32:.U32])" table:style-name="ce1">
            <text:p>282,8317639</text:p>
          </table:table-cell>
          <table:table-cell office:value-type="float" office:value="333.78549022325052" table:formula="of:=MEDIAN([.B32:.U32])" table:style-name="ce1">
            <text:p>333,7854902</text:p>
          </table:table-cell>
          <table:table-cell office:value-type="float" office:value="344.865035312256" table:formula="of:=QUARTILE([.B32:.U32];3)" table:style-name="ce1">
            <text:p>344,8650353</text:p>
          </table:table-cell>
          <table:table-cell table:number-columns-repeated="16359"/>
        </table:table-row>
        <table:table-row table:style-name="ro1">
          <table:table-cell office:value-type="float" office:value="320000" table:style-name="ce1">
            <text:p>320000</text:p>
          </table:table-cell>
          <table:table-cell office:value-type="float" office:value="345.08512377413098" table:style-name="ce1">
            <text:p>345,0851238</text:p>
          </table:table-cell>
          <table:table-cell office:value-type="float" office:value="357.775156675007" table:style-name="ce1">
            <text:p>357,7751567</text:p>
          </table:table-cell>
          <table:table-cell office:value-type="float" office:value="339.48505311550298" table:style-name="ce1">
            <text:p>339,4850531</text:p>
          </table:table-cell>
          <table:table-cell office:value-type="float" office:value="333.17462898921599" table:style-name="ce1">
            <text:p>333,174629</text:p>
          </table:table-cell>
          <table:table-cell office:value-type="float" office:value="330.28916012440902" table:style-name="ce1">
            <text:p>330,2891601</text:p>
          </table:table-cell>
          <table:table-cell office:value-type="float" office:value="81.008297567535905" table:style-name="ce1">
            <text:p>81,00829757</text:p>
          </table:table-cell>
          <table:table-cell office:value-type="float" office:value="326.52639357956502" table:style-name="ce1">
            <text:p>326,5263936</text:p>
          </table:table-cell>
          <table:table-cell office:value-type="float" office:value="324.88665834864298" table:style-name="ce1">
            <text:p>324,8866583</text:p>
          </table:table-cell>
          <table:table-cell office:value-type="float" office:value="94.108058423092999" table:style-name="ce1">
            <text:p>94,10805842</text:p>
          </table:table-cell>
          <table:table-cell office:value-type="float" office:value="48.028064902532698" table:style-name="ce1">
            <text:p>48,0280649</text:p>
          </table:table-cell>
          <table:table-cell office:value-type="float" office:value="345.23488458614202" table:style-name="ce1">
            <text:p>345,2348846</text:p>
          </table:table-cell>
          <table:table-cell office:value-type="float" office:value="357.915752026696" table:style-name="ce1">
            <text:p>357,915752</text:p>
          </table:table-cell>
          <table:table-cell office:value-type="float" office:value="352.93444684616702" table:style-name="ce1">
            <text:p>352,9344468</text:p>
          </table:table-cell>
          <table:table-cell office:value-type="float" office:value="351.41250441524102" table:style-name="ce1">
            <text:p>351,4125044</text:p>
          </table:table-cell>
          <table:table-cell office:value-type="float" office:value="45.888759033370903" table:style-name="ce1">
            <text:p>45,88875903</text:p>
          </table:table-cell>
          <table:table-cell office:value-type="float" office:value="343.78814451169302" table:style-name="ce1">
            <text:p>343,7881445</text:p>
          </table:table-cell>
          <table:table-cell office:value-type="float" office:value="335.54365853285799" table:style-name="ce1">
            <text:p>335,5436585</text:p>
          </table:table-cell>
          <table:table-cell office:value-type="float" office:value="351.557196562054" table:style-name="ce1">
            <text:p>351,5571966</text:p>
          </table:table-cell>
          <table:table-cell office:value-type="float" office:value="357.08234433753" table:style-name="ce1">
            <text:p>357,0823443</text:p>
          </table:table-cell>
          <table:table-cell office:value-type="float" office:value="338.67469069729702" table:style-name="ce1">
            <text:p>338,6746907</text:p>
          </table:table-cell>
          <table:table-cell table:style-name="ce1"/>
          <table:table-cell office:value-type="float" office:value="288.0199488524342" table:formula="of:=AVERAGE([.B33:.U33])" table:style-name="ce1">
            <text:p>288,0199489</text:p>
          </table:table-cell>
          <table:table-cell office:value-type="float" office:value="339.0798719064" table:formula="of:=MEDIAN([.B33:.U33])" table:style-name="ce1">
            <text:p>339,0798719</text:p>
          </table:table-cell>
          <table:table-cell office:value-type="float" office:value="351.44867745194426" table:formula="of:=QUARTILE([.B33:.U33];3)" table:style-name="ce1">
            <text:p>351,4486775</text:p>
          </table:table-cell>
          <table:table-cell table:number-columns-repeated="16359"/>
        </table:table-row>
        <table:table-row table:style-name="ro1">
          <table:table-cell office:value-type="float" office:value="330000" table:style-name="ce1">
            <text:p>330000</text:p>
          </table:table-cell>
          <table:table-cell office:value-type="float" office:value="343.302044379096" table:style-name="ce1">
            <text:p>343,3020444</text:p>
          </table:table-cell>
          <table:table-cell office:value-type="float" office:value="360.99881157675702" table:style-name="ce1">
            <text:p>360,9988116</text:p>
          </table:table-cell>
          <table:table-cell office:value-type="float" office:value="342.08007392143998" table:style-name="ce1">
            <text:p>342,0800739</text:p>
          </table:table-cell>
          <table:table-cell office:value-type="float" office:value="338.14330610162199" table:style-name="ce1">
            <text:p>338,1433061</text:p>
          </table:table-cell>
          <table:table-cell office:value-type="float" office:value="333.65860697757603" table:style-name="ce1">
            <text:p>333,658607</text:p>
          </table:table-cell>
          <table:table-cell office:value-type="float" office:value="114.77470460871299" table:style-name="ce1">
            <text:p>114,7747046</text:p>
          </table:table-cell>
          <table:table-cell office:value-type="float" office:value="326.68494237462397" table:style-name="ce1">
            <text:p>326,6849424</text:p>
          </table:table-cell>
          <table:table-cell office:value-type="float" office:value="327.583381452195" table:style-name="ce1">
            <text:p>327,5833815</text:p>
          </table:table-cell>
          <table:table-cell office:value-type="float" office:value="81.259144856419695" table:style-name="ce1">
            <text:p>81,25914486</text:p>
          </table:table-cell>
          <table:table-cell office:value-type="float" office:value="47.247326781511497" table:style-name="ce1">
            <text:p>47,24732678</text:p>
          </table:table-cell>
          <table:table-cell office:value-type="float" office:value="342.91905503031802" table:style-name="ce1">
            <text:p>342,919055</text:p>
          </table:table-cell>
          <table:table-cell office:value-type="float" office:value="362.01284325847899" table:style-name="ce1">
            <text:p>362,0128433</text:p>
          </table:table-cell>
          <table:table-cell office:value-type="float" office:value="355.54421048714897" table:style-name="ce1">
            <text:p>355,5442105</text:p>
          </table:table-cell>
          <table:table-cell office:value-type="float" office:value="350.703629876695" table:style-name="ce1">
            <text:p>350,7036299</text:p>
          </table:table-cell>
          <table:table-cell office:value-type="float" office:value="46.695269658709499" table:style-name="ce1">
            <text:p>46,69526966</text:p>
          </table:table-cell>
          <table:table-cell office:value-type="float" office:value="344.04026361547801" table:style-name="ce1">
            <text:p>344,0402636</text:p>
          </table:table-cell>
          <table:table-cell office:value-type="float" office:value="338.88477198193902" table:style-name="ce1">
            <text:p>338,884772</text:p>
          </table:table-cell>
          <table:table-cell office:value-type="float" office:value="352.43949076129599" table:style-name="ce1">
            <text:p>352,4394908</text:p>
          </table:table-cell>
          <table:table-cell office:value-type="float" office:value="357.23917293786099" table:style-name="ce1">
            <text:p>357,2391729</text:p>
          </table:table-cell>
          <table:table-cell office:value-type="float" office:value="345.45990480838702" table:style-name="ce1">
            <text:p>345,4599048</text:p>
          </table:table-cell>
          <table:table-cell table:style-name="ce1"/>
          <table:table-cell office:value-type="float" office:value="290.58354777231324" table:formula="of:=AVERAGE([.B34:.U34])" table:style-name="ce1">
            <text:p>290,5835478</text:p>
          </table:table-cell>
          <table:table-cell office:value-type="float" office:value="342.49956447587897" table:formula="of:=MEDIAN([.B34:.U34])" table:style-name="ce1">
            <text:p>342,4995645</text:p>
          </table:table-cell>
          <table:table-cell office:value-type="float" office:value="351.13759509784524" table:formula="of:=QUARTILE([.B34:.U34];3)" table:style-name="ce1">
            <text:p>351,1375951</text:p>
          </table:table-cell>
          <table:table-cell table:number-columns-repeated="16359"/>
        </table:table-row>
        <table:table-row table:style-name="ro1">
          <table:table-cell office:value-type="float" office:value="340000" table:style-name="ce1">
            <text:p>340000</text:p>
          </table:table-cell>
          <table:table-cell office:value-type="float" office:value="345.87065148896102" table:style-name="ce1">
            <text:p>345,8706515</text:p>
          </table:table-cell>
          <table:table-cell office:value-type="float" office:value="357.19483946031801" table:style-name="ce1">
            <text:p>357,1948395</text:p>
          </table:table-cell>
          <table:table-cell office:value-type="float" office:value="339.04668865123301" table:style-name="ce1">
            <text:p>339,0466887</text:p>
          </table:table-cell>
          <table:table-cell office:value-type="float" office:value="349.462551782932" table:style-name="ce1">
            <text:p>349,4625518</text:p>
          </table:table-cell>
          <table:table-cell office:value-type="float" office:value="333.81928054102701" table:style-name="ce1">
            <text:p>333,8192805</text:p>
          </table:table-cell>
          <table:table-cell office:value-type="float" office:value="108.23011762131701" table:style-name="ce1">
            <text:p>108,2301176</text:p>
          </table:table-cell>
          <table:table-cell office:value-type="float" office:value="328.225822967184" table:style-name="ce1">
            <text:p>328,225823</text:p>
          </table:table-cell>
          <table:table-cell office:value-type="float" office:value="321.858097842559" table:style-name="ce1">
            <text:p>321,8580978</text:p>
          </table:table-cell>
          <table:table-cell office:value-type="float" office:value="89.111066371098005" table:style-name="ce1">
            <text:p>89,11106637</text:p>
          </table:table-cell>
          <table:table-cell office:value-type="float" office:value="47.357154282215099" table:style-name="ce1">
            <text:p>47,35715428</text:p>
          </table:table-cell>
          <table:table-cell office:value-type="float" office:value="347.67925965660498" table:style-name="ce1">
            <text:p>347,6792597</text:p>
          </table:table-cell>
          <table:table-cell office:value-type="float" office:value="359.59876696107" table:style-name="ce1">
            <text:p>359,598767</text:p>
          </table:table-cell>
          <table:table-cell office:value-type="float" office:value="359.85769380895101" table:style-name="ce1">
            <text:p>359,8576938</text:p>
          </table:table-cell>
          <table:table-cell office:value-type="float" office:value="344.49371495344201" table:style-name="ce1">
            <text:p>344,493715</text:p>
          </table:table-cell>
          <table:table-cell office:value-type="float" office:value="45.960937284973703" table:style-name="ce1">
            <text:p>45,96093728</text:p>
          </table:table-cell>
          <table:table-cell office:value-type="float" office:value="348.58063301792902" table:style-name="ce1">
            <text:p>348,580633</text:p>
          </table:table-cell>
          <table:table-cell office:value-type="float" office:value="332.64602225223899" table:style-name="ce1">
            <text:p>332,6460223</text:p>
          </table:table-cell>
          <table:table-cell office:value-type="float" office:value="352.88949165861999" table:style-name="ce1">
            <text:p>352,8894917</text:p>
          </table:table-cell>
          <table:table-cell office:value-type="float" office:value="359.63913937443999" table:style-name="ce1">
            <text:p>359,6391394</text:p>
          </table:table-cell>
          <table:table-cell office:value-type="float" office:value="345.88227825152399" table:style-name="ce1">
            <text:p>345,8822783</text:p>
          </table:table-cell>
          <table:table-cell table:style-name="ce1"/>
          <table:table-cell office:value-type="float" office:value="290.87021041143191" table:formula="of:=AVERAGE([.B35:.U35])" table:style-name="ce1">
            <text:p>290,8702104</text:p>
          </table:table-cell>
          <table:table-cell office:value-type="float" office:value="345.18218322120151" table:formula="of:=MEDIAN([.B35:.U35])" table:style-name="ce1">
            <text:p>345,1821832</text:p>
          </table:table-cell>
          <table:table-cell office:value-type="float" office:value="350.31928675185401" table:formula="of:=QUARTILE([.B35:.U35];3)" table:style-name="ce1">
            <text:p>350,3192868</text:p>
          </table:table-cell>
          <table:table-cell table:number-columns-repeated="16359"/>
        </table:table-row>
        <table:table-row table:style-name="ro1">
          <table:table-cell office:value-type="float" office:value="350000" table:style-name="ce1">
            <text:p>350000</text:p>
          </table:table-cell>
          <table:table-cell office:value-type="float" office:value="346.26183978166802" table:style-name="ce1">
            <text:p>346,2618398</text:p>
          </table:table-cell>
          <table:table-cell office:value-type="float" office:value="356.284045816419" table:style-name="ce1">
            <text:p>356,2840458</text:p>
          </table:table-cell>
          <table:table-cell office:value-type="float" office:value="347.980014085959" table:style-name="ce1">
            <text:p>347,9800141</text:p>
          </table:table-cell>
          <table:table-cell office:value-type="float" office:value="351.80381125049502" table:style-name="ce1">
            <text:p>351,8038113</text:p>
          </table:table-cell>
          <table:table-cell office:value-type="float" office:value="340.349560389933" table:style-name="ce1">
            <text:p>340,3495604</text:p>
          </table:table-cell>
          <table:table-cell office:value-type="float" office:value="101.137602219706" table:style-name="ce1">
            <text:p>101,1376022</text:p>
          </table:table-cell>
          <table:table-cell office:value-type="float" office:value="334.81205943723899" table:style-name="ce1">
            <text:p>334,8120594</text:p>
          </table:table-cell>
          <table:table-cell office:value-type="float" office:value="332.10786785948898" table:style-name="ce1">
            <text:p>332,1078679</text:p>
          </table:table-cell>
          <table:table-cell office:value-type="float" office:value="105.788057617486" table:style-name="ce1">
            <text:p>105,7880576</text:p>
          </table:table-cell>
          <table:table-cell office:value-type="float" office:value="47.497849624563301" table:style-name="ce1">
            <text:p>47,49784962</text:p>
          </table:table-cell>
          <table:table-cell office:value-type="float" office:value="347.04016872056002" table:style-name="ce1">
            <text:p>347,0401687</text:p>
          </table:table-cell>
          <table:table-cell office:value-type="float" office:value="358.96496763170802" table:style-name="ce1">
            <text:p>358,9649676</text:p>
          </table:table-cell>
          <table:table-cell office:value-type="float" office:value="355.93150989135302" table:style-name="ce1">
            <text:p>355,9315099</text:p>
          </table:table-cell>
          <table:table-cell office:value-type="float" office:value="349.88364967399002" table:style-name="ce1">
            <text:p>349,8836497</text:p>
          </table:table-cell>
          <table:table-cell office:value-type="float" office:value="46.961948448785797" table:style-name="ce1">
            <text:p>46,96194845</text:p>
          </table:table-cell>
          <table:table-cell office:value-type="float" office:value="347.024621370055" table:style-name="ce1">
            <text:p>347,0246214</text:p>
          </table:table-cell>
          <table:table-cell office:value-type="float" office:value="335.114815116491" table:style-name="ce1">
            <text:p>335,1148151</text:p>
          </table:table-cell>
          <table:table-cell office:value-type="float" office:value="352.61384756423399" table:style-name="ce1">
            <text:p>352,6138476</text:p>
          </table:table-cell>
          <table:table-cell office:value-type="float" office:value="354.60210686600601" table:style-name="ce1">
            <text:p>354,6021069</text:p>
          </table:table-cell>
          <table:table-cell office:value-type="float" office:value="342.97531123642301" table:style-name="ce1">
            <text:p>342,9753112</text:p>
          </table:table-cell>
          <table:table-cell table:style-name="ce1"/>
          <table:table-cell office:value-type="float" office:value="292.75678273012812" table:formula="of:=AVERAGE([.B36:.U36])" table:style-name="ce1">
            <text:p>292,7567827</text:p>
          </table:table-cell>
          <table:table-cell office:value-type="float" office:value="346.64323057586148" table:formula="of:=MEDIAN([.B36:.U36])" table:style-name="ce1">
            <text:p>346,6432306</text:p>
          </table:table-cell>
          <table:table-cell office:value-type="float" office:value="352.00632032892975" table:formula="of:=QUARTILE([.B36:.U36];3)" table:style-name="ce1">
            <text:p>352,0063203</text:p>
          </table:table-cell>
          <table:table-cell table:number-columns-repeated="16359"/>
        </table:table-row>
        <table:table-row table:style-name="ro1">
          <table:table-cell office:value-type="float" office:value="360000" table:style-name="ce1">
            <text:p>360000</text:p>
          </table:table-cell>
          <table:table-cell office:value-type="float" office:value="352.07874437239002" table:style-name="ce1">
            <text:p>352,0787444</text:p>
          </table:table-cell>
          <table:table-cell office:value-type="float" office:value="361.24842986543899" table:style-name="ce1">
            <text:p>361,2484299</text:p>
          </table:table-cell>
          <table:table-cell office:value-type="float" office:value="344.88742530743002" table:style-name="ce1">
            <text:p>344,8874253</text:p>
          </table:table-cell>
          <table:table-cell office:value-type="float" office:value="354.46065677111" table:style-name="ce1">
            <text:p>354,4606568</text:p>
          </table:table-cell>
          <table:table-cell office:value-type="float" office:value="342.69589006637102" table:style-name="ce1">
            <text:p>342,6958901</text:p>
          </table:table-cell>
          <table:table-cell office:value-type="float" office:value="127.835262987058" table:style-name="ce1">
            <text:p>127,835263</text:p>
          </table:table-cell>
          <table:table-cell office:value-type="float" office:value="337.76829711999898" table:style-name="ce1">
            <text:p>337,7682971</text:p>
          </table:table-cell>
          <table:table-cell office:value-type="float" office:value="327.74812215290001" table:style-name="ce1">
            <text:p>327,7481222</text:p>
          </table:table-cell>
          <table:table-cell office:value-type="float" office:value="91.005882292271096" table:style-name="ce1">
            <text:p>91,00588229</text:p>
          </table:table-cell>
          <table:table-cell office:value-type="float" office:value="46.8764552718796" table:style-name="ce1">
            <text:p>46,87645527</text:p>
          </table:table-cell>
          <table:table-cell office:value-type="float" office:value="350.34278396628901" table:style-name="ce1">
            <text:p>350,342784</text:p>
          </table:table-cell>
          <table:table-cell office:value-type="float" office:value="360.584655357386" table:style-name="ce1">
            <text:p>360,5846554</text:p>
          </table:table-cell>
          <table:table-cell office:value-type="float" office:value="357.235142036127" table:style-name="ce1">
            <text:p>357,235142</text:p>
          </table:table-cell>
          <table:table-cell office:value-type="float" office:value="350.79385135920398" table:style-name="ce1">
            <text:p>350,7938514</text:p>
          </table:table-cell>
          <table:table-cell office:value-type="float" office:value="48.7438855433195" table:style-name="ce1">
            <text:p>48,74388554</text:p>
          </table:table-cell>
          <table:table-cell office:value-type="float" office:value="348.340349798901" table:style-name="ce1">
            <text:p>348,3403498</text:p>
          </table:table-cell>
          <table:table-cell office:value-type="float" office:value="346.63236347786199" table:style-name="ce1">
            <text:p>346,6323635</text:p>
          </table:table-cell>
          <table:table-cell office:value-type="float" office:value="349.16977343925498" table:style-name="ce1">
            <text:p>349,1697734</text:p>
          </table:table-cell>
          <table:table-cell office:value-type="float" office:value="358.65431492930702" table:style-name="ce1">
            <text:p>358,6543149</text:p>
          </table:table-cell>
          <table:table-cell office:value-type="float" office:value="352.24513222915402" table:style-name="ce1">
            <text:p>352,2451322</text:p>
          </table:table-cell>
          <table:table-cell table:style-name="ce1"/>
          <table:table-cell office:value-type="float" office:value="295.46737091718262" table:formula="of:=AVERAGE([.B37:.U37])" table:style-name="ce1">
            <text:p>295,4673709</text:p>
          </table:table-cell>
          <table:table-cell office:value-type="float" office:value="348.75506161907799" table:formula="of:=MEDIAN([.B37:.U37])" table:style-name="ce1">
            <text:p>348,7550616</text:p>
          </table:table-cell>
          <table:table-cell office:value-type="float" office:value="352.79901336464303" table:formula="of:=QUARTILE([.B37:.U37];3)" table:style-name="ce1">
            <text:p>352,7990134</text:p>
          </table:table-cell>
          <table:table-cell table:number-columns-repeated="16359"/>
        </table:table-row>
        <table:table-row table:style-name="ro1">
          <table:table-cell office:value-type="float" office:value="370000" table:style-name="ce1">
            <text:p>370000</text:p>
          </table:table-cell>
          <table:table-cell office:value-type="float" office:value="354.22661128772103" table:style-name="ce1">
            <text:p>354,2266113</text:p>
          </table:table-cell>
          <table:table-cell office:value-type="float" office:value="357.35079720511101" table:style-name="ce1">
            <text:p>357,3507972</text:p>
          </table:table-cell>
          <table:table-cell office:value-type="float" office:value="345.14982113556903" table:style-name="ce1">
            <text:p>345,1498211</text:p>
          </table:table-cell>
          <table:table-cell office:value-type="float" office:value="348.44020904797298" table:style-name="ce1">
            <text:p>348,440209</text:p>
          </table:table-cell>
          <table:table-cell office:value-type="float" office:value="337.72761066430098" table:style-name="ce1">
            <text:p>337,7276107</text:p>
          </table:table-cell>
          <table:table-cell office:value-type="float" office:value="119.781942816165" table:style-name="ce1">
            <text:p>119,7819428</text:p>
          </table:table-cell>
          <table:table-cell office:value-type="float" office:value="337.00883713600302" table:style-name="ce1">
            <text:p>337,0088371</text:p>
          </table:table-cell>
          <table:table-cell office:value-type="float" office:value="337.00103746269798" table:style-name="ce1">
            <text:p>337,0010375</text:p>
          </table:table-cell>
          <table:table-cell office:value-type="float" office:value="71.943949429214598" table:style-name="ce1">
            <text:p>71,94394943</text:p>
          </table:table-cell>
          <table:table-cell office:value-type="float" office:value="45.4849884856839" table:style-name="ce1">
            <text:p>45,48498849</text:p>
          </table:table-cell>
          <table:table-cell office:value-type="float" office:value="352.401392695455" table:style-name="ce1">
            <text:p>352,4013927</text:p>
          </table:table-cell>
          <table:table-cell office:value-type="float" office:value="361.36963459041903" table:style-name="ce1">
            <text:p>361,3696346</text:p>
          </table:table-cell>
          <table:table-cell office:value-type="float" office:value="357.20001028812402" table:style-name="ce1">
            <text:p>357,2000103</text:p>
          </table:table-cell>
          <table:table-cell office:value-type="float" office:value="352.63198884314698" table:style-name="ce1">
            <text:p>352,6319888</text:p>
          </table:table-cell>
          <table:table-cell office:value-type="float" office:value="47.887477696500802" table:style-name="ce1">
            <text:p>47,8874777</text:p>
          </table:table-cell>
          <table:table-cell office:value-type="float" office:value="351.15056432305499" table:style-name="ce1">
            <text:p>351,1505643</text:p>
          </table:table-cell>
          <table:table-cell office:value-type="float" office:value="346.99675427336098" table:style-name="ce1">
            <text:p>346,9967543</text:p>
          </table:table-cell>
          <table:table-cell office:value-type="float" office:value="350.46264264477901" table:style-name="ce1">
            <text:p>350,4626426</text:p>
          </table:table-cell>
          <table:table-cell office:value-type="float" office:value="354.65512929008202" table:style-name="ce1">
            <text:p>354,6551293</text:p>
          </table:table-cell>
          <table:table-cell office:value-type="float" office:value="346.84615083227402" table:style-name="ce1">
            <text:p>346,8461508</text:p>
          </table:table-cell>
          <table:table-cell table:style-name="ce1"/>
          <table:table-cell office:value-type="float" office:value="293.78587750738188" table:formula="of:=AVERAGE([.B38:.U38])" table:style-name="ce1">
            <text:p>293,7858775</text:p>
          </table:table-cell>
          <table:table-cell office:value-type="float" office:value="347.71848166066695" table:formula="of:=MEDIAN([.B38:.U38])" table:style-name="ce1">
            <text:p>347,7184817</text:p>
          </table:table-cell>
          <table:table-cell office:value-type="float" office:value="353.0306444542905" table:formula="of:=QUARTILE([.B38:.U38];3)" table:style-name="ce1">
            <text:p>353,0306445</text:p>
          </table:table-cell>
          <table:table-cell table:number-columns-repeated="16359"/>
        </table:table-row>
        <table:table-row table:style-name="ro1">
          <table:table-cell office:value-type="float" office:value="380000" table:style-name="ce1">
            <text:p>380000</text:p>
          </table:table-cell>
          <table:table-cell office:value-type="float" office:value="351.70488116396302" table:style-name="ce1">
            <text:p>351,7048812</text:p>
          </table:table-cell>
          <table:table-cell office:value-type="float" office:value="356.13483396445599" table:style-name="ce1">
            <text:p>356,134834</text:p>
          </table:table-cell>
          <table:table-cell office:value-type="float" office:value="343.38624215600203" table:style-name="ce1">
            <text:p>343,3862422</text:p>
          </table:table-cell>
          <table:table-cell office:value-type="float" office:value="348.20951024812598" table:style-name="ce1">
            <text:p>348,2095102</text:p>
          </table:table-cell>
          <table:table-cell office:value-type="float" office:value="345.359586367502" table:style-name="ce1">
            <text:p>345,3595864</text:p>
          </table:table-cell>
          <table:table-cell office:value-type="float" office:value="148.12123918474001" table:style-name="ce1">
            <text:p>148,1212392</text:p>
          </table:table-cell>
          <table:table-cell office:value-type="float" office:value="339.80015442812999" table:style-name="ce1">
            <text:p>339,8001544</text:p>
          </table:table-cell>
          <table:table-cell office:value-type="float" office:value="348.64126754055502" table:style-name="ce1">
            <text:p>348,6412675</text:p>
          </table:table-cell>
          <table:table-cell office:value-type="float" office:value="105.52945292985601" table:style-name="ce1">
            <text:p>105,5294529</text:p>
          </table:table-cell>
          <table:table-cell office:value-type="float" office:value="48.139209670612203" table:style-name="ce1">
            <text:p>48,13920967</text:p>
          </table:table-cell>
          <table:table-cell office:value-type="float" office:value="351.48785747451001" table:style-name="ce1">
            <text:p>351,4878575</text:p>
          </table:table-cell>
          <table:table-cell office:value-type="float" office:value="359.47922107682399" table:style-name="ce1">
            <text:p>359,4792211</text:p>
          </table:table-cell>
          <table:table-cell office:value-type="float" office:value="356.770759278887" table:style-name="ce1">
            <text:p>356,7707593</text:p>
          </table:table-cell>
          <table:table-cell office:value-type="float" office:value="352.60744104697199" table:style-name="ce1">
            <text:p>352,607441</text:p>
          </table:table-cell>
          <table:table-cell office:value-type="float" office:value="46.815241028627803" table:style-name="ce1">
            <text:p>46,81524103</text:p>
          </table:table-cell>
          <table:table-cell office:value-type="float" office:value="348.41234234574603" table:style-name="ce1">
            <text:p>348,4123423</text:p>
          </table:table-cell>
          <table:table-cell office:value-type="float" office:value="347.99141363179501" table:style-name="ce1">
            <text:p>347,9914136</text:p>
          </table:table-cell>
          <table:table-cell office:value-type="float" office:value="353.524495408505" table:style-name="ce1">
            <text:p>353,5244954</text:p>
          </table:table-cell>
          <table:table-cell office:value-type="float" office:value="355.08171566316099" table:style-name="ce1">
            <text:p>355,0817157</text:p>
          </table:table-cell>
          <table:table-cell office:value-type="float" office:value="349.89727718722997" table:style-name="ce1">
            <text:p>349,8972772</text:p>
          </table:table-cell>
          <table:table-cell table:style-name="ce1"/>
          <table:table-cell office:value-type="float" office:value="297.85470708980995" table:formula="of:=AVERAGE([.B39:.U39])" table:style-name="ce1">
            <text:p>297,8547071</text:p>
          </table:table-cell>
          <table:table-cell office:value-type="float" office:value="348.52680494315052" table:formula="of:=MEDIAN([.B39:.U39])" table:style-name="ce1">
            <text:p>348,5268049</text:p>
          </table:table-cell>
          <table:table-cell office:value-type="float" office:value="352.83670463735524" table:formula="of:=QUARTILE([.B39:.U39];3)" table:style-name="ce1">
            <text:p>352,8367046</text:p>
          </table:table-cell>
          <table:table-cell table:number-columns-repeated="16359"/>
        </table:table-row>
        <table:table-row table:style-name="ro1">
          <table:table-cell office:value-type="float" office:value="390000" table:style-name="ce1">
            <text:p>390000</text:p>
          </table:table-cell>
          <table:table-cell office:value-type="float" office:value="351.418936505381" table:style-name="ce1">
            <text:p>351,4189365</text:p>
          </table:table-cell>
          <table:table-cell office:value-type="float" office:value="360.12729568395503" table:style-name="ce1">
            <text:p>360,1272957</text:p>
          </table:table-cell>
          <table:table-cell office:value-type="float" office:value="347.72596496962899" table:style-name="ce1">
            <text:p>347,725965</text:p>
          </table:table-cell>
          <table:table-cell office:value-type="float" office:value="349.89035597169101" table:style-name="ce1">
            <text:p>349,890356</text:p>
          </table:table-cell>
          <table:table-cell office:value-type="float" office:value="347.17345815461198" table:style-name="ce1">
            <text:p>347,1734582</text:p>
          </table:table-cell>
          <table:table-cell office:value-type="float" office:value="153.81288814757301" table:style-name="ce1">
            <text:p>153,8128881</text:p>
          </table:table-cell>
          <table:table-cell office:value-type="float" office:value="339.76874633335399" table:style-name="ce1">
            <text:p>339,7687463</text:p>
          </table:table-cell>
          <table:table-cell office:value-type="float" office:value="351.42455746553998" table:style-name="ce1">
            <text:p>351,4245575</text:p>
          </table:table-cell>
          <table:table-cell office:value-type="float" office:value="87.822168180487594" table:style-name="ce1">
            <text:p>87,82216818</text:p>
          </table:table-cell>
          <table:table-cell office:value-type="float" office:value="49.449181126577102" table:style-name="ce1">
            <text:p>49,44918113</text:p>
          </table:table-cell>
          <table:table-cell office:value-type="float" office:value="352.27534959564599" table:style-name="ce1">
            <text:p>352,2753496</text:p>
          </table:table-cell>
          <table:table-cell office:value-type="float" office:value="357.93664169672098" table:style-name="ce1">
            <text:p>357,9366417</text:p>
          </table:table-cell>
          <table:table-cell office:value-type="float" office:value="357.14859732202098" table:style-name="ce1">
            <text:p>357,1485973</text:p>
          </table:table-cell>
          <table:table-cell office:value-type="float" office:value="352.87328359354098" table:style-name="ce1">
            <text:p>352,8732836</text:p>
          </table:table-cell>
          <table:table-cell office:value-type="float" office:value="47.228874948006101" table:style-name="ce1">
            <text:p>47,22887495</text:p>
          </table:table-cell>
          <table:table-cell office:value-type="float" office:value="350.30070207557299" table:style-name="ce1">
            <text:p>350,3007021</text:p>
          </table:table-cell>
          <table:table-cell office:value-type="float" office:value="349.60258649687802" table:style-name="ce1">
            <text:p>349,6025865</text:p>
          </table:table-cell>
          <table:table-cell office:value-type="float" office:value="353.90472818427799" table:style-name="ce1">
            <text:p>353,9047282</text:p>
          </table:table-cell>
          <table:table-cell office:value-type="float" office:value="356.38293797691" table:style-name="ce1">
            <text:p>356,382938</text:p>
          </table:table-cell>
          <table:table-cell office:value-type="float" office:value="347.29121218743302" table:style-name="ce1">
            <text:p>347,2912122</text:p>
          </table:table-cell>
          <table:table-cell table:style-name="ce1"/>
          <table:table-cell office:value-type="float" office:value="298.17792333079035" table:formula="of:=AVERAGE([.B40:.U40])" table:style-name="ce1">
            <text:p>298,1779233</text:p>
          </table:table-cell>
          <table:table-cell office:value-type="float" office:value="350.09552902363203" table:formula="of:=MEDIAN([.B40:.U40])" table:style-name="ce1">
            <text:p>350,095529</text:p>
          </table:table-cell>
          <table:table-cell office:value-type="float" office:value="353.13114474122523" table:formula="of:=QUARTILE([.B40:.U40];3)" table:style-name="ce1">
            <text:p>353,1311447</text:p>
          </table:table-cell>
          <table:table-cell table:number-columns-repeated="16359"/>
        </table:table-row>
        <table:table-row table:style-name="ro1">
          <table:table-cell office:value-type="float" office:value="400000" table:style-name="ce1">
            <text:p>400000</text:p>
          </table:table-cell>
          <table:table-cell office:value-type="float" office:value="354.24433793422003" table:style-name="ce1">
            <text:p>354,2443379</text:p>
          </table:table-cell>
          <table:table-cell office:value-type="float" office:value="358.58680687372299" table:style-name="ce1">
            <text:p>358,5868069</text:p>
          </table:table-cell>
          <table:table-cell office:value-type="float" office:value="349.392215044946" table:style-name="ce1">
            <text:p>349,392215</text:p>
          </table:table-cell>
          <table:table-cell office:value-type="float" office:value="354.69421512675598" table:style-name="ce1">
            <text:p>354,6942151</text:p>
          </table:table-cell>
          <table:table-cell office:value-type="float" office:value="349.26597995848101" table:style-name="ce1">
            <text:p>349,26598</text:p>
          </table:table-cell>
          <table:table-cell office:value-type="float" office:value="154.692019612276" table:style-name="ce1">
            <text:p>154,6920196</text:p>
          </table:table-cell>
          <table:table-cell office:value-type="float" office:value="341.28821866360403" table:style-name="ce1">
            <text:p>341,2882187</text:p>
          </table:table-cell>
          <table:table-cell office:value-type="float" office:value="352.692459947874" table:style-name="ce1">
            <text:p>352,6924599</text:p>
          </table:table-cell>
          <table:table-cell office:value-type="float" office:value="67.511003675154299" table:style-name="ce1">
            <text:p>67,51100368</text:p>
          </table:table-cell>
          <table:table-cell office:value-type="float" office:value="48.177674522149402" table:style-name="ce1">
            <text:p>48,17767452</text:p>
          </table:table-cell>
          <table:table-cell office:value-type="float" office:value="351.32470968919603" table:style-name="ce1">
            <text:p>351,3247097</text:p>
          </table:table-cell>
          <table:table-cell office:value-type="float" office:value="356.68832186049002" table:style-name="ce1">
            <text:p>356,6883219</text:p>
          </table:table-cell>
          <table:table-cell office:value-type="float" office:value="357.24487064291702" table:style-name="ce1">
            <text:p>357,2448706</text:p>
          </table:table-cell>
          <table:table-cell office:value-type="float" office:value="353.481064905322" table:style-name="ce1">
            <text:p>353,4810649</text:p>
          </table:table-cell>
          <table:table-cell office:value-type="float" office:value="47.794704444385502" table:style-name="ce1">
            <text:p>47,79470444</text:p>
          </table:table-cell>
          <table:table-cell office:value-type="float" office:value="352.63307877098799" table:style-name="ce1">
            <text:p>352,6330788</text:p>
          </table:table-cell>
          <table:table-cell office:value-type="float" office:value="349.22479694367001" table:style-name="ce1">
            <text:p>349,2247969</text:p>
          </table:table-cell>
          <table:table-cell office:value-type="float" office:value="354.83677560490202" table:style-name="ce1">
            <text:p>354,8367756</text:p>
          </table:table-cell>
          <table:table-cell office:value-type="float" office:value="355.37852802568199" table:style-name="ce1">
            <text:p>355,378528</text:p>
          </table:table-cell>
          <table:table-cell office:value-type="float" office:value="348.27975718119097" table:style-name="ce1">
            <text:p>348,2797572</text:p>
          </table:table-cell>
          <table:table-cell table:style-name="ce1"/>
          <table:table-cell office:value-type="float" office:value="297.87157697139628" table:formula="of:=AVERAGE([.B41:.U41])" table:style-name="ce1">
            <text:p>297,871577</text:p>
          </table:table-cell>
          <table:table-cell office:value-type="float" office:value="351.97889423009201" table:formula="of:=MEDIAN([.B41:.U41])" table:style-name="ce1">
            <text:p>351,9788942</text:p>
          </table:table-cell>
          <table:table-cell office:value-type="float" office:value="354.72985524629246" table:formula="of:=QUARTILE([.B41:.U41];3)" table:style-name="ce1">
            <text:p>354,7298552</text:p>
          </table:table-cell>
          <table:table-cell table:number-columns-repeated="16359"/>
        </table:table-row>
        <table:table-row table:style-name="ro1">
          <table:table-cell office:value-type="float" office:value="410000" table:style-name="ce1">
            <text:p>410000</text:p>
          </table:table-cell>
          <table:table-cell office:value-type="float" office:value="355.847019027876" table:style-name="ce1">
            <text:p>355,847019</text:p>
          </table:table-cell>
          <table:table-cell office:value-type="float" office:value="357.79256012551099" table:style-name="ce1">
            <text:p>357,7925601</text:p>
          </table:table-cell>
          <table:table-cell office:value-type="float" office:value="349.66221927854099" table:style-name="ce1">
            <text:p>349,6622193</text:p>
          </table:table-cell>
          <table:table-cell office:value-type="float" office:value="353.67987634771202" table:style-name="ce1">
            <text:p>353,6798763</text:p>
          </table:table-cell>
          <table:table-cell office:value-type="float" office:value="351.68430876973503" table:style-name="ce1">
            <text:p>351,6843088</text:p>
          </table:table-cell>
          <table:table-cell office:value-type="float" office:value="159.61952693508701" table:style-name="ce1">
            <text:p>159,6195269</text:p>
          </table:table-cell>
          <table:table-cell office:value-type="float" office:value="343.55840886780601" table:style-name="ce1">
            <text:p>343,5584089</text:p>
          </table:table-cell>
          <table:table-cell office:value-type="float" office:value="353.88368717052998" table:style-name="ce1">
            <text:p>353,8836872</text:p>
          </table:table-cell>
          <table:table-cell office:value-type="float" office:value="94.560651711098899" table:style-name="ce1">
            <text:p>94,56065171</text:p>
          </table:table-cell>
          <table:table-cell office:value-type="float" office:value="47.116559489992902" table:style-name="ce1">
            <text:p>47,11655949</text:p>
          </table:table-cell>
          <table:table-cell office:value-type="float" office:value="354.56031529173401" table:style-name="ce1">
            <text:p>354,5603153</text:p>
          </table:table-cell>
          <table:table-cell office:value-type="float" office:value="358.19859670340998" table:style-name="ce1">
            <text:p>358,1985967</text:p>
          </table:table-cell>
          <table:table-cell office:value-type="float" office:value="358.86790525617198" table:style-name="ce1">
            <text:p>358,8679053</text:p>
          </table:table-cell>
          <table:table-cell office:value-type="float" office:value="354.63416966629302" table:style-name="ce1">
            <text:p>354,6341697</text:p>
          </table:table-cell>
          <table:table-cell office:value-type="float" office:value="46.651811034901002" table:style-name="ce1">
            <text:p>46,65181103</text:p>
          </table:table-cell>
          <table:table-cell office:value-type="float" office:value="351.12774898455302" table:style-name="ce1">
            <text:p>351,127749</text:p>
          </table:table-cell>
          <table:table-cell office:value-type="float" office:value="349.086520675869" table:style-name="ce1">
            <text:p>349,0865207</text:p>
          </table:table-cell>
          <table:table-cell office:value-type="float" office:value="356.33847668655898" table:style-name="ce1">
            <text:p>356,3384767</text:p>
          </table:table-cell>
          <table:table-cell office:value-type="float" office:value="359.61551349813499" table:style-name="ce1">
            <text:p>359,6155135</text:p>
          </table:table-cell>
          <table:table-cell office:value-type="float" office:value="350.49838433387703" table:style-name="ce1">
            <text:p>350,4983843</text:p>
          </table:table-cell>
          <table:table-cell table:style-name="ce1"/>
          <table:table-cell office:value-type="float" office:value="300.34921299276959" table:formula="of:=AVERAGE([.B42:.U42])" table:style-name="ce1">
            <text:p>300,349213</text:p>
          </table:table-cell>
          <table:table-cell office:value-type="float" office:value="352.68209255872353" table:formula="of:=MEDIAN([.B42:.U42])" table:style-name="ce1">
            <text:p>352,6820926</text:p>
          </table:table-cell>
          <table:table-cell office:value-type="float" office:value="355.96988344254675" table:formula="of:=QUARTILE([.B42:.U42];3)" table:style-name="ce1">
            <text:p>355,9698834</text:p>
          </table:table-cell>
          <table:table-cell table:number-columns-repeated="16359"/>
        </table:table-row>
        <table:table-row table:style-name="ro1">
          <table:table-cell office:value-type="float" office:value="420000" table:style-name="ce1">
            <text:p>420000</text:p>
          </table:table-cell>
          <table:table-cell office:value-type="float" office:value="354.71948439948602" table:style-name="ce1">
            <text:p>354,7194844</text:p>
          </table:table-cell>
          <table:table-cell office:value-type="float" office:value="357.18934532544301" table:style-name="ce1">
            <text:p>357,1893453</text:p>
          </table:table-cell>
          <table:table-cell office:value-type="float" office:value="348.19407288731202" table:style-name="ce1">
            <text:p>348,1940729</text:p>
          </table:table-cell>
          <table:table-cell office:value-type="float" office:value="356.30631375313698" table:style-name="ce1">
            <text:p>356,3063138</text:p>
          </table:table-cell>
          <table:table-cell office:value-type="float" office:value="351.90191324335899" table:style-name="ce1">
            <text:p>351,9019132</text:p>
          </table:table-cell>
          <table:table-cell office:value-type="float" office:value="157.684652755522" table:style-name="ce1">
            <text:p>157,6846528</text:p>
          </table:table-cell>
          <table:table-cell office:value-type="float" office:value="345.46928695040998" table:style-name="ce1">
            <text:p>345,469287</text:p>
          </table:table-cell>
          <table:table-cell office:value-type="float" office:value="354.51770044659702" table:style-name="ce1">
            <text:p>354,5177004</text:p>
          </table:table-cell>
          <table:table-cell office:value-type="float" office:value="71.121257246625007" table:style-name="ce1">
            <text:p>71,12125725</text:p>
          </table:table-cell>
          <table:table-cell office:value-type="float" office:value="48.319950655331198" table:style-name="ce1">
            <text:p>48,31995066</text:p>
          </table:table-cell>
          <table:table-cell office:value-type="float" office:value="357.94328928846699" table:style-name="ce1">
            <text:p>357,9432893</text:p>
          </table:table-cell>
          <table:table-cell office:value-type="float" office:value="360.37965691673401" table:style-name="ce1">
            <text:p>360,3796569</text:p>
          </table:table-cell>
          <table:table-cell office:value-type="float" office:value="360.854375642685" table:style-name="ce1">
            <text:p>360,8543756</text:p>
          </table:table-cell>
          <table:table-cell office:value-type="float" office:value="355.654571847912" table:style-name="ce1">
            <text:p>355,6545718</text:p>
          </table:table-cell>
          <table:table-cell office:value-type="float" office:value="47.320402233120099" table:style-name="ce1">
            <text:p>47,32040223</text:p>
          </table:table-cell>
          <table:table-cell office:value-type="float" office:value="351.35209724959901" table:style-name="ce1">
            <text:p>351,3520972</text:p>
          </table:table-cell>
          <table:table-cell office:value-type="float" office:value="353.321548639843" table:style-name="ce1">
            <text:p>353,3215486</text:p>
          </table:table-cell>
          <table:table-cell office:value-type="float" office:value="357.01863603158102" table:style-name="ce1">
            <text:p>357,018636</text:p>
          </table:table-cell>
          <table:table-cell office:value-type="float" office:value="358.88847300799699" table:style-name="ce1">
            <text:p>358,888473</text:p>
          </table:table-cell>
          <table:table-cell office:value-type="float" office:value="350.45053981389702" table:style-name="ce1">
            <text:p>350,4505398</text:p>
          </table:table-cell>
          <table:table-cell table:style-name="ce1"/>
          <table:table-cell office:value-type="float" office:value="299.93037841675289" table:formula="of:=AVERAGE([.B43:.U43])" table:style-name="ce1">
            <text:p>299,9303784</text:p>
          </table:table-cell>
          <table:table-cell office:value-type="float" office:value="353.91962454322004" table:formula="of:=MEDIAN([.B43:.U43])" table:style-name="ce1">
            <text:p>353,9196245</text:p>
          </table:table-cell>
          <table:table-cell office:value-type="float" office:value="357.06131335504654" table:formula="of:=QUARTILE([.B43:.U43];3)" table:style-name="ce1">
            <text:p>357,0613134</text:p>
          </table:table-cell>
          <table:table-cell table:number-columns-repeated="16359"/>
        </table:table-row>
        <table:table-row table:style-name="ro1">
          <table:table-cell office:value-type="float" office:value="430000" table:style-name="ce1">
            <text:p>430000</text:p>
          </table:table-cell>
          <table:table-cell office:value-type="float" office:value="358.200014152346" table:style-name="ce1">
            <text:p>358,2000142</text:p>
          </table:table-cell>
          <table:table-cell office:value-type="float" office:value="356.923033666241" table:style-name="ce1">
            <text:p>356,9230337</text:p>
          </table:table-cell>
          <table:table-cell office:value-type="float" office:value="353.19307408168203" table:style-name="ce1">
            <text:p>353,1930741</text:p>
          </table:table-cell>
          <table:table-cell office:value-type="float" office:value="354.52510852817198" table:style-name="ce1">
            <text:p>354,5251085</text:p>
          </table:table-cell>
          <table:table-cell office:value-type="float" office:value="351.72913294700197" table:style-name="ce1">
            <text:p>351,7291329</text:p>
          </table:table-cell>
          <table:table-cell office:value-type="float" office:value="154.512818695569" table:style-name="ce1">
            <text:p>154,5128187</text:p>
          </table:table-cell>
          <table:table-cell office:value-type="float" office:value="346.56931263456403" table:style-name="ce1">
            <text:p>346,5693126</text:p>
          </table:table-cell>
          <table:table-cell office:value-type="float" office:value="353.81279409131298" table:style-name="ce1">
            <text:p>353,8127941</text:p>
          </table:table-cell>
          <table:table-cell office:value-type="float" office:value="102.537650347723" table:style-name="ce1">
            <text:p>102,5376503</text:p>
          </table:table-cell>
          <table:table-cell office:value-type="float" office:value="50.962474929969503" table:style-name="ce1">
            <text:p>50,96247493</text:p>
          </table:table-cell>
          <table:table-cell office:value-type="float" office:value="357.95847920406698" table:style-name="ce1">
            <text:p>357,9584792</text:p>
          </table:table-cell>
          <table:table-cell office:value-type="float" office:value="359.722893010684" table:style-name="ce1">
            <text:p>359,722893</text:p>
          </table:table-cell>
          <table:table-cell office:value-type="float" office:value="359.15784354220898" table:style-name="ce1">
            <text:p>359,1578435</text:p>
          </table:table-cell>
          <table:table-cell office:value-type="float" office:value="355.49578992720001" table:style-name="ce1">
            <text:p>355,4957899</text:p>
          </table:table-cell>
          <table:table-cell office:value-type="float" office:value="47.8124281132636" table:style-name="ce1">
            <text:p>47,81242811</text:p>
          </table:table-cell>
          <table:table-cell office:value-type="float" office:value="352.99007413379599" table:style-name="ce1">
            <text:p>352,9900741</text:p>
          </table:table-cell>
          <table:table-cell office:value-type="float" office:value="354.80276492183299" table:style-name="ce1">
            <text:p>354,8027649</text:p>
          </table:table-cell>
          <table:table-cell office:value-type="float" office:value="356.29333772086602" table:style-name="ce1">
            <text:p>356,2933377</text:p>
          </table:table-cell>
          <table:table-cell office:value-type="float" office:value="359.45055311189998" table:style-name="ce1">
            <text:p>359,4505531</text:p>
          </table:table-cell>
          <table:table-cell office:value-type="float" office:value="349.40368522797098" table:style-name="ce1">
            <text:p>349,4036852</text:p>
          </table:table-cell>
          <table:table-cell table:style-name="ce1"/>
          <table:table-cell office:value-type="float" office:value="301.80266314941844" table:formula="of:=AVERAGE([.B44:.U44])" table:style-name="ce1">
            <text:p>301,8026631</text:p>
          </table:table-cell>
          <table:table-cell office:value-type="float" office:value="354.16895130974251" table:formula="of:=MEDIAN([.B44:.U44])" table:style-name="ce1">
            <text:p>354,1689513</text:p>
          </table:table-cell>
          <table:table-cell office:value-type="float" office:value="357.18189505069751" table:formula="of:=QUARTILE([.B44:.U44];3)" table:style-name="ce1">
            <text:p>357,1818951</text:p>
          </table:table-cell>
          <table:table-cell table:number-columns-repeated="16359"/>
        </table:table-row>
        <table:table-row table:style-name="ro1">
          <table:table-cell office:value-type="float" office:value="440000" table:style-name="ce1">
            <text:p>440000</text:p>
          </table:table-cell>
          <table:table-cell office:value-type="float" office:value="356.31481342332899" table:style-name="ce1">
            <text:p>356,3148134</text:p>
          </table:table-cell>
          <table:table-cell office:value-type="float" office:value="353.87538464667" table:style-name="ce1">
            <text:p>353,8753846</text:p>
          </table:table-cell>
          <table:table-cell office:value-type="float" office:value="352.95016450289103" table:style-name="ce1">
            <text:p>352,9501645</text:p>
          </table:table-cell>
          <table:table-cell office:value-type="float" office:value="356.31569589105101" table:style-name="ce1">
            <text:p>356,3156959</text:p>
          </table:table-cell>
          <table:table-cell office:value-type="float" office:value="353.686743869645" table:style-name="ce1">
            <text:p>353,6867439</text:p>
          </table:table-cell>
          <table:table-cell office:value-type="float" office:value="124.267763241487" table:style-name="ce1">
            <text:p>124,2677632</text:p>
          </table:table-cell>
          <table:table-cell office:value-type="float" office:value="349.65147983885299" table:style-name="ce1">
            <text:p>349,6514798</text:p>
          </table:table-cell>
          <table:table-cell office:value-type="float" office:value="356.54620699498003" table:style-name="ce1">
            <text:p>356,546207</text:p>
          </table:table-cell>
          <table:table-cell office:value-type="float" office:value="65.322969178108806" table:style-name="ce1">
            <text:p>65,32296918</text:p>
          </table:table-cell>
          <table:table-cell office:value-type="float" office:value="48.739648156182" table:style-name="ce1">
            <text:p>48,73964816</text:p>
          </table:table-cell>
          <table:table-cell office:value-type="float" office:value="359.52635544738501" table:style-name="ce1">
            <text:p>359,5263554</text:p>
          </table:table-cell>
          <table:table-cell office:value-type="float" office:value="360.24354615099998" table:style-name="ce1">
            <text:p>360,2435462</text:p>
          </table:table-cell>
          <table:table-cell office:value-type="float" office:value="360.70311360891901" table:style-name="ce1">
            <text:p>360,7031136</text:p>
          </table:table-cell>
          <table:table-cell office:value-type="float" office:value="357.60477997283499" table:style-name="ce1">
            <text:p>357,60478</text:p>
          </table:table-cell>
          <table:table-cell office:value-type="float" office:value="48.537666334555901" table:style-name="ce1">
            <text:p>48,53766633</text:p>
          </table:table-cell>
          <table:table-cell office:value-type="float" office:value="351.038017192761" table:style-name="ce1">
            <text:p>351,0380172</text:p>
          </table:table-cell>
          <table:table-cell office:value-type="float" office:value="354.83111553883799" table:style-name="ce1">
            <text:p>354,8311155</text:p>
          </table:table-cell>
          <table:table-cell office:value-type="float" office:value="357.314313935435" table:style-name="ce1">
            <text:p>357,3143139</text:p>
          </table:table-cell>
          <table:table-cell office:value-type="float" office:value="361.25189482054799" table:style-name="ce1">
            <text:p>361,2518948</text:p>
          </table:table-cell>
          <table:table-cell office:value-type="float" office:value="351.77654732824402" table:style-name="ce1">
            <text:p>351,7765473</text:p>
          </table:table-cell>
          <table:table-cell table:style-name="ce1"/>
          <table:table-cell office:value-type="float" office:value="299.02491100368593" table:formula="of:=AVERAGE([.B45:.U45])" table:style-name="ce1">
            <text:p>299,024911</text:p>
          </table:table-cell>
          <table:table-cell office:value-type="float" office:value="354.35325009275402" table:formula="of:=MEDIAN([.B45:.U45])" table:style-name="ce1">
            <text:p>354,3532501</text:p>
          </table:table-cell>
          <table:table-cell office:value-type="float" office:value="357.38693044478498" table:formula="of:=QUARTILE([.B45:.U45];3)" table:style-name="ce1">
            <text:p>357,3869304</text:p>
          </table:table-cell>
          <table:table-cell table:number-columns-repeated="16359"/>
        </table:table-row>
        <table:table-row table:style-name="ro1">
          <table:table-cell office:value-type="float" office:value="450000" table:style-name="ce1">
            <text:p>450000</text:p>
          </table:table-cell>
          <table:table-cell office:value-type="float" office:value="356.23957067919702" table:style-name="ce1">
            <text:p>356,2395707</text:p>
          </table:table-cell>
          <table:table-cell office:value-type="float" office:value="358.373285378405" table:style-name="ce1">
            <text:p>358,3732854</text:p>
          </table:table-cell>
          <table:table-cell office:value-type="float" office:value="354.99498526093703" table:style-name="ce1">
            <text:p>354,9949853</text:p>
          </table:table-cell>
          <table:table-cell office:value-type="float" office:value="356.58870662983099" table:style-name="ce1">
            <text:p>356,5887066</text:p>
          </table:table-cell>
          <table:table-cell office:value-type="float" office:value="351.00277472755698" table:style-name="ce1">
            <text:p>351,0027747</text:p>
          </table:table-cell>
          <table:table-cell office:value-type="float" office:value="148.453353792797" table:style-name="ce1">
            <text:p>148,4533538</text:p>
          </table:table-cell>
          <table:table-cell office:value-type="float" office:value="350.877049597471" table:style-name="ce1">
            <text:p>350,8770496</text:p>
          </table:table-cell>
          <table:table-cell office:value-type="float" office:value="358.04011550174698" table:style-name="ce1">
            <text:p>358,0401155</text:p>
          </table:table-cell>
          <table:table-cell office:value-type="float" office:value="102.39741116319099" table:style-name="ce1">
            <text:p>102,3974112</text:p>
          </table:table-cell>
          <table:table-cell office:value-type="float" office:value="49.166683848915397" table:style-name="ce1">
            <text:p>49,16668385</text:p>
          </table:table-cell>
          <table:table-cell office:value-type="float" office:value="360.69169887736098" table:style-name="ce1">
            <text:p>360,6916989</text:p>
          </table:table-cell>
          <table:table-cell office:value-type="float" office:value="359.30292531254901" table:style-name="ce1">
            <text:p>359,3029253</text:p>
          </table:table-cell>
          <table:table-cell office:value-type="float" office:value="359.26622719584299" table:style-name="ce1">
            <text:p>359,2662272</text:p>
          </table:table-cell>
          <table:table-cell office:value-type="float" office:value="357.13165372430802" table:style-name="ce1">
            <text:p>357,1316537</text:p>
          </table:table-cell>
          <table:table-cell office:value-type="float" office:value="47.095049960755198" table:style-name="ce1">
            <text:p>47,09504996</text:p>
          </table:table-cell>
          <table:table-cell office:value-type="float" office:value="350.30613244406197" table:style-name="ce1">
            <text:p>350,3061324</text:p>
          </table:table-cell>
          <table:table-cell office:value-type="float" office:value="354.717976464711" table:style-name="ce1">
            <text:p>354,7179765</text:p>
          </table:table-cell>
          <table:table-cell office:value-type="float" office:value="357.80879058122298" table:style-name="ce1">
            <text:p>357,8087906</text:p>
          </table:table-cell>
          <table:table-cell office:value-type="float" office:value="360.41131697107897" table:style-name="ce1">
            <text:p>360,411317</text:p>
          </table:table-cell>
          <table:table-cell office:value-type="float" office:value="350.52063626582498" table:style-name="ce1">
            <text:p>350,5206363</text:p>
          </table:table-cell>
          <table:table-cell table:style-name="ce1"/>
          <table:table-cell office:value-type="float" office:value="302.16931721888824" table:formula="of:=AVERAGE([.B46:.U46])" table:style-name="ce1">
            <text:p>302,1693172</text:p>
          </table:table-cell>
          <table:table-cell office:value-type="float" office:value="355.61727797006699" table:formula="of:=MEDIAN([.B46:.U46])" table:style-name="ce1">
            <text:p>355,617278</text:p>
          </table:table-cell>
          <table:table-cell office:value-type="float" office:value="358.1234079709115" table:formula="of:=QUARTILE([.B46:.U46];3)" table:style-name="ce1">
            <text:p>358,123408</text:p>
          </table:table-cell>
          <table:table-cell table:number-columns-repeated="16359"/>
        </table:table-row>
        <table:table-row table:style-name="ro1">
          <table:table-cell office:value-type="float" office:value="460000" table:style-name="ce1">
            <text:p>460000</text:p>
          </table:table-cell>
          <table:table-cell office:value-type="float" office:value="358.33996993207501" table:style-name="ce1">
            <text:p>358,3399699</text:p>
          </table:table-cell>
          <table:table-cell office:value-type="float" office:value="361.64595716263602" table:style-name="ce1">
            <text:p>361,6459572</text:p>
          </table:table-cell>
          <table:table-cell office:value-type="float" office:value="348.418106235599" table:style-name="ce1">
            <text:p>348,4181062</text:p>
          </table:table-cell>
          <table:table-cell office:value-type="float" office:value="356.62885353968602" table:style-name="ce1">
            <text:p>356,6288535</text:p>
          </table:table-cell>
          <table:table-cell office:value-type="float" office:value="352.66802409343501" table:style-name="ce1">
            <text:p>352,6680241</text:p>
          </table:table-cell>
          <table:table-cell office:value-type="float" office:value="170.50156426920299" table:style-name="ce1">
            <text:p>170,5015643</text:p>
          </table:table-cell>
          <table:table-cell office:value-type="float" office:value="348.21973842987597" table:style-name="ce1">
            <text:p>348,2197384</text:p>
          </table:table-cell>
          <table:table-cell office:value-type="float" office:value="354.438092045838" table:style-name="ce1">
            <text:p>354,438092</text:p>
          </table:table-cell>
          <table:table-cell office:value-type="float" office:value="104.289871167002" table:style-name="ce1">
            <text:p>104,2898712</text:p>
          </table:table-cell>
          <table:table-cell office:value-type="float" office:value="49.131064035209199" table:style-name="ce1">
            <text:p>49,13106404</text:p>
          </table:table-cell>
          <table:table-cell office:value-type="float" office:value="360.45956121178898" table:style-name="ce1">
            <text:p>360,4595612</text:p>
          </table:table-cell>
          <table:table-cell office:value-type="float" office:value="361.35565099093202" table:style-name="ce1">
            <text:p>361,355651</text:p>
          </table:table-cell>
          <table:table-cell office:value-type="float" office:value="359.30819210688003" table:style-name="ce1">
            <text:p>359,3081921</text:p>
          </table:table-cell>
          <table:table-cell office:value-type="float" office:value="357.25476125325099" table:style-name="ce1">
            <text:p>357,2547613</text:p>
          </table:table-cell>
          <table:table-cell office:value-type="float" office:value="47.956476665031801" table:style-name="ce1">
            <text:p>47,95647667</text:p>
          </table:table-cell>
          <table:table-cell office:value-type="float" office:value="353.93519623908702" table:style-name="ce1">
            <text:p>353,9351962</text:p>
          </table:table-cell>
          <table:table-cell office:value-type="float" office:value="356.91601954876" table:style-name="ce1">
            <text:p>356,9160195</text:p>
          </table:table-cell>
          <table:table-cell office:value-type="float" office:value="358.85793106937899" table:style-name="ce1">
            <text:p>358,8579311</text:p>
          </table:table-cell>
          <table:table-cell office:value-type="float" office:value="356.92155932833901" table:style-name="ce1">
            <text:p>356,9215593</text:p>
          </table:table-cell>
          <table:table-cell office:value-type="float" office:value="351.51119850466" table:style-name="ce1">
            <text:p>351,5111985</text:p>
          </table:table-cell>
          <table:table-cell table:style-name="ce1"/>
          <table:table-cell office:value-type="float" office:value="303.43788939143349" table:formula="of:=AVERAGE([.B47:.U47])" table:style-name="ce1">
            <text:p>303,4378894</text:p>
          </table:table-cell>
          <table:table-cell office:value-type="float" office:value="355.53347279276204" table:formula="of:=MEDIAN([.B47:.U47])" table:style-name="ce1">
            <text:p>355,5334728</text:p>
          </table:table-cell>
          <table:table-cell office:value-type="float" office:value="358.46946021640099" table:formula="of:=QUARTILE([.B47:.U47];3)" table:style-name="ce1">
            <text:p>358,4694602</text:p>
          </table:table-cell>
          <table:table-cell table:number-columns-repeated="16359"/>
        </table:table-row>
        <table:table-row table:style-name="ro1">
          <table:table-cell office:value-type="float" office:value="470000" table:style-name="ce1">
            <text:p>470000</text:p>
          </table:table-cell>
          <table:table-cell office:value-type="float" office:value="358.84342946312398" table:style-name="ce1">
            <text:p>358,8434295</text:p>
          </table:table-cell>
          <table:table-cell office:value-type="float" office:value="361.83376157805702" table:style-name="ce1">
            <text:p>361,8337616</text:p>
          </table:table-cell>
          <table:table-cell office:value-type="float" office:value="355.22648290603399" table:style-name="ce1">
            <text:p>355,2264829</text:p>
          </table:table-cell>
          <table:table-cell office:value-type="float" office:value="356.24062359909198" table:style-name="ce1">
            <text:p>356,2406236</text:p>
          </table:table-cell>
          <table:table-cell office:value-type="float" office:value="350.63579226686898" table:style-name="ce1">
            <text:p>350,6357923</text:p>
          </table:table-cell>
          <table:table-cell office:value-type="float" office:value="168.80300549695301" table:style-name="ce1">
            <text:p>168,8030055</text:p>
          </table:table-cell>
          <table:table-cell office:value-type="float" office:value="349.54212559789801" table:style-name="ce1">
            <text:p>349,5421256</text:p>
          </table:table-cell>
          <table:table-cell office:value-type="float" office:value="353.945554080693" table:style-name="ce1">
            <text:p>353,9455541</text:p>
          </table:table-cell>
          <table:table-cell office:value-type="float" office:value="109.614316605911" table:style-name="ce1">
            <text:p>109,6143166</text:p>
          </table:table-cell>
          <table:table-cell office:value-type="float" office:value="49.4382751677459" table:style-name="ce1">
            <text:p>49,43827517</text:p>
          </table:table-cell>
          <table:table-cell office:value-type="float" office:value="359.08861852827101" table:style-name="ce1">
            <text:p>359,0886185</text:p>
          </table:table-cell>
          <table:table-cell office:value-type="float" office:value="359.50680527753099" table:style-name="ce1">
            <text:p>359,5068053</text:p>
          </table:table-cell>
          <table:table-cell office:value-type="float" office:value="360.908908724318" table:style-name="ce1">
            <text:p>360,9089087</text:p>
          </table:table-cell>
          <table:table-cell office:value-type="float" office:value="358.66917485583201" table:style-name="ce1">
            <text:p>358,6691749</text:p>
          </table:table-cell>
          <table:table-cell office:value-type="float" office:value="47.780301380543101" table:style-name="ce1">
            <text:p>47,78030138</text:p>
          </table:table-cell>
          <table:table-cell office:value-type="float" office:value="353.622171937762" table:style-name="ce1">
            <text:p>353,6221719</text:p>
          </table:table-cell>
          <table:table-cell office:value-type="float" office:value="357.58312307084401" table:style-name="ce1">
            <text:p>357,5831231</text:p>
          </table:table-cell>
          <table:table-cell office:value-type="float" office:value="356.72080917535698" table:style-name="ce1">
            <text:p>356,7208092</text:p>
          </table:table-cell>
          <table:table-cell office:value-type="float" office:value="357.24868918811501" table:style-name="ce1">
            <text:p>357,2486892</text:p>
          </table:table-cell>
          <table:table-cell office:value-type="float" office:value="353.37494086468803" table:style-name="ce1">
            <text:p>353,3749409</text:p>
          </table:table-cell>
          <table:table-cell table:style-name="ce1"/>
          <table:table-cell office:value-type="float" office:value="303.93134548828192" table:formula="of:=AVERAGE([.B48:.U48])" table:style-name="ce1">
            <text:p>303,9313455</text:p>
          </table:table-cell>
          <table:table-cell office:value-type="float" office:value="355.73355325256296" table:formula="of:=MEDIAN([.B48:.U48])" table:style-name="ce1">
            <text:p>355,7335533</text:p>
          </table:table-cell>
          <table:table-cell office:value-type="float" office:value="358.71273850765499" table:formula="of:=QUARTILE([.B48:.U48];3)" table:style-name="ce1">
            <text:p>358,7127385</text:p>
          </table:table-cell>
          <table:table-cell table:number-columns-repeated="16359"/>
        </table:table-row>
        <table:table-row table:style-name="ro1">
          <table:table-cell office:value-type="float" office:value="480000" table:style-name="ce1">
            <text:p>480000</text:p>
          </table:table-cell>
          <table:table-cell office:value-type="float" office:value="357.67644353490698" table:style-name="ce1">
            <text:p>357,6764435</text:p>
          </table:table-cell>
          <table:table-cell office:value-type="float" office:value="362.74538100879101" table:style-name="ce1">
            <text:p>362,745381</text:p>
          </table:table-cell>
          <table:table-cell office:value-type="float" office:value="356.99440103538899" table:style-name="ce1">
            <text:p>356,994401</text:p>
          </table:table-cell>
          <table:table-cell office:value-type="float" office:value="356.82272079348701" table:style-name="ce1">
            <text:p>356,8227208</text:p>
          </table:table-cell>
          <table:table-cell office:value-type="float" office:value="352.77289154617301" table:style-name="ce1">
            <text:p>352,7728915</text:p>
          </table:table-cell>
          <table:table-cell office:value-type="float" office:value="197.708155995959" table:style-name="ce1">
            <text:p>197,708156</text:p>
          </table:table-cell>
          <table:table-cell office:value-type="float" office:value="353.827406053696" table:style-name="ce1">
            <text:p>353,8274061</text:p>
          </table:table-cell>
          <table:table-cell office:value-type="float" office:value="356.006687162368" table:style-name="ce1">
            <text:p>356,0066872</text:p>
          </table:table-cell>
          <table:table-cell office:value-type="float" office:value="110.341634248581" table:style-name="ce1">
            <text:p>110,3416342</text:p>
          </table:table-cell>
          <table:table-cell office:value-type="float" office:value="49.732446445137199" table:style-name="ce1">
            <text:p>49,73244645</text:p>
          </table:table-cell>
          <table:table-cell office:value-type="float" office:value="358.85416455180899" table:style-name="ce1">
            <text:p>358,8541646</text:p>
          </table:table-cell>
          <table:table-cell office:value-type="float" office:value="359.10403014970399" table:style-name="ce1">
            <text:p>359,1040301</text:p>
          </table:table-cell>
          <table:table-cell office:value-type="float" office:value="358.45955203543701" table:style-name="ce1">
            <text:p>358,459552</text:p>
          </table:table-cell>
          <table:table-cell office:value-type="float" office:value="358.48130178456398" table:style-name="ce1">
            <text:p>358,4813018</text:p>
          </table:table-cell>
          <table:table-cell office:value-type="float" office:value="48.494858510032699" table:style-name="ce1">
            <text:p>48,49485851</text:p>
          </table:table-cell>
          <table:table-cell office:value-type="float" office:value="352.772191265201" table:style-name="ce1">
            <text:p>352,7721913</text:p>
          </table:table-cell>
          <table:table-cell office:value-type="float" office:value="357.35348959127498" table:style-name="ce1">
            <text:p>357,3534896</text:p>
          </table:table-cell>
          <table:table-cell office:value-type="float" office:value="358.64180233435201" table:style-name="ce1">
            <text:p>358,6418023</text:p>
          </table:table-cell>
          <table:table-cell office:value-type="float" office:value="357.83610512396098" table:style-name="ce1">
            <text:p>357,8361051</text:p>
          </table:table-cell>
          <table:table-cell office:value-type="float" office:value="353.661878401129" table:style-name="ce1">
            <text:p>353,6618784</text:p>
          </table:table-cell>
          <table:table-cell table:style-name="ce1"/>
          <table:table-cell office:value-type="float" office:value="305.91437707859768" table:formula="of:=AVERAGE([.B49:.U49])" table:style-name="ce1">
            <text:p>305,9143771</text:p>
          </table:table-cell>
          <table:table-cell office:value-type="float" office:value="356.908560914438" table:formula="of:=MEDIAN([.B49:.U49])" table:style-name="ce1">
            <text:p>356,9085609</text:p>
          </table:table-cell>
          <table:table-cell office:value-type="float" office:value="358.46498947271874" table:formula="of:=QUARTILE([.B49:.U49];3)" table:style-name="ce1">
            <text:p>358,4649895</text:p>
          </table:table-cell>
          <table:table-cell table:number-columns-repeated="16359"/>
        </table:table-row>
        <table:table-row table:style-name="ro1">
          <table:table-cell office:value-type="float" office:value="490000" table:style-name="ce1">
            <text:p>490000</text:p>
          </table:table-cell>
          <table:table-cell office:value-type="float" office:value="359.01207410470602" table:style-name="ce1">
            <text:p>359,0120741</text:p>
          </table:table-cell>
          <table:table-cell office:value-type="float" office:value="360.87322156847603" table:style-name="ce1">
            <text:p>360,8732216</text:p>
          </table:table-cell>
          <table:table-cell office:value-type="float" office:value="356.95441146409303" table:style-name="ce1">
            <text:p>356,9544115</text:p>
          </table:table-cell>
          <table:table-cell office:value-type="float" office:value="356.18734273274401" table:style-name="ce1">
            <text:p>356,1873427</text:p>
          </table:table-cell>
          <table:table-cell office:value-type="float" office:value="353.53294876100301" table:style-name="ce1">
            <text:p>353,5329488</text:p>
          </table:table-cell>
          <table:table-cell office:value-type="float" office:value="178.80821755258501" table:style-name="ce1">
            <text:p>178,8082176</text:p>
          </table:table-cell>
          <table:table-cell office:value-type="float" office:value="352.77468955788999" table:style-name="ce1">
            <text:p>352,7746896</text:p>
          </table:table-cell>
          <table:table-cell office:value-type="float" office:value="352.78803089855001" table:style-name="ce1">
            <text:p>352,7880309</text:p>
          </table:table-cell>
          <table:table-cell office:value-type="float" office:value="104.167439104594" table:style-name="ce1">
            <text:p>104,1674391</text:p>
          </table:table-cell>
          <table:table-cell office:value-type="float" office:value="48.157284556116799" table:style-name="ce1">
            <text:p>48,15728456</text:p>
          </table:table-cell>
          <table:table-cell office:value-type="float" office:value="363.19242025369903" table:style-name="ce1">
            <text:p>363,1924203</text:p>
          </table:table-cell>
          <table:table-cell office:value-type="float" office:value="360.59264840593102" table:style-name="ce1">
            <text:p>360,5926484</text:p>
          </table:table-cell>
          <table:table-cell office:value-type="float" office:value="360.049938612152" table:style-name="ce1">
            <text:p>360,0499386</text:p>
          </table:table-cell>
          <table:table-cell office:value-type="float" office:value="358.76440510462697" table:style-name="ce1">
            <text:p>358,7644051</text:p>
          </table:table-cell>
          <table:table-cell office:value-type="float" office:value="47.574683382321297" table:style-name="ce1">
            <text:p>47,57468338</text:p>
          </table:table-cell>
          <table:table-cell office:value-type="float" office:value="354.69121954854302" table:style-name="ce1">
            <text:p>354,6912195</text:p>
          </table:table-cell>
          <table:table-cell office:value-type="float" office:value="357.720614461124" table:style-name="ce1">
            <text:p>357,7206145</text:p>
          </table:table-cell>
          <table:table-cell office:value-type="float" office:value="359.33619753323001" table:style-name="ce1">
            <text:p>359,3361975</text:p>
          </table:table-cell>
          <table:table-cell office:value-type="float" office:value="356.32563107397601" table:style-name="ce1">
            <text:p>356,3256311</text:p>
          </table:table-cell>
          <table:table-cell office:value-type="float" office:value="353.890688351243" table:style-name="ce1">
            <text:p>353,8906884</text:p>
          </table:table-cell>
          <table:table-cell table:style-name="ce1"/>
          <table:table-cell office:value-type="float" office:value="304.76970535138014" table:formula="of:=AVERAGE([.B50:.U50])" table:style-name="ce1">
            <text:p>304,7697054</text:p>
          </table:table-cell>
          <table:table-cell office:value-type="float" office:value="356.25648690336004" table:formula="of:=MEDIAN([.B50:.U50])" table:style-name="ce1">
            <text:p>356,2564869</text:p>
          </table:table-cell>
          <table:table-cell office:value-type="float" office:value="359.09310496183701" table:formula="of:=QUARTILE([.B50:.U50];3)" table:style-name="ce1">
            <text:p>359,093105</text:p>
          </table:table-cell>
          <table:table-cell table:number-columns-repeated="16359"/>
        </table:table-row>
        <table:table-row table:style-name="ro1">
          <table:table-cell office:value-type="float" office:value="500000" table:style-name="ce1">
            <text:p>500000</text:p>
          </table:table-cell>
          <table:table-cell office:value-type="float" office:value="357.36895204469801" table:style-name="ce1">
            <text:p>357,368952</text:p>
          </table:table-cell>
          <table:table-cell office:value-type="float" office:value="363.93408063940598" table:style-name="ce1">
            <text:p>363,9340806</text:p>
          </table:table-cell>
          <table:table-cell office:value-type="float" office:value="352.45604823879899" table:style-name="ce1">
            <text:p>352,4560482</text:p>
          </table:table-cell>
          <table:table-cell office:value-type="float" office:value="357.11128321101899" table:style-name="ce1">
            <text:p>357,1112832</text:p>
          </table:table-cell>
          <table:table-cell office:value-type="float" office:value="355.39040108088898" table:style-name="ce1">
            <text:p>355,3904011</text:p>
          </table:table-cell>
          <table:table-cell office:value-type="float" office:value="194.89727321532499" table:style-name="ce1">
            <text:p>194,8972732</text:p>
          </table:table-cell>
          <table:table-cell office:value-type="float" office:value="354.103278296984" table:style-name="ce1">
            <text:p>354,1032783</text:p>
          </table:table-cell>
          <table:table-cell office:value-type="float" office:value="356.92443706189903" table:style-name="ce1">
            <text:p>356,9244371</text:p>
          </table:table-cell>
          <table:table-cell office:value-type="float" office:value="107.038280326253" table:style-name="ce1">
            <text:p>107,0382803</text:p>
          </table:table-cell>
          <table:table-cell office:value-type="float" office:value="50.189583890886098" table:style-name="ce1">
            <text:p>50,18958389</text:p>
          </table:table-cell>
          <table:table-cell office:value-type="float" office:value="360.94108120350802" table:style-name="ce1">
            <text:p>360,9410812</text:p>
          </table:table-cell>
          <table:table-cell office:value-type="float" office:value="360.50913816004601" table:style-name="ce1">
            <text:p>360,5091382</text:p>
          </table:table-cell>
          <table:table-cell office:value-type="float" office:value="360.59762483562503" table:style-name="ce1">
            <text:p>360,5976248</text:p>
          </table:table-cell>
          <table:table-cell office:value-type="float" office:value="356.60779603195698" table:style-name="ce1">
            <text:p>356,607796</text:p>
          </table:table-cell>
          <table:table-cell office:value-type="float" office:value="47.983758491820304" table:style-name="ce1">
            <text:p>47,98375849</text:p>
          </table:table-cell>
          <table:table-cell office:value-type="float" office:value="352.82049796208298" table:style-name="ce1">
            <text:p>352,820498</text:p>
          </table:table-cell>
          <table:table-cell office:value-type="float" office:value="360.74681250562998" table:style-name="ce1">
            <text:p>360,7468125</text:p>
          </table:table-cell>
          <table:table-cell office:value-type="float" office:value="358.88623286807899" table:style-name="ce1">
            <text:p>358,8862329</text:p>
          </table:table-cell>
          <table:table-cell office:value-type="float" office:value="359.74068303821701" table:style-name="ce1">
            <text:p>359,740683</text:p>
          </table:table-cell>
          <table:table-cell office:value-type="float" office:value="356.72946455729101" table:style-name="ce1">
            <text:p>356,7294646</text:p>
          </table:table-cell>
          <table:table-cell table:style-name="ce1"/>
          <table:table-cell office:value-type="float" office:value="306.24883538302072" table:formula="of:=AVERAGE([.B51:.U51])" table:style-name="ce1">
            <text:p>306,2488354</text:p>
          </table:table-cell>
          <table:table-cell office:value-type="float" office:value="356.82695080959502" table:formula="of:=MEDIAN([.B51:.U51])" table:style-name="ce1">
            <text:p>356,8269508</text:p>
          </table:table-cell>
          <table:table-cell office:value-type="float" office:value="359.93279681867426" table:formula="of:=QUARTILE([.B51:.U51];3)" table:style-name="ce1">
            <text:p>359,9327968</text:p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Graphique 1" svg:x="0.02273in" svg:y="0.12121in" svg:width="14.95076in" svg:height="7.657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7"/>
          <table:table-cell table:style-name="ce1">
            <draw:frame draw:z-index="2" draw:id="id1" draw:style-name="a1" draw:name="Graphique 2" svg:x="0.33333in" svg:y="0.16667in" svg:width="16.00758in" svg:height="8.7973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4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dc:creator>Mael</dc:creator>
    <dc:date>2020-02-06T22:13:42Z</dc:date>
    <meta:print-date>2020-02-06T22:13:37Z</meta:print-date>
    <meta:editing-cycles>1</meta:editing-cycles>
    <meta:editing-duration>PT42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51.3182677165354pt" svg:width="1076.454566929134pt" chart:style-name="Crt0">
        <chart:title chart:style-name="CT00">
          <text:p text:style-name="a0" text:class-names="" text:cond-style-name="">Statistiques sur les scores de 20 runs de CEM sur Swimmer-v2 en fonction du nombres d'itérations, avec un réseau de neurones 300 x 400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average_mu_CEM_300_400.$A$2:.$A$51"/>
          </chart:axis>
          <chart:axis chart:dimension="y" chart:name="primary-y" chart:style-name="Axs1">
            <chart:grid chart:class="major" chart:style-name="GMa1"/>
          </chart:axis>
          <chart:series chart:values-cell-range-address="average_mu_CEM_300_400.$W$2:.$W$51" chart:class="chart:line" chart:attached-axis="primary-y" chart:style-name="G0S0">
            <chart:data-point chart:repeated="50"/>
          </chart:series>
          <chart:series chart:values-cell-range-address="average_mu_CEM_300_400.$X$2:.$X$51" chart:class="chart:line" chart:attached-axis="primary-y" chart:style-name="G0S1">
            <chart:data-point chart:repeated="50"/>
          </chart:series>
          <chart:series chart:values-cell-range-address="average_mu_CEM_300_400.$Y$2:.$Y$51" chart:class="chart:line" chart:attached-axis="primary-y" chart:style-name="G0S2">
            <chart:data-point chart:repeated="5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0">
      <style:chart-properties chart:symbol-type="none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none" chart:connect-bars="false" chart:solid-type="cuboid" chart:stacked="false" chart:percentage="false"/>
      <style:graphic-properties draw:fill="none" draw:stroke="solid" svg:stroke-width="0.03125in" svg:stroke-color="#43682b" svg:stroke-opacity="100%" draw:stroke-linejoin="round" svg:stroke-linecap="round"/>
    </style:style>
    <style:style style:family="chart" style:name="G0S12">
      <style:chart-properties chart:symbol-type="none" chart:connect-bars="false" chart:solid-type="cuboid" chart:stacked="false" chart:percentage="false"/>
      <style:graphic-properties draw:fill="none" draw:stroke="solid" svg:stroke-width="0.03125in" svg:stroke-color="#698ed0" svg:stroke-opacity="100%" draw:stroke-linejoin="round" svg:stroke-linecap="round"/>
    </style:style>
    <style:style style:family="chart" style:name="G0S13">
      <style:chart-properties chart:symbol-type="none" chart:connect-bars="false" chart:solid-type="cuboid" chart:stacked="false" chart:percentage="false"/>
      <style:graphic-properties draw:fill="none" draw:stroke="solid" svg:stroke-width="0.03125in" svg:stroke-color="#f1975a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>
      <style:chart-properties chart:symbol-type="none" chart:connect-bars="false" chart:solid-type="cuboid" chart:stacked="false" chart:percentage="false"/>
      <style:graphic-properties draw:fill="none" draw:stroke="solid" svg:stroke-width="0.03125in" svg:stroke-color="#b7b7b7" svg:stroke-opacity="100%" draw:stroke-linejoin="round" svg:stroke-linecap="round"/>
    </style:style>
    <style:style style:family="chart" style:name="G0S15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d33" svg:stroke-opacity="100%" draw:stroke-linejoin="round" svg:stroke-linecap="round"/>
    </style:style>
    <style:style style:family="chart" style:name="G0S16">
      <style:chart-properties chart:symbol-type="none" chart:connect-bars="false" chart:solid-type="cuboid" chart:stacked="false" chart:percentage="false"/>
      <style:graphic-properties draw:fill="none" draw:stroke="solid" svg:stroke-width="0.03125in" svg:stroke-color="#7cafdd" svg:stroke-opacity="100%" draw:stroke-linejoin="round" svg:stroke-linecap="round"/>
    </style:style>
    <style:style style:family="chart" style:name="G0S17">
      <style:chart-properties chart:symbol-type="none" chart:connect-bars="false" chart:solid-type="cuboid" chart:stacked="false" chart:percentage="false"/>
      <style:graphic-properties draw:fill="none" draw:stroke="solid" svg:stroke-width="0.03125in" svg:stroke-color="#8cc168" svg:stroke-opacity="100%" draw:stroke-linejoin="round" svg:stroke-linecap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8">
      <style:chart-properties chart:symbol-type="none" chart:connect-bars="false" chart:solid-type="cuboid" chart:stacked="false" chart:percentage="false"/>
      <style:graphic-properties draw:fill="none" draw:stroke="solid" svg:stroke-width="0.03125in" svg:stroke-color="#335aa1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19">
      <style:chart-properties chart:symbol-type="none" chart:connect-bars="false" chart:solid-type="cuboid" chart:stacked="false" chart:percentage="false"/>
      <style:graphic-properties draw:fill="none" draw:stroke="solid" svg:stroke-width="0.03125in" svg:stroke-color="#d26012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633.4092125984251pt" svg:width="1152.545433070866pt" chart:style-name="Crt0">
        <chart:title chart:style-name="CT00">
          <text:p text:style-name="a0" text:class-names="" text:cond-style-name="">Scores de 20 runs de CEM sur Swimmer-v2 en fonction du nombres d'itérations, avec un réseau de neurones 300 x 400<text:line-break/>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average_mu_CEM_300_400.$A$2:.$A$51"/>
          </chart:axis>
          <chart:axis chart:dimension="y" chart:name="primary-y" chart:style-name="Axs1">
            <chart:grid chart:class="major" chart:style-name="GMa1"/>
          </chart:axis>
          <chart:series chart:label-cell-address="average_mu_CEM_300_400.$B$1" chart:values-cell-range-address="average_mu_CEM_300_400.$B$2:.$B$51" chart:class="chart:line" chart:attached-axis="primary-y" chart:style-name="G0S0">
            <chart:data-point chart:repeated="50"/>
          </chart:series>
          <chart:series chart:label-cell-address="average_mu_CEM_300_400.$C$1" chart:values-cell-range-address="average_mu_CEM_300_400.$C$2:.$C$51" chart:class="chart:line" chart:attached-axis="primary-y" chart:style-name="G0S1">
            <chart:data-point chart:repeated="50"/>
          </chart:series>
          <chart:series chart:label-cell-address="average_mu_CEM_300_400.$D$1" chart:values-cell-range-address="average_mu_CEM_300_400.$D$2:.$D$51" chart:class="chart:line" chart:attached-axis="primary-y" chart:style-name="G0S2">
            <chart:data-point chart:repeated="50"/>
          </chart:series>
          <chart:series chart:label-cell-address="average_mu_CEM_300_400.$E$1" chart:values-cell-range-address="average_mu_CEM_300_400.$E$2:.$E$51" chart:class="chart:line" chart:attached-axis="primary-y" chart:style-name="G0S3">
            <chart:data-point chart:repeated="50"/>
          </chart:series>
          <chart:series chart:label-cell-address="average_mu_CEM_300_400.$F$1" chart:values-cell-range-address="average_mu_CEM_300_400.$F$2:.$F$51" chart:class="chart:line" chart:attached-axis="primary-y" chart:style-name="G0S4">
            <chart:data-point chart:repeated="50"/>
          </chart:series>
          <chart:series chart:label-cell-address="average_mu_CEM_300_400.$G$1" chart:values-cell-range-address="average_mu_CEM_300_400.$G$2:.$G$51" chart:class="chart:line" chart:attached-axis="primary-y" chart:style-name="G0S5">
            <chart:data-point chart:repeated="50"/>
          </chart:series>
          <chart:series chart:label-cell-address="average_mu_CEM_300_400.$H$1" chart:values-cell-range-address="average_mu_CEM_300_400.$H$2:.$H$51" chart:class="chart:line" chart:attached-axis="primary-y" chart:style-name="G0S6">
            <chart:data-point chart:repeated="50"/>
          </chart:series>
          <chart:series chart:label-cell-address="average_mu_CEM_300_400.$I$1" chart:values-cell-range-address="average_mu_CEM_300_400.$I$2:.$I$51" chart:class="chart:line" chart:attached-axis="primary-y" chart:style-name="G0S7">
            <chart:data-point chart:repeated="50"/>
          </chart:series>
          <chart:series chart:label-cell-address="average_mu_CEM_300_400.$J$1" chart:values-cell-range-address="average_mu_CEM_300_400.$J$2:.$J$51" chart:class="chart:line" chart:attached-axis="primary-y" chart:style-name="G0S8">
            <chart:data-point chart:repeated="50"/>
          </chart:series>
          <chart:series chart:label-cell-address="average_mu_CEM_300_400.$K$1" chart:values-cell-range-address="average_mu_CEM_300_400.$K$2:.$K$51" chart:class="chart:line" chart:attached-axis="primary-y" chart:style-name="G0S9">
            <chart:data-point chart:repeated="50"/>
          </chart:series>
          <chart:series chart:label-cell-address="average_mu_CEM_300_400.$L$1" chart:values-cell-range-address="average_mu_CEM_300_400.$L$2:.$L$51" chart:class="chart:line" chart:attached-axis="primary-y" chart:style-name="G0S10">
            <chart:data-point chart:repeated="50"/>
          </chart:series>
          <chart:series chart:label-cell-address="average_mu_CEM_300_400.$M$1" chart:values-cell-range-address="average_mu_CEM_300_400.$M$2:.$M$51" chart:class="chart:line" chart:attached-axis="primary-y" chart:style-name="G0S11">
            <chart:data-point chart:repeated="50"/>
          </chart:series>
          <chart:series chart:label-cell-address="average_mu_CEM_300_400.$N$1" chart:values-cell-range-address="average_mu_CEM_300_400.$N$2:.$N$51" chart:class="chart:line" chart:attached-axis="primary-y" chart:style-name="G0S12">
            <chart:data-point chart:repeated="50"/>
          </chart:series>
          <chart:series chart:label-cell-address="average_mu_CEM_300_400.$O$1" chart:values-cell-range-address="average_mu_CEM_300_400.$O$2:.$O$51" chart:class="chart:line" chart:attached-axis="primary-y" chart:style-name="G0S13">
            <chart:data-point chart:repeated="50"/>
          </chart:series>
          <chart:series chart:label-cell-address="average_mu_CEM_300_400.$P$1" chart:values-cell-range-address="average_mu_CEM_300_400.$P$2:.$P$51" chart:class="chart:line" chart:attached-axis="primary-y" chart:style-name="G0S14">
            <chart:data-point chart:repeated="50"/>
          </chart:series>
          <chart:series chart:label-cell-address="average_mu_CEM_300_400.$Q$1" chart:values-cell-range-address="average_mu_CEM_300_400.$Q$2:.$Q$51" chart:class="chart:line" chart:attached-axis="primary-y" chart:style-name="G0S15">
            <chart:data-point chart:repeated="50"/>
          </chart:series>
          <chart:series chart:label-cell-address="average_mu_CEM_300_400.$R$1" chart:values-cell-range-address="average_mu_CEM_300_400.$R$2:.$R$51" chart:class="chart:line" chart:attached-axis="primary-y" chart:style-name="G0S16">
            <chart:data-point chart:repeated="50"/>
          </chart:series>
          <chart:series chart:label-cell-address="average_mu_CEM_300_400.$S$1" chart:values-cell-range-address="average_mu_CEM_300_400.$S$2:.$S$51" chart:class="chart:line" chart:attached-axis="primary-y" chart:style-name="G0S17">
            <chart:data-point chart:repeated="50"/>
          </chart:series>
          <chart:series chart:label-cell-address="average_mu_CEM_300_400.$T$1" chart:values-cell-range-address="average_mu_CEM_300_400.$T$2:.$T$51" chart:class="chart:line" chart:attached-axis="primary-y" chart:style-name="G0S18">
            <chart:data-point chart:repeated="50"/>
          </chart:series>
          <chart:series chart:label-cell-address="average_mu_CEM_300_400.$U$1" chart:values-cell-range-address="average_mu_CEM_300_400.$U$2:.$U$51" chart:class="chart:line" chart:attached-axis="primary-y" chart:style-name="G0S19">
            <chart:data-point chart:repeated="5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0">
      <style:chart-properties chart:symbol-type="none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none" chart:connect-bars="false" chart:solid-type="cuboid" chart:stacked="false" chart:percentage="false"/>
      <style:graphic-properties draw:fill="none" draw:stroke="solid" svg:stroke-width="0.03125in" svg:stroke-color="#43682b" svg:stroke-opacity="100%" draw:stroke-linejoin="round" svg:stroke-linecap="round"/>
    </style:style>
    <style:style style:family="chart" style:name="G0S12">
      <style:chart-properties chart:symbol-type="none" chart:connect-bars="false" chart:solid-type="cuboid" chart:stacked="false" chart:percentage="false"/>
      <style:graphic-properties draw:fill="none" draw:stroke="solid" svg:stroke-width="0.03125in" svg:stroke-color="#698ed0" svg:stroke-opacity="100%" draw:stroke-linejoin="round" svg:stroke-linecap="round"/>
    </style:style>
    <style:style style:family="chart" style:name="G0S13">
      <style:chart-properties chart:symbol-type="none" chart:connect-bars="false" chart:solid-type="cuboid" chart:stacked="false" chart:percentage="false"/>
      <style:graphic-properties draw:fill="none" draw:stroke="solid" svg:stroke-width="0.03125in" svg:stroke-color="#f1975a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>
      <style:chart-properties chart:symbol-type="none" chart:connect-bars="false" chart:solid-type="cuboid" chart:stacked="false" chart:percentage="false"/>
      <style:graphic-properties draw:fill="none" draw:stroke="solid" svg:stroke-width="0.03125in" svg:stroke-color="#b7b7b7" svg:stroke-opacity="100%" draw:stroke-linejoin="round" svg:stroke-linecap="round"/>
    </style:style>
    <style:style style:family="chart" style:name="G0S15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d33" svg:stroke-opacity="100%" draw:stroke-linejoin="round" svg:stroke-linecap="round"/>
    </style:style>
    <style:style style:family="chart" style:name="G0S16">
      <style:chart-properties chart:symbol-type="none" chart:connect-bars="false" chart:solid-type="cuboid" chart:stacked="false" chart:percentage="false"/>
      <style:graphic-properties draw:fill="none" draw:stroke="solid" svg:stroke-width="0.03125in" svg:stroke-color="#7cafdd" svg:stroke-opacity="100%" draw:stroke-linejoin="round" svg:stroke-linecap="round"/>
    </style:style>
    <style:style style:family="chart" style:name="G0S17">
      <style:chart-properties chart:symbol-type="none" chart:connect-bars="false" chart:solid-type="cuboid" chart:stacked="false" chart:percentage="false"/>
      <style:graphic-properties draw:fill="none" draw:stroke="solid" svg:stroke-width="0.03125in" svg:stroke-color="#8cc168" svg:stroke-opacity="100%" draw:stroke-linejoin="round" svg:stroke-linecap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8">
      <style:chart-properties chart:symbol-type="none" chart:connect-bars="false" chart:solid-type="cuboid" chart:stacked="false" chart:percentage="false"/>
      <style:graphic-properties draw:fill="none" draw:stroke="solid" svg:stroke-width="0.03125in" svg:stroke-color="#335aa1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19">
      <style:chart-properties chart:symbol-type="none" chart:connect-bars="false" chart:solid-type="cuboid" chart:stacked="false" chart:percentage="false"/>
      <style:graphic-properties draw:fill="none" draw:stroke="solid" svg:stroke-width="0.03125in" svg:stroke-color="#d26012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619.7727559055117pt" svg:width="1182.272755905512pt" chart:style-name="Crt0">
        <chart:title chart:style-name="CT00">
          <text:p text:style-name="a0" text:class-names="" text:cond-style-name="">Scores de 20 runs de CEM sur Swimmer-v2 en fonction du nombres d'itérations, avec un réseau de neurones 300 x 400<text:line-break/>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average_mu_CEM_300_400.$AC$3:.$AC$7"/>
          </chart:axis>
          <chart:axis chart:dimension="y" chart:name="primary-y" chart:style-name="Axs1">
            <chart:grid chart:class="major" chart:style-name="GMa1"/>
          </chart:axis>
          <chart:series chart:label-cell-address="average_mu_CEM_300_400.$AD$2" chart:values-cell-range-address="average_mu_CEM_300_400.$AD$3:.$AD$7" chart:class="chart:line" chart:attached-axis="primary-y" chart:style-name="G0S0">
            <chart:data-point chart:repeated="5"/>
          </chart:series>
          <chart:series chart:label-cell-address="average_mu_CEM_300_400.$AE$2" chart:values-cell-range-address="average_mu_CEM_300_400.$AE$3:.$AE$7" chart:class="chart:line" chart:attached-axis="primary-y" chart:style-name="G0S1">
            <chart:data-point chart:repeated="5"/>
          </chart:series>
          <chart:series chart:label-cell-address="average_mu_CEM_300_400.$AF$2" chart:values-cell-range-address="average_mu_CEM_300_400.$AF$3:.$AF$7" chart:class="chart:line" chart:attached-axis="primary-y" chart:style-name="G0S2">
            <chart:data-point chart:repeated="5"/>
          </chart:series>
          <chart:series chart:label-cell-address="average_mu_CEM_300_400.$AG$2" chart:values-cell-range-address="average_mu_CEM_300_400.$AG$3:.$AG$7" chart:class="chart:line" chart:attached-axis="primary-y" chart:style-name="G0S3">
            <chart:data-point chart:repeated="5"/>
          </chart:series>
          <chart:series chart:label-cell-address="average_mu_CEM_300_400.$AH$2" chart:values-cell-range-address="average_mu_CEM_300_400.$AH$3:.$AH$7" chart:class="chart:line" chart:attached-axis="primary-y" chart:style-name="G0S4">
            <chart:data-point chart:repeated="5"/>
          </chart:series>
          <chart:series chart:label-cell-address="average_mu_CEM_300_400.$AI$2" chart:values-cell-range-address="average_mu_CEM_300_400.$AI$3:.$AI$7" chart:class="chart:line" chart:attached-axis="primary-y" chart:style-name="G0S5">
            <chart:data-point chart:repeated="5"/>
          </chart:series>
          <chart:series chart:label-cell-address="average_mu_CEM_300_400.$AJ$2" chart:values-cell-range-address="average_mu_CEM_300_400.$AJ$3:.$AJ$7" chart:class="chart:line" chart:attached-axis="primary-y" chart:style-name="G0S6">
            <chart:data-point chart:repeated="5"/>
          </chart:series>
          <chart:series chart:label-cell-address="average_mu_CEM_300_400.$AK$2" chart:values-cell-range-address="average_mu_CEM_300_400.$AK$3:.$AK$7" chart:class="chart:line" chart:attached-axis="primary-y" chart:style-name="G0S7">
            <chart:data-point chart:repeated="5"/>
          </chart:series>
          <chart:series chart:label-cell-address="average_mu_CEM_300_400.$AL$2" chart:values-cell-range-address="average_mu_CEM_300_400.$AL$3:.$AL$7" chart:class="chart:line" chart:attached-axis="primary-y" chart:style-name="G0S8">
            <chart:data-point chart:repeated="5"/>
          </chart:series>
          <chart:series chart:label-cell-address="average_mu_CEM_300_400.$AM$2" chart:values-cell-range-address="average_mu_CEM_300_400.$AM$3:.$AM$7" chart:class="chart:line" chart:attached-axis="primary-y" chart:style-name="G0S9">
            <chart:data-point chart:repeated="5"/>
          </chart:series>
          <chart:series chart:label-cell-address="average_mu_CEM_300_400.$AN$2" chart:values-cell-range-address="average_mu_CEM_300_400.$AN$3:.$AN$7" chart:class="chart:line" chart:attached-axis="primary-y" chart:style-name="G0S10">
            <chart:data-point chart:repeated="5"/>
          </chart:series>
          <chart:series chart:label-cell-address="average_mu_CEM_300_400.$AO$2" chart:values-cell-range-address="average_mu_CEM_300_400.$AO$3:.$AO$7" chart:class="chart:line" chart:attached-axis="primary-y" chart:style-name="G0S11">
            <chart:data-point chart:repeated="5"/>
          </chart:series>
          <chart:series chart:label-cell-address="average_mu_CEM_300_400.$AP$2" chart:values-cell-range-address="average_mu_CEM_300_400.$AP$3:.$AP$7" chart:class="chart:line" chart:attached-axis="primary-y" chart:style-name="G0S12">
            <chart:data-point chart:repeated="5"/>
          </chart:series>
          <chart:series chart:label-cell-address="average_mu_CEM_300_400.$AQ$2" chart:values-cell-range-address="average_mu_CEM_300_400.$AQ$3:.$AQ$7" chart:class="chart:line" chart:attached-axis="primary-y" chart:style-name="G0S13">
            <chart:data-point chart:repeated="5"/>
          </chart:series>
          <chart:series chart:label-cell-address="average_mu_CEM_300_400.$AR$2" chart:values-cell-range-address="average_mu_CEM_300_400.$AR$3:.$AR$7" chart:class="chart:line" chart:attached-axis="primary-y" chart:style-name="G0S14">
            <chart:data-point chart:repeated="5"/>
          </chart:series>
          <chart:series chart:label-cell-address="average_mu_CEM_300_400.$AS$2" chart:values-cell-range-address="average_mu_CEM_300_400.$AS$3:.$AS$7" chart:class="chart:line" chart:attached-axis="primary-y" chart:style-name="G0S15">
            <chart:data-point chart:repeated="5"/>
          </chart:series>
          <chart:series chart:label-cell-address="average_mu_CEM_300_400.$AT$2" chart:values-cell-range-address="average_mu_CEM_300_400.$AT$3:.$AT$7" chart:class="chart:line" chart:attached-axis="primary-y" chart:style-name="G0S16">
            <chart:data-point chart:repeated="5"/>
          </chart:series>
          <chart:series chart:label-cell-address="average_mu_CEM_300_400.$AU$2" chart:values-cell-range-address="average_mu_CEM_300_400.$AU$3:.$AU$7" chart:class="chart:line" chart:attached-axis="primary-y" chart:style-name="G0S17">
            <chart:data-point chart:repeated="5"/>
          </chart:series>
          <chart:series chart:label-cell-address="average_mu_CEM_300_400.$AV$2" chart:values-cell-range-address="average_mu_CEM_300_400.$AV$3:.$AV$7" chart:class="chart:line" chart:attached-axis="primary-y" chart:style-name="G0S18">
            <chart:data-point chart:repeated="5"/>
          </chart:series>
          <chart:series chart:label-cell-address="average_mu_CEM_300_400.$AW$2" chart:values-cell-range-address="average_mu_CEM_300_400.$AW$3:.$AW$7" chart:class="chart:line" chart:attached-axis="primary-y" chart:style-name="G0S19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